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56in"/>
    </style:style>
    <style:style style:name="co2" style:family="table-column">
      <style:table-column-properties fo:break-before="auto" style:column-width="2.2445in"/>
    </style:style>
    <style:style style:name="co3" style:family="table-column">
      <style:table-column-properties fo:break-before="auto" style:column-width="1.930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Menlo-Regular" fo:font-size="11pt" fo:language="en" fo:country="US" style:font-name-asian="Menlo-Regular" style:font-size-asian="11pt" style:language-asian="en" style:country-asian="US" style:font-name-complex="Menlo-Regular" style:font-size-complex="6.25pt" style:language-complex="en" style:country-complex="US"/>
    </style:style>
    <style:style style:name="ce2" style:family="table-cell" style:parent-style-name="Default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diagnosistext</text:p>
          </table:table-cell>
          <table:table-cell office:value-type="string">
            <text:p>icdmorphologycode</text:p>
          </table:table-cell>
          <table:table-cell office:value-type="string">
            <text:p>icdmorphology</text:p>
          </table:table-cell>
          <table:table-cell office:value-type="string">
            <text:p>icdtopographycode</text:p>
          </table:table-cell>
          <table:table-cell office:value-type="string">
            <text:p>icdtopography</text:p>
          </table:table-cell>
          <table:table-cell office:value-type="string">
            <text:p>seer</text:p>
          </table:table-cell>
          <table:table-cell office:value-type="string">
            <text:p>ncit:term</text:p>
          </table:table-cell>
          <table:table-cell office:value-type="string">
            <text:p>ncit:code</text:p>
          </table:table-cell>
        </table:table-row>
        <table:table-row table:style-name="ro1">
          <table:table-cell office:value-type="string">
            <text:p>Chronic myelogeneous leukemia [megekaryocytic blast crisis]</text:p>
          </table:table-cell>
          <table:table-cell office:value-type="string">
            <text:p>9875/3</text:p>
          </table:table-cell>
          <table:table-cell office:value-type="string">
            <text:p>Chronic myelogenous leukemia, BCR/ABL <text:s/>positive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2</text:p>
          </table:table-cell>
          <table:table-cell table:number-columns-repeated="2"/>
        </table:table-row>
        <table:table-row table:style-name="ro1">
          <table:table-cell office:value-type="string">
            <text:p>Squamous cell papilloma</text:p>
          </table:table-cell>
          <table:table-cell office:value-type="string">
            <text:p>8052/0</text:p>
          </table:table-cell>
          <table:table-cell office:value-type="string">
            <text:p>Squamous cell papill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99999</text:p>
          </table:table-cell>
          <table:table-cell office:value-type="string">
            <text:p>C3712</text:p>
          </table:table-cell>
          <table:table-cell office:value-type="string">
            <text:p>Squamous Papilloma</text:p>
          </table:table-cell>
        </table:table-row>
        <table:table-row table:style-name="ro1">
          <table:table-cell office:value-type="string">
            <text:p>Serous papillary cystic tumor of borderline malignancy</text:p>
          </table:table-cell>
          <table:table-cell office:value-type="string">
            <text:p>8472/1</text:p>
          </table:table-cell>
          <table:table-cell office:value-type="string">
            <text:p>Mucinous cystic tumor of borderline malignancy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table:number-columns-repeated="2"/>
        </table:table-row>
        <table:table-row table:style-name="ro1">
          <table:table-cell office:value-type="string">
            <text:p>Fallopian tube carcinoma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57.0</text:p>
          </table:table-cell>
          <table:table-cell office:value-type="string">
            <text:p>fallopian tube</text:p>
          </table:table-cell>
          <table:table-cell office:value-type="string">
            <text:p>27040</text:p>
          </table:table-cell>
          <table:table-cell office:value-type="string">
            <text:p>C3867</text:p>
          </table:table-cell>
          <table:table-cell office:value-type="string">
            <text:p>Fallopian Tube Carcinoma</text:p>
          </table:table-cell>
        </table:table-row>
        <table:table-row table:style-name="ro1">
          <table:table-cell office:value-type="string">
            <text:p>squamous cell Lung carcinoma [cell line NCI-H2882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34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3493</text:p>
          </table:table-cell>
          <table:table-cell office:value-type="string">
            <text:p>Squamous cell lung carcinoma</text:p>
          </table:table-cell>
        </table:table-row>
        <table:table-row table:style-name="ro1">
          <table:table-cell office:value-type="string">
            <text:p>ovarian tumor [Malignant mixed mesodermal tumor]</text:p>
          </table:table-cell>
          <table:table-cell office:value-type="string">
            <text:p>8951/3</text:p>
          </table:table-cell>
          <table:table-cell office:value-type="string">
            <text:p>Mesodermal mixed tumor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table:number-columns-repeated="2"/>
        </table:table-row>
        <table:table-row table:style-name="ro1">
          <table:table-cell office:value-type="string">
            <text:p>Follicular lymphoma I/II <text:s/>Small Lymphocytic Lymphoma</text:p>
          </table:table-cell>
          <table:table-cell office:value-type="string">
            <text:p>9691/3</text:p>
          </table:table-cell>
          <table:table-cell office:value-type="string">
            <text:p>Follicular lymphoma, grade 2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table:number-columns-repeated="2"/>
        </table:table-row>
        <table:table-row table:style-name="ro1"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</table:table-row>
        <table:table-row table:style-name="ro1">
          <table:table-cell office:value-type="string">
            <text:p>poorly differentiated synovial sarcoma</text:p>
          </table:table-cell>
          <table:table-cell office:value-type="string">
            <text:p>9040/3</text:p>
          </table:table-cell>
          <table:table-cell office:value-type="string">
            <text:p>Synovial 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40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Juvenile nasopharyngeal angiofibroma [Fischl class. II]</text:p>
          </table:table-cell>
          <table:table-cell office:value-type="string">
            <text:p>9160/0</text:p>
          </table:table-cell>
          <table:table-cell office:value-type="string">
            <text:p>Angiofibroma, NOS</text:p>
          </table:table-cell>
          <table:table-cell office:value-type="string">
            <text:p>C11.9</text:p>
          </table:table-cell>
          <table:table-cell office:value-type="string">
            <text:p>nasopharynx</text:p>
          </table:table-cell>
          <table:table-cell office:value-type="string">
            <text:p>20060</text:p>
          </table:table-cell>
          <table:table-cell office:value-type="string">
            <text:p>C3799</text:p>
          </table:table-cell>
          <table:table-cell office:value-type="string">
            <text:p>Angiofibroma</text:p>
          </table:table-cell>
        </table:table-row>
        <table:table-row table:style-name="ro1">
          <table:table-cell office:value-type="string">
            <text:p>Adrenal cortex carcinoma [cell line SW13]</text:p>
          </table:table-cell>
          <table:table-cell office:value-type="string">
            <text:p>8370/3</text:p>
          </table:table-cell>
          <table:table-cell office:value-type="string">
            <text:p>Adrenal cortical carcinoma</text:p>
          </table:table-cell>
          <table:table-cell office:value-type="string">
            <text:p>C74</text:p>
          </table:table-cell>
          <table:table-cell office:value-type="string">
            <text:p>adrenal glands</text:p>
          </table:table-cell>
          <table:table-cell office:value-type="string">
            <text:p>32020</text:p>
          </table:table-cell>
          <table:table-cell office:value-type="string">
            <text:p>C9325</text:p>
          </table:table-cell>
          <table:table-cell office:value-type="string">
            <text:p>Adrenal cortex carcinoma</text:p>
          </table:table-cell>
        </table:table-row>
        <table:table-row table:style-name="ro1">
          <table:table-cell office:value-type="string">
            <text:p>transitional cell carcinoma [pT3, G3] in Balkan endemic nephropathy]</text:p>
          </table:table-cell>
          <table:table-cell office:value-type="string">
            <text:p>8120/3</text:p>
          </table:table-cell>
          <table:table-cell office:value-type="string">
            <text:p>Transitional cell 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29020</text:p>
          </table:table-cell>
          <table:table-cell office:value-type="string">
            <text:p>C2930</text:p>
          </table:table-cell>
          <table:table-cell office:value-type="string">
            <text:p>Transitional Cell Carcinoma</text:p>
          </table:table-cell>
        </table:table-row>
        <table:table-row table:style-name="ro2">
          <table:table-cell office:value-type="string">
            <text:p>ulcerative colitis, dysplastic tissue [microsatellite stable]</text:p>
          </table:table-cell>
          <table:table-cell office:value-type="string">
            <text:p>8140/1</text:p>
          </table:table-cell>
          <table:table-cell office:value-type="string">
            <text:p>Atypical adenoma</text:p>
          </table:table-cell>
          <table:table-cell office:value-type="string">
            <text:p>C20.9</text:p>
          </table:table-cell>
          <table:table-cell office:value-type="string">
            <text:p>Rectum, NOS</text:p>
          </table:table-cell>
          <table:table-cell office:value-type="string">
            <text:p>21052</text:p>
          </table:table-cell>
          <table:table-cell table:style-name="ce1" office:value-type="string">
            <text:p>C7559</text:p>
          </table:table-cell>
          <table:table-cell table:style-name="ce2" office:value-type="string">
            <text:p>Atypical Adenoma</text:p>
          </table:table-cell>
        </table:table-row>
        <table:table-row table:style-name="ro1">
          <table:table-cell office:value-type="string">
            <text:p>Chordoid Sarcoma</text:p>
          </table:table-cell>
          <table:table-cell office:value-type="string">
            <text:p>8800/3</text:p>
          </table:table-cell>
          <table:table-cell office:value-type="string">
            <text:p>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9306</text:p>
          </table:table-cell>
          <table:table-cell office:value-type="string">
            <text:p>Soft Tissue Sarcoma</text:p>
          </table:table-cell>
        </table:table-row>
        <table:table-row table:style-name="ro1">
          <table:table-cell office:value-type="string">
            <text:p>colorectal carcinoma [left, well differentiated]</text:p>
          </table:table-cell>
          <table:table-cell office:value-type="string">
            <text:p>8144/3</text:p>
          </table:table-cell>
          <table:table-cell office:value-type="string">
            <text:p>Adenocarcinoma, intestinal type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21049</text:p>
          </table:table-cell>
          <table:table-cell office:value-type="string">
            <text:p>C4349</text:p>
          </table:table-cell>
          <table:table-cell office:value-type="string">
            <text:p>Colon Adenocarcinoma</text:p>
          </table:table-cell>
        </table:table-row>
        <table:table-row table:style-name="ro1">
          <table:table-cell office:value-type="string">
            <text:p>fibroblastic meningioma, fibroblastic component</text:p>
          </table:table-cell>
          <table:table-cell office:value-type="string">
            <text:p>9530/3</text:p>
          </table:table-cell>
          <table:table-cell office:value-type="string">
            <text:p>Meningioma, malignant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40</text:p>
          </table:table-cell>
          <table:table-cell table:number-columns-repeated="2"/>
        </table:table-row>
        <table:table-row table:style-name="ro1">
          <table:table-cell office:value-type="string">
            <text:p>hepatovellular carcinoma</text:p>
          </table:table-cell>
          <table:table-cell office:value-type="string">
            <text:p>8170/3</text:p>
          </table:table-cell>
          <table:table-cell office:value-type="string">
            <text:p>Hepatocellular carcinoma, NOS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21071</text:p>
          </table:table-cell>
          <table:table-cell office:value-type="string">
            <text:p>C3099</text:p>
          </table:table-cell>
          <table:table-cell office:value-type="string">
            <text:p>Hepatocellular Carcinoma</text:p>
          </table:table-cell>
        </table:table-row>
        <table:table-row table:style-name="ro1">
          <table:table-cell office:value-type="string">
            <text:p>Pancreatic adenosquamous carcinoma [cell line KP-3]</text:p>
          </table:table-cell>
          <table:table-cell office:value-type="string">
            <text:p>8560/3</text:p>
          </table:table-cell>
          <table:table-cell office:value-type="string">
            <text:p>Adenosquamous carcinoma</text:p>
          </table:table-cell>
          <table:table-cell office:value-type="string">
            <text:p>C25</text:p>
          </table:table-cell>
          <table:table-cell office:value-type="string">
            <text:p>pancreas</text:p>
          </table:table-cell>
          <table:table-cell office:value-type="string">
            <text:p>21100</text:p>
          </table:table-cell>
          <table:table-cell office:value-type="string">
            <text:p>C5721</text:p>
          </table:table-cell>
          <table:table-cell office:value-type="string">
            <text:p>Pancreatic adenosquamous carcinoma</text:p>
          </table:table-cell>
        </table:table-row>
        <table:table-row table:style-name="ro1">
          <table:table-cell office:value-type="string">
            <text:p>Malignant mesenchymoma [grade IV, primary]</text:p>
          </table:table-cell>
          <table:table-cell office:value-type="string">
            <text:p>8990/3</text:p>
          </table:table-cell>
          <table:table-cell office:value-type="string">
            <text:p>Mesenchymoma, malignant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table:number-columns-repeated="2"/>
        </table:table-row>
        <table:table-row table:style-name="ro1">
          <table:table-cell office:value-type="string">
            <text:p>Ovarian germ cell tumor [cell line PA-1]</text:p>
          </table:table-cell>
          <table:table-cell office:value-type="string">
            <text:p>9081/3</text:p>
          </table:table-cell>
          <table:table-cell office:value-type="string">
            <text:p>Terato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C8814</text:p>
          </table:table-cell>
          <table:table-cell office:value-type="string">
            <text:p>Ovarian mixed germ cell tumor</text:p>
          </table:table-cell>
        </table:table-row>
        <table:table-row table:style-name="ro1">
          <table:table-cell office:value-type="string">
            <text:p>Squamous cell carcinoma, acantholytic [breast]</text:p>
          </table:table-cell>
          <table:table-cell office:value-type="string">
            <text:p>8075/3</text:p>
          </table:table-cell>
          <table:table-cell office:value-type="string">
            <text:p>Squamous cell carcinoma, adenoid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table:number-columns-repeated="2"/>
        </table:table-row>
        <table:table-row table:style-name="ro1">
          <table:table-cell office:value-type="string">
            <text:p>hairy cell leukemia [cell line MLMA]</text:p>
          </table:table-cell>
          <table:table-cell office:value-type="string">
            <text:p>9940/3</text:p>
          </table:table-cell>
          <table:table-cell office:value-type="string">
            <text:p>Hairy cell leukemia</text:p>
          </table:table-cell>
          <table:table-cell office:value-type="string">
            <text:p>C77</text:p>
          </table:table-cell>
          <table:table-cell office:value-type="string">
            <text:p>lymph nodes</text:p>
          </table:table-cell>
          <table:table-cell office:value-type="string">
            <text:p>33041</text:p>
          </table:table-cell>
          <table:table-cell office:value-type="string">
            <text:p>C7402</text:p>
          </table:table-cell>
          <table:table-cell office:value-type="string">
            <text:p>Hairy cell leukemia</text:p>
          </table:table-cell>
        </table:table-row>
        <table:table-row table:style-name="ro1">
          <table:table-cell office:value-type="string">
            <text:p>Adrenal cortical carcinoma [pediatric]</text:p>
          </table:table-cell>
          <table:table-cell office:value-type="string">
            <text:p>8370/3</text:p>
          </table:table-cell>
          <table:table-cell office:value-type="string">
            <text:p>Adrenal cortical carcinoma</text:p>
          </table:table-cell>
          <table:table-cell office:value-type="string">
            <text:p>C74.0</text:p>
          </table:table-cell>
          <table:table-cell office:value-type="string">
            <text:p>adrenal cortex</text:p>
          </table:table-cell>
          <table:table-cell office:value-type="string">
            <text:p>32020</text:p>
          </table:table-cell>
          <table:table-cell office:value-type="string">
            <text:p>C9325</text:p>
          </table:table-cell>
          <table:table-cell office:value-type="string">
            <text:p>Adrenal Cortex Carcinoma</text:p>
          </table:table-cell>
        </table:table-row>
        <table:table-row table:style-name="ro1">
          <table:table-cell office:value-type="string">
            <text:p>Fibrosarcoma G3 [local recurrence]</text:p>
          </table:table-cell>
          <table:table-cell office:value-type="string">
            <text:p>8810/3</text:p>
          </table:table-cell>
          <table:table-cell office:value-type="string">
            <text:p>Fibr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043</text:p>
          </table:table-cell>
          <table:table-cell office:value-type="string">
            <text:p>Fibrosarcoma</text:p>
          </table:table-cell>
        </table:table-row>
        <table:table-row table:style-name="ro1">
          <table:table-cell office:value-type="string">
            <text:p>salivary gland myoepitheliomas</text:p>
          </table:table-cell>
          <table:table-cell office:value-type="string">
            <text:p>8562/3</text:p>
          </table:table-cell>
          <table:table-cell office:value-type="string">
            <text:p>Epithelial-myoepithelial carcinoma</text:p>
          </table:table-cell>
          <table:table-cell office:value-type="string">
            <text:p>C08.9</text:p>
          </table:table-cell>
          <table:table-cell office:value-type="string">
            <text:p>salivary gland, NOS</text:p>
          </table:table-cell>
          <table:table-cell office:value-type="string">
            <text:p>20030</text:p>
          </table:table-cell>
          <table:table-cell office:value-type="string">
            <text:p>C35700</text:p>
          </table:table-cell>
          <table:table-cell office:value-type="string">
            <text:p>Salivary Gland Myoepithelial Carcinoma</text:p>
          </table:table-cell>
        </table:table-row>
        <table:table-row table:style-name="ro1">
          <table:table-cell office:value-type="string">
            <text:p>acral lentigious melanoma</text:p>
          </table:table-cell>
          <table:table-cell office:value-type="string">
            <text:p>8744/3</text:p>
          </table:table-cell>
          <table:table-cell office:value-type="string">
            <text:p>Acral lentiginous melanoma, malignant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25010</text:p>
          </table:table-cell>
          <table:table-cell table:number-columns-repeated="2"/>
        </table:table-row>
        <table:table-row table:style-name="ro1">
          <table:table-cell office:value-type="string">
            <text:p>desmoplastic infantile astrocytoma and ganglioglioma</text:p>
          </table:table-cell>
          <table:table-cell office:value-type="string">
            <text:p>9412/1</text:p>
          </table:table-cell>
          <table:table-cell office:value-type="string">
            <text:p>Desmoplastic infantile astrocy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9476</text:p>
          </table:table-cell>
          <table:table-cell office:value-type="string">
            <text:p>Desmoplastic Infantile Astrocytoma</text:p>
          </table:table-cell>
        </table:table-row>
        <table:table-row table:style-name="ro1">
          <table:table-cell office:value-type="string">
            <text:p>Metaplastic carcinoma, NOS</text:p>
          </table:table-cell>
          <table:table-cell office:value-type="string">
            <text:p>8575/3</text:p>
          </table:table-cell>
          <table:table-cell office:value-type="string">
            <text:p>Metaplastic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27949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polycythemia vera</text:p>
          </table:table-cell>
          <table:table-cell office:value-type="string">
            <text:p>9950/3</text:p>
          </table:table-cell>
          <table:table-cell office:value-type="string">
            <text:p>Polycythemia ver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3</text:p>
          </table:table-cell>
          <table:table-cell office:value-type="string">
            <text:p>C3336</text:p>
          </table:table-cell>
          <table:table-cell office:value-type="string">
            <text:p>Polycythemia Vera</text:p>
          </table:table-cell>
        </table:table-row>
        <table:table-row table:style-name="ro1">
          <table:table-cell office:value-type="string">
            <text:p>Differentiating dermatofibrosarcoma protuberans</text:p>
          </table:table-cell>
          <table:table-cell office:value-type="string">
            <text:p>8832/3</text:p>
          </table:table-cell>
          <table:table-cell office:value-type="string">
            <text:p>Dermatofibrosarc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4683</text:p>
          </table:table-cell>
          <table:table-cell office:value-type="string">
            <text:p>Dermatofibrosarcoma Protuberans</text:p>
          </table:table-cell>
        </table:table-row>
        <table:table-row table:style-name="ro1">
          <table:table-cell office:value-type="string">
            <text:p>carcinosarcoma</text:p>
          </table:table-cell>
          <table:table-cell office:value-type="string">
            <text:p>8980/3</text:p>
          </table:table-cell>
          <table:table-cell office:value-type="string">
            <text:p>Carcin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4448</text:p>
          </table:table-cell>
          <table:table-cell office:value-type="string">
            <text:p>Carcinosarcoma</text:p>
          </table:table-cell>
        </table:table-row>
        <table:table-row table:style-name="ro1">
          <table:table-cell office:value-type="string">
            <text:p>myoepithelioma</text:p>
          </table:table-cell>
          <table:table-cell office:value-type="string">
            <text:p>8982/0</text:p>
          </table:table-cell>
          <table:table-cell office:value-type="string">
            <text:p>Myoepitheli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4199</text:p>
          </table:table-cell>
          <table:table-cell office:value-type="string">
            <text:p>Epithelial-Myoepithelial Carcinoma</text:p>
          </table:table-cell>
        </table:table-row>
        <table:table-row table:style-name="ro1">
          <table:table-cell office:value-type="string">
            <text:p>normal cervix epithelium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malignant paraganglioma</text:p>
          </table:table-cell>
          <table:table-cell office:value-type="string">
            <text:p>8693/3</text:p>
          </table:table-cell>
          <table:table-cell office:value-type="string">
            <text:p>Extra-adrenal paraganglioma, malignant</text:p>
          </table:table-cell>
          <table:table-cell office:value-type="string">
            <text:p>C47.9</text:p>
          </table:table-cell>
          <table:table-cell office:value-type="string">
            <text:p>peripheral nervs incl. Autonomous</text:p>
          </table:table-cell>
          <table:table-cell office:value-type="string">
            <text:p>24000</text:p>
          </table:table-cell>
          <table:table-cell table:number-columns-repeated="2"/>
        </table:table-row>
        <table:table-row table:style-name="ro1">
          <table:table-cell office:value-type="string">
            <text:p>non-Hodgkin lymphoma, unclassified</text:p>
          </table:table-cell>
          <table:table-cell office:value-type="string">
            <text:p>9590/3</text:p>
          </table:table-cell>
          <table:table-cell office:value-type="string">
            <text:p>Malignant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office:value-type="string">
            <text:p>C3208</text:p>
          </table:table-cell>
          <table:table-cell office:value-type="string">
            <text:p>Lymphoma</text:p>
          </table:table-cell>
        </table:table-row>
        <table:table-row table:style-name="ro1">
          <table:table-cell office:value-type="string">
            <text:p>myeloid proliferative disorder</text:p>
          </table:table-cell>
          <table:table-cell office:value-type="string">
            <text:p>9960/3</text:p>
          </table:table-cell>
          <table:table-cell office:value-type="string">
            <text:p>Myeloproliferative neoplasm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3</text:p>
          </table:table-cell>
          <table:table-cell office:value-type="string">
            <text:p>C4345</text:p>
          </table:table-cell>
          <table:table-cell office:value-type="string">
            <text:p>Myeloproliferative Neoplasm</text:p>
          </table:table-cell>
        </table:table-row>
        <table:table-row table:style-name="ro1">
          <table:table-cell office:value-type="string">
            <text:p>thymic neoplasms with ACC-like features</text:p>
          </table:table-cell>
          <table:table-cell office:value-type="string">
            <text:p>8200/3</text:p>
          </table:table-cell>
          <table:table-cell office:value-type="string">
            <text:p>Adenoid cystic carcinoma</text:p>
          </table:table-cell>
          <table:table-cell office:value-type="string">
            <text:p>C38.9</text:p>
          </table:table-cell>
          <table:table-cell office:value-type="string">
            <text:p>mediastinum</text:p>
          </table:table-cell>
          <table:table-cell office:value-type="string">
            <text:p>22060</text:p>
          </table:table-cell>
          <table:table-cell office:value-type="string">
            <text:p>C2970</text:p>
          </table:table-cell>
          <table:table-cell office:value-type="string">
            <text:p>Adenoid Cystic Carcinoma</text:p>
          </table:table-cell>
        </table:table-row>
        <table:table-row table:style-name="ro1">
          <table:table-cell office:value-type="string">
            <text:p>Renal medullary carcinoma</text:p>
          </table:table-cell>
          <table:table-cell office:value-type="string">
            <text:p>8319/3</text:p>
          </table:table-cell>
          <table:table-cell office:value-type="string">
            <text:p>Collecting duct carcinoma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29020</text:p>
          </table:table-cell>
          <table:table-cell office:value-type="string">
            <text:p>C6194</text:p>
          </table:table-cell>
          <table:table-cell office:value-type="string">
            <text:p>Carcinoma of the Collecting Ducts of Bellini</text:p>
          </table:table-cell>
        </table:table-row>
        <table:table-row table:style-name="ro1">
          <table:table-cell office:value-type="string">
            <text:p>Papillary transitional cell carcinoma [low grade]</text:p>
          </table:table-cell>
          <table:table-cell office:value-type="string">
            <text:p>8130/3</text:p>
          </table:table-cell>
          <table:table-cell office:value-type="string">
            <text:p>Papillary transitional cell carcinoma</text:p>
          </table:table-cell>
          <table:table-cell office:value-type="string">
            <text:p>C67.0</text:p>
          </table:table-cell>
          <table:table-cell office:value-type="string">
            <text:p>urinary bladder</text:p>
          </table:table-cell>
          <table:table-cell office:value-type="string">
            <text:p>29010</text:p>
          </table:table-cell>
          <table:table-cell office:value-type="string">
            <text:p>C4122</text:p>
          </table:table-cell>
          <table:table-cell office:value-type="string">
            <text:p>Papillary Transitional Cell Carcinoma</text:p>
          </table:table-cell>
        </table:table-row>
        <table:table-row table:style-name="ro1">
          <table:table-cell office:value-type="string">
            <text:p>Signet ring cell gastric adenocarcinoma [cell line GP202]</text:p>
          </table:table-cell>
          <table:table-cell office:value-type="string">
            <text:p>8940/3</text:p>
          </table:table-cell>
          <table:table-cell office:value-type="string">
            <text:p>Signet ring cell carcinoma</text:p>
          </table:table-cell>
          <table:table-cell office:value-type="string">
            <text:p>C16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office:value-type="string">
            <text:p>C5250</text:p>
          </table:table-cell>
          <table:table-cell office:value-type="string">
            <text:p>Signet ring cell gastric adenocarcinoma</text:p>
          </table:table-cell>
        </table:table-row>
        <table:table-row table:style-name="ro1">
          <table:table-cell office:value-type="string">
            <text:p>central osteosarcoma</text:p>
          </table:table-cell>
          <table:table-cell office:value-type="string">
            <text:p>9186/3</text:p>
          </table:table-cell>
          <table:table-cell office:value-type="string">
            <text:p>Central osteosarcoma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23000</text:p>
          </table:table-cell>
          <table:table-cell office:value-type="string">
            <text:p>C35870</text:p>
          </table:table-cell>
          <table:table-cell office:value-type="string">
            <text:p>Conventional Osteosarcoma</text:p>
          </table:table-cell>
        </table:table-row>
        <table:table-row table:style-name="ro1">
          <table:table-cell office:value-type="string">
            <text:p>premalignant endobronchial cancer</text:p>
          </table:table-cell>
          <table:table-cell office:value-type="string">
            <text:p>8070/1</text:p>
          </table:table-cell>
          <table:table-cell office:value-type="string">
            <text:p>None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table:number-columns-repeated="2"/>
        </table:table-row>
        <table:table-row table:style-name="ro1">
          <table:table-cell office:value-type="string">
            <text:p>Folliculotropic mycosis fungoides</text:p>
          </table:table-cell>
          <table:table-cell office:value-type="string">
            <text:p>9700/3</text:p>
          </table:table-cell>
          <table:table-cell office:value-type="string">
            <text:p>mycosis fungoide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33042</text:p>
          </table:table-cell>
          <table:table-cell office:value-type="string">
            <text:p>C35685</text:p>
          </table:table-cell>
          <table:table-cell office:value-type="string">
            <text:p>Mycosis Fungoides</text:p>
          </table:table-cell>
        </table:table-row>
        <table:table-row table:style-name="ro1">
          <table:table-cell office:value-type="string">
            <text:p>Insulinoma</text:p>
          </table:table-cell>
          <table:table-cell office:value-type="string">
            <text:p>8151/1</text:p>
          </table:table-cell>
          <table:table-cell office:value-type="string">
            <text:p>Insulinoma, NOS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21100</text:p>
          </table:table-cell>
          <table:table-cell table:number-columns-repeated="2"/>
        </table:table-row>
        <table:table-row table:style-name="ro1">
          <table:table-cell office:value-type="string">
            <text:p>pro-B Acute Lymphoblastic Leukemia</text:p>
          </table:table-cell>
          <table:table-cell office:value-type="string">
            <text:p>9836/3</text:p>
          </table:table-cell>
          <table:table-cell office:value-type="string">
            <text:p>Precursor B-cell lymphoblast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11</text:p>
          </table:table-cell>
          <table:table-cell table:number-columns-repeated="2"/>
        </table:table-row>
        <table:table-row table:style-name="ro1">
          <table:table-cell office:value-type="string">
            <text:p>Cutaneous squamous cell carcinoma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37000</text:p>
          </table:table-cell>
          <table:table-cell office:value-type="string">
            <text:p>C4819</text:p>
          </table:table-cell>
          <table:table-cell office:value-type="string">
            <text:p>Skin Squamous Cell Carcinoma</text:p>
          </table:table-cell>
        </table:table-row>
        <table:table-row table:style-name="ro1">
          <table:table-cell office:value-type="string">
            <text:p>Pancreatic carcinoma [cell line KP-4]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25</text:p>
          </table:table-cell>
          <table:table-cell office:value-type="string">
            <text:p>pancreas</text:p>
          </table:table-cell>
          <table:table-cell office:value-type="string">
            <text:p>21100</text:p>
          </table:table-cell>
          <table:table-cell office:value-type="string">
            <text:p>C3850</text:p>
          </table:table-cell>
          <table:table-cell office:value-type="string">
            <text:p>Pancreatic carcinoma</text:p>
          </table:table-cell>
        </table:table-row>
        <table:table-row table:style-name="ro1">
          <table:table-cell office:value-type="string">
            <text:p>head and neck carcinoma [cell line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11.9</text:p>
          </table:table-cell>
          <table:table-cell office:value-type="string">
            <text:p>nasopharynx</text:p>
          </table:table-cell>
          <table:table-cell office:value-type="string">
            <text:p>20060</text:p>
          </table:table-cell>
          <table:table-cell office:value-type="string">
            <text:p>C7992</text:p>
          </table:table-cell>
          <table:table-cell office:value-type="string">
            <text:p>Nasopharyngeal Keratinizing Squamous Cell Carcinoma</text:p>
          </table:table-cell>
        </table:table-row>
        <table:table-row table:style-name="ro1">
          <table:table-cell office:value-type="string">
            <text:p>Parathyroid adenoma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32010</text:p>
          </table:table-cell>
          <table:table-cell office:value-type="string">
            <text:p>C27380</text:p>
          </table:table-cell>
          <table:table-cell office:value-type="string">
            <text:p>Thyroid Gland Adenocarcinoma</text:p>
          </table:table-cell>
        </table:table-row>
        <table:table-row table:style-name="ro1">
          <table:table-cell office:value-type="string">
            <text:p>osteochondroma [fibula]</text:p>
          </table:table-cell>
          <table:table-cell office:value-type="string">
            <text:p>9210/0</text:p>
          </table:table-cell>
          <table:table-cell office:value-type="string">
            <text:p>Osteochondroma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23000</text:p>
          </table:table-cell>
          <table:table-cell office:value-type="string">
            <text:p>C3295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Mixed malignant mesothelioma [familial occurence]</text:p>
          </table:table-cell>
          <table:table-cell office:value-type="string">
            <text:p>9053/3</text:p>
          </table:table-cell>
          <table:table-cell office:value-type="string">
            <text:p>Mesothelioma, biphasic, malignant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36010</text:p>
          </table:table-cell>
          <table:table-cell table:number-columns-repeated="2"/>
        </table:table-row>
        <table:table-row table:style-name="ro1">
          <table:table-cell office:value-type="string">
            <text:p>folliculary carcinoma of the thyroid [minimally invasive]</text:p>
          </table:table-cell>
          <table:table-cell office:value-type="string">
            <text:p>8335/3</text:p>
          </table:table-cell>
          <table:table-cell office:value-type="string">
            <text:p>Follicular carcinoma, minimally invasive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32010</text:p>
          </table:table-cell>
          <table:table-cell table:number-columns-repeated="2"/>
        </table:table-row>
        <table:table-row table:style-name="ro1">
          <table:table-cell office:value-type="string">
            <text:p>Burkitt cell leukemia</text:p>
          </table:table-cell>
          <table:table-cell office:value-type="string">
            <text:p>9826/3</text:p>
          </table:table-cell>
          <table:table-cell office:value-type="string">
            <text:p>Burkitt cell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11</text:p>
          </table:table-cell>
          <table:table-cell office:value-type="string">
            <text:p>C8644</text:p>
          </table:table-cell>
          <table:table-cell office:value-type="string">
            <text:p>B Acute Lymphoblastic Leukemia</text:p>
          </table:table-cell>
        </table:table-row>
        <table:table-row table:style-name="ro1">
          <table:table-cell office:value-type="string">
            <text:p>ulcerative colitis, non-dysplastic tissue [microsatellite stable]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Adenofibroma, NOS</text:p>
          </table:table-cell>
          <table:table-cell office:value-type="string">
            <text:p>8442/1</text:p>
          </table:table-cell>
          <table:table-cell office:value-type="string">
            <text:p>Serous cystadenoma, borderline malignancy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table:number-columns-repeated="2"/>
        </table:table-row>
        <table:table-row table:style-name="ro1">
          <table:table-cell office:value-type="string">
            <text:p>Myosarcoma NOS [grade III, primary]</text:p>
          </table:table-cell>
          <table:table-cell office:value-type="string">
            <text:p>8895/3</text:p>
          </table:table-cell>
          <table:table-cell office:value-type="string">
            <text:p>My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4883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Hepatosplenic T-cell lymphoma</text:p>
          </table:table-cell>
          <table:table-cell office:value-type="string">
            <text:p>9716/3</text:p>
          </table:table-cell>
          <table:table-cell office:value-type="string">
            <text:p>Hepatosplenic T-cell lymphom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3042</text:p>
          </table:table-cell>
          <table:table-cell office:value-type="string">
            <text:p>C8459</text:p>
          </table:table-cell>
          <table:table-cell office:value-type="string">
            <text:p>Hepatosplenic T-Cell Lymphoma</text:p>
          </table:table-cell>
        </table:table-row>
        <table:table-row table:style-name="ro1">
          <table:table-cell office:value-type="string">
            <text:p>malignant <text:s text:c="3"/>brous histiocytoma [myxoid, metastasized]</text:p>
          </table:table-cell>
          <table:table-cell office:value-type="string">
            <text:p>8830/3</text:p>
          </table:table-cell>
          <table:table-cell office:value-type="string">
            <text:p>Malignant fibrous histiocyt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4247</text:p>
          </table:table-cell>
          <table:table-cell office:value-type="string">
            <text:p>Undifferentiated Pleomorphic Sarcoma</text:p>
          </table:table-cell>
        </table:table-row>
        <table:table-row table:style-name="ro1">
          <table:table-cell office:value-type="string">
            <text:p>congenital sacrococcygeal teratoma</text:p>
          </table:table-cell>
          <table:table-cell office:value-type="string">
            <text:p>9080/3</text:p>
          </table:table-cell>
          <table:table-cell office:value-type="string">
            <text:p>Teratoma, malignant, NOS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23000</text:p>
          </table:table-cell>
          <table:table-cell office:value-type="string">
            <text:p>C4286</text:p>
          </table:table-cell>
          <table:table-cell office:value-type="string">
            <text:p>Immature Teratoma</text:p>
          </table:table-cell>
        </table:table-row>
        <table:table-row table:style-name="ro1">
          <table:table-cell office:value-type="string">
            <text:p>Paraganglioma</text:p>
          </table:table-cell>
          <table:table-cell office:value-type="string">
            <text:p>8680/1</text:p>
          </table:table-cell>
          <table:table-cell office:value-type="string">
            <text:p>Paraganglioma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31040</text:p>
          </table:table-cell>
          <table:table-cell office:value-type="string">
            <text:p>C3308</text:p>
          </table:table-cell>
          <table:table-cell office:value-type="string">
            <text:p>Paraganglioma</text:p>
          </table:table-cell>
        </table:table-row>
        <table:table-row table:style-name="ro1">
          <table:table-cell office:value-type="string">
            <text:p>penile squamous cell carcinoma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60.9</text:p>
          </table:table-cell>
          <table:table-cell office:value-type="string">
            <text:p>penis</text:p>
          </table:table-cell>
          <table:table-cell office:value-type="string">
            <text:p>28030</text:p>
          </table:table-cell>
          <table:table-cell office:value-type="string">
            <text:p>C2929</text:p>
          </table:table-cell>
          <table:table-cell office:value-type="string">
            <text:p>Squamous Cell Carcinoma</text:p>
          </table:table-cell>
        </table:table-row>
        <table:table-row table:style-name="ro1">
          <table:table-cell office:value-type="string">
            <text:p>papillary bladder adenocarcinoma</text:p>
          </table:table-cell>
          <table:table-cell office:value-type="string">
            <text:p>8120/3</text:p>
          </table:table-cell>
          <table:table-cell office:value-type="string">
            <text:p>Transitional cell carcinoma, NOS</text:p>
          </table:table-cell>
          <table:table-cell office:value-type="string">
            <text:p>C67.0</text:p>
          </table:table-cell>
          <table:table-cell office:value-type="string">
            <text:p>urinary bladder</text:p>
          </table:table-cell>
          <table:table-cell office:value-type="string">
            <text:p>29010</text:p>
          </table:table-cell>
          <table:table-cell office:value-type="string">
            <text:p>C2930</text:p>
          </table:table-cell>
          <table:table-cell office:value-type="string">
            <text:p>Transitional Cell Carcinoma</text:p>
          </table:table-cell>
        </table:table-row>
        <table:table-row table:style-name="ro1">
          <table:table-cell office:value-type="string">
            <text:p>embryonal carcinoma</text:p>
          </table:table-cell>
          <table:table-cell office:value-type="string">
            <text:p>9070/3</text:p>
          </table:table-cell>
          <table:table-cell office:value-type="string">
            <text:p>Embryonal 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3752</text:p>
          </table:table-cell>
          <table:table-cell office:value-type="string">
            <text:p>Embryonal Carcinoma</text:p>
          </table:table-cell>
        </table:table-row>
        <table:table-row table:style-name="ro1">
          <table:table-cell office:value-type="string">
            <text:p>Neuroepithelioma</text:p>
          </table:table-cell>
          <table:table-cell office:value-type="string">
            <text:p>9503/3</text:p>
          </table:table-cell>
          <table:table-cell office:value-type="string">
            <text:p>Neuroepitheli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716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Papillary glioneural tumour [temporal]</text:p>
          </table:table-cell>
          <table:table-cell office:value-type="string">
            <text:p>9509/1</text:p>
          </table:table-cell>
          <table:table-cell office:value-type="string">
            <text:p>Papillary glioneuronal tumor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92554</text:p>
          </table:table-cell>
          <table:table-cell office:value-type="string">
            <text:p>Papillary Glioneuronal Tumor</text:p>
          </table:table-cell>
        </table:table-row>
        <table:table-row table:style-name="ro1">
          <table:table-cell office:value-type="string">
            <text:p>serous carcinoma [fallopian tube]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7.9</text:p>
          </table:table-cell>
          <table:table-cell office:value-type="string">
            <text:p>other female genital</text:p>
          </table:table-cell>
          <table:table-cell office:value-type="string">
            <text:p>27070</text:p>
          </table:table-cell>
          <table:table-cell office:value-type="string">
            <text:p>C3778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parathyroid carcinoma [Sporadic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75.0</text:p>
          </table:table-cell>
          <table:table-cell office:value-type="string">
            <text:p>parathyroid gland</text:p>
          </table:table-cell>
          <table:table-cell office:value-type="string">
            <text:p>32020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</table:table-row>
        <table:table-row table:style-name="ro1">
          <table:table-cell office:value-type="string">
            <text:p>Esphageal squamous cell carcinoma [cell line KYSE-220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15</text:p>
          </table:table-cell>
          <table:table-cell office:value-type="string">
            <text:p>esophagus</text:p>
          </table:table-cell>
          <table:table-cell office:value-type="string">
            <text:p>21010</text:p>
          </table:table-cell>
          <table:table-cell office:value-type="string">
            <text:p>C4024</text:p>
          </table:table-cell>
          <table:table-cell office:value-type="string">
            <text:p>Esophageal Squamous Cell Carcinoma</text:p>
          </table:table-cell>
        </table:table-row>
        <table:table-row table:style-name="ro1">
          <table:table-cell office:value-type="string">
            <text:p>fibromatous mesothelioma</text:p>
          </table:table-cell>
          <table:table-cell office:value-type="string">
            <text:p>9050/3</text:p>
          </table:table-cell>
          <table:table-cell office:value-type="string">
            <text:p>Mesothelioma, malignant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36010</text:p>
          </table:table-cell>
          <table:table-cell office:value-type="string">
            <text:p>C3234</text:p>
          </table:table-cell>
          <table:table-cell office:value-type="string">
            <text:p>Mesothelioma</text:p>
          </table:table-cell>
        </table:table-row>
        <table:table-row table:style-name="ro1">
          <table:table-cell office:value-type="string">
            <text:p>Nasopharyngeal carcinoma [cell line 5-8F]</text:p>
          </table:table-cell>
          <table:table-cell office:value-type="string">
            <text:p>8072/3</text:p>
          </table:table-cell>
          <table:table-cell office:value-type="string">
            <text:p>Squamous cell carcinoma, large cell, nonkeratinizing, NOS</text:p>
          </table:table-cell>
          <table:table-cell office:value-type="string">
            <text:p>C11</text:p>
          </table:table-cell>
          <table:table-cell office:value-type="string">
            <text:p>nasopharynx</text:p>
          </table:table-cell>
          <table:table-cell office:value-type="string">
            <text:p>20060</text:p>
          </table:table-cell>
          <table:table-cell office:value-type="string">
            <text:p>C3871</text:p>
          </table:table-cell>
          <table:table-cell office:value-type="string">
            <text:p>Nasopharyngeal carcinoma</text:p>
          </table:table-cell>
        </table:table-row>
        <table:table-row table:style-name="ro1">
          <table:table-cell office:value-type="string">
            <text:p>acute megakaryoblastic leukemia [Down syndrome]</text:p>
          </table:table-cell>
          <table:table-cell office:value-type="string">
            <text:p>9910/3</text:p>
          </table:table-cell>
          <table:table-cell office:value-type="string">
            <text:p>Acute megakaryoblast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1</text:p>
          </table:table-cell>
          <table:table-cell office:value-type="string">
            <text:p>C3170</text:p>
          </table:table-cell>
          <table:table-cell office:value-type="string">
            <text:p>Acute Megakaryoblastic Leukemia</text:p>
          </table:table-cell>
        </table:table-row>
        <table:table-row table:style-name="ro1">
          <table:table-cell office:value-type="string">
            <text:p>Cervical adenosquamous carcinoma [cell line CC-8]</text:p>
          </table:table-cell>
          <table:table-cell office:value-type="string">
            <text:p>8560/3</text:p>
          </table:table-cell>
          <table:table-cell office:value-type="string">
            <text:p>Adenosquamous carcinoma</text:p>
          </table:table-cell>
          <table:table-cell office:value-type="string">
            <text:p>C53</text:p>
          </table:table-cell>
          <table:table-cell office:value-type="string">
            <text:p>cervix uteri</text:p>
          </table:table-cell>
          <table:table-cell office:value-type="string">
            <text:p>27010</text:p>
          </table:table-cell>
          <table:table-cell office:value-type="string">
            <text:p>C4519</text:p>
          </table:table-cell>
          <table:table-cell office:value-type="string">
            <text:p>Cervical adenosquamous carcinoma</text:p>
          </table:table-cell>
        </table:table-row>
        <table:table-row table:style-name="ro1">
          <table:table-cell office:value-type="string">
            <text:p>Liposarcoma NOS [cell line LS14]</text:p>
          </table:table-cell>
          <table:table-cell office:value-type="string">
            <text:p>8850/3</text:p>
          </table:table-cell>
          <table:table-cell office:value-type="string">
            <text:p>Lip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194</text:p>
          </table:table-cell>
          <table:table-cell office:value-type="string">
            <text:p>Liposarcoma</text:p>
          </table:table-cell>
        </table:table-row>
        <table:table-row table:style-name="ro1">
          <table:table-cell office:value-type="string">
            <text:p>Nodular thyroid hyperplasia [familial]</text:p>
          </table:table-cell>
          <table:table-cell office:value-type="string">
            <text:p>8260/3</text:p>
          </table:table-cell>
          <table:table-cell office:value-type="string">
            <text:p>Papillary adenocarcinoma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32010</text:p>
          </table:table-cell>
          <table:table-cell office:value-type="string">
            <text:p>C4035</text:p>
          </table:table-cell>
          <table:table-cell office:value-type="string">
            <text:p>Thyroid Gland Papillary Carcinoma</text:p>
          </table:table-cell>
        </table:table-row>
        <table:table-row table:style-name="ro1">
          <table:table-cell office:value-type="string">
            <text:p>chondroblastoma</text:p>
          </table:table-cell>
          <table:table-cell office:value-type="string">
            <text:p>9230/0</text:p>
          </table:table-cell>
          <table:table-cell office:value-type="string">
            <text:p>Chondroblastoma, NOS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23000</text:p>
          </table:table-cell>
          <table:table-cell office:value-type="string">
            <text:p>C2945</text:p>
          </table:table-cell>
          <table:table-cell office:value-type="string">
            <text:p>Chondroblastoma</text:p>
          </table:table-cell>
        </table:table-row>
        <table:table-row table:style-name="ro1">
          <table:table-cell office:value-type="string">
            <text:p>Pediatric pancreatoblastoma</text:p>
          </table:table-cell>
          <table:table-cell office:value-type="string">
            <text:p>8971/3</text:p>
          </table:table-cell>
          <table:table-cell office:value-type="string">
            <text:p>Pancreatoblastoma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21100</text:p>
          </table:table-cell>
          <table:table-cell office:value-type="string">
            <text:p>C4265</text:p>
          </table:table-cell>
          <table:table-cell office:value-type="string">
            <text:p>Pancreatoblastoma</text:p>
          </table:table-cell>
        </table:table-row>
        <table:table-row table:style-name="ro1">
          <table:table-cell office:value-type="string">
            <text:p>giant cell granuloma</text:p>
          </table:table-cell>
          <table:table-cell office:value-type="string">
            <text:p>8031/3</text:p>
          </table:table-cell>
          <table:table-cell office:value-type="string">
            <text:p>Giant cell carcinoma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23000</text:p>
          </table:table-cell>
          <table:table-cell office:value-type="string">
            <text:p>C3779</text:p>
          </table:table-cell>
          <table:table-cell office:value-type="string">
            <text:p>Giant Cell Carcinoma</text:p>
          </table:table-cell>
        </table:table-row>
        <table:table-row table:style-name="ro1">
          <table:table-cell office:value-type="string">
            <text:p>biliary tract tumor [intrahepatic bile duct adenocarcinoma, adenocarcinoma, moderately differentiated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2.1</text:p>
          </table:table-cell>
          <table:table-cell office:value-type="string">
            <text:p>intrahepatic bile ducts</text:p>
          </table:table-cell>
          <table:table-cell office:value-type="string">
            <text:p>21072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</table:table-row>
        <table:table-row table:style-name="ro1">
          <table:table-cell office:value-type="string">
            <text:p>Angioleiomyoma</text:p>
          </table:table-cell>
          <table:table-cell office:value-type="string">
            <text:p>8894/0</text:p>
          </table:table-cell>
          <table:table-cell office:value-type="string">
            <text:p>Angiomy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747</text:p>
          </table:table-cell>
          <table:table-cell office:value-type="string">
            <text:p>Angioleiomyoma</text:p>
          </table:table-cell>
        </table:table-row>
        <table:table-row table:style-name="ro1">
          <table:table-cell office:value-type="string">
            <text:p>blastic plasmacytoid dendritic cell neoplasm</text:p>
          </table:table-cell>
          <table:table-cell office:value-type="string">
            <text:p>8000/3</text:p>
          </table:table-cell>
          <table:table-cell office:value-type="string">
            <text:p>Neoplasm, malignant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99999</text:p>
          </table:table-cell>
          <table:table-cell office:value-type="string">
            <text:p>C8997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Pituitary carcinoma [metatstasis]</text:p>
          </table:table-cell>
          <table:table-cell office:value-type="string">
            <text:p>8272/3</text:p>
          </table:table-cell>
          <table:table-cell office:value-type="string">
            <text:p>Pituitary carcinoma, NOS</text:p>
          </table:table-cell>
          <table:table-cell office:value-type="string">
            <text:p>C75.1</text:p>
          </table:table-cell>
          <table:table-cell office:value-type="string">
            <text:p>pituitary gland</text:p>
          </table:table-cell>
          <table:table-cell office:value-type="string">
            <text:p>32020</text:p>
          </table:table-cell>
          <table:table-cell office:value-type="string">
            <text:p>C4536</text:p>
          </table:table-cell>
          <table:table-cell office:value-type="string">
            <text:p>Pituitary Gland Carcinoma</text:p>
          </table:table-cell>
        </table:table-row>
        <table:table-row table:style-name="ro1">
          <table:table-cell office:value-type="string">
            <text:p>Ovarian carcinoma [cell line CH1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C8814</text:p>
          </table:table-cell>
          <table:table-cell office:value-type="string">
            <text:p>Ovarian mixed germ cell tumor</text:p>
          </table:table-cell>
        </table:table-row>
        <table:table-row table:style-name="ro1">
          <table:table-cell office:value-type="string">
            <text:p>phyllodes tumor [breast, Benign]</text:p>
          </table:table-cell>
          <table:table-cell office:value-type="string">
            <text:p>9020/0</text:p>
          </table:table-cell>
          <table:table-cell office:value-type="string">
            <text:p>Phyllodes tumor, benign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table:number-columns-repeated="2"/>
        </table:table-row>
        <table:table-row table:style-name="ro1">
          <table:table-cell office:value-type="string">
            <text:p>Follicular lymphoma, grade 3</text:p>
          </table:table-cell>
          <table:table-cell office:value-type="string">
            <text:p>9698/3</text:p>
          </table:table-cell>
          <table:table-cell office:value-type="string">
            <text:p>Follicular lymphoma, grade 3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3041</text:p>
          </table:table-cell>
          <table:table-cell office:value-type="string">
            <text:p>C3460</text:p>
          </table:table-cell>
          <table:table-cell office:value-type="string">
            <text:p>Grade 3 Follicular Lymphoma</text:p>
          </table:table-cell>
        </table:table-row>
        <table:table-row table:style-name="ro1">
          <table:table-cell office:value-type="string">
            <text:p>primary peritoneal carcinomatosis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48.9</text:p>
          </table:table-cell>
          <table:table-cell office:value-type="string">
            <text:p>retroperitoneum and peritoneum</text:p>
          </table:table-cell>
          <table:table-cell office:value-type="string">
            <text:p>21110</text:p>
          </table:table-cell>
          <table:table-cell office:value-type="string">
            <text:p>C2916</text:p>
          </table:table-cell>
          <table:table-cell office:value-type="string">
            <text:p>Carcinoma</text:p>
          </table:table-cell>
        </table:table-row>
        <table:table-row table:style-name="ro1">
          <table:table-cell office:value-type="string">
            <text:p>Follicular lymphoma, grade 1</text:p>
          </table:table-cell>
          <table:table-cell office:value-type="string">
            <text:p>9695/3</text:p>
          </table:table-cell>
          <table:table-cell office:value-type="string">
            <text:p>Follicular lymphoma, grade 1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3041</text:p>
          </table:table-cell>
          <table:table-cell office:value-type="string">
            <text:p>C3465</text:p>
          </table:table-cell>
          <table:table-cell office:value-type="string">
            <text:p>Grade 1 Follicular Lymphoma</text:p>
          </table:table-cell>
        </table:table-row>
        <table:table-row table:style-name="ro1">
          <table:table-cell office:value-type="string">
            <text:p>pleomorphic lobular carcinoma in situ [breast]</text:p>
          </table:table-cell>
          <table:table-cell office:value-type="string">
            <text:p>8520/2</text:p>
          </table:table-cell>
          <table:table-cell office:value-type="string">
            <text:p>Lobular carcinoma in situ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4018</text:p>
          </table:table-cell>
          <table:table-cell office:value-type="string">
            <text:p>Lobular Breast Carcinoma In Situ</text:p>
          </table:table-cell>
        </table:table-row>
        <table:table-row table:style-name="ro1">
          <table:table-cell office:value-type="string">
            <text:p>Endometrial</text:p>
          </table:table-cell>
          <table:table-cell office:value-type="string">
            <text:p>8380/3</text:p>
          </table:table-cell>
          <table:table-cell office:value-type="string">
            <text:p>Endometrioid adenocarcin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27030</text:p>
          </table:table-cell>
          <table:table-cell office:value-type="string">
            <text:p>C3769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Astrocytoma, pilocytic/juvenile [familial]</text:p>
          </table:table-cell>
          <table:table-cell office:value-type="string">
            <text:p>9421/1</text:p>
          </table:table-cell>
          <table:table-cell office:value-type="string">
            <text:p>Pilocytic astrocy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4047</text:p>
          </table:table-cell>
          <table:table-cell office:value-type="string">
            <text:p>Pilocytic Astrocytoma</text:p>
          </table:table-cell>
        </table:table-row>
        <table:table-row table:style-name="ro1">
          <table:table-cell office:value-type="string">
            <text:p>Malignant PP-oma</text:p>
          </table:table-cell>
          <table:table-cell office:value-type="string">
            <text:p>8155/3</text:p>
          </table:table-cell>
          <table:table-cell office:value-type="string">
            <text:p>Vipoma, malignant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21100</text:p>
          </table:table-cell>
          <table:table-cell table:number-columns-repeated="2"/>
        </table:table-row>
        <table:table-row table:style-name="ro1">
          <table:table-cell office:value-type="string">
            <text:p>Peripheral T-cell lymphoma, NOS [AIDS related]</text:p>
          </table:table-cell>
          <table:table-cell office:value-type="string">
            <text:p>9705/3</text:p>
          </table:table-cell>
          <table:table-cell office:value-type="string">
            <text:p>Angioimmunoblastic T-cell lymphom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3041</text:p>
          </table:table-cell>
          <table:table-cell office:value-type="string">
            <text:p>C7528</text:p>
          </table:table-cell>
          <table:table-cell office:value-type="string">
            <text:p>Angioimmunoblastic T-Cell Lymphoma</text:p>
          </table:table-cell>
        </table:table-row>
        <table:table-row table:style-name="ro1">
          <table:table-cell office:value-type="string">
            <text:p>Metaplasia of the cardia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Renal cell carcinoma, chromophobe type</text:p>
          </table:table-cell>
          <table:table-cell office:value-type="string">
            <text:p>8317/3</text:p>
          </table:table-cell>
          <table:table-cell office:value-type="string">
            <text:p>Renal cell carcinoma, chromophobe type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29020</text:p>
          </table:table-cell>
          <table:table-cell office:value-type="string">
            <text:p>C4146</text:p>
          </table:table-cell>
          <table:table-cell office:value-type="string">
            <text:p>Chromophobe Renal Cell Carcinoma</text:p>
          </table:table-cell>
        </table:table-row>
        <table:table-row table:style-name="ro1">
          <table:table-cell office:value-type="string">
            <text:p>Solar keratosis</text:p>
          </table:table-cell>
          <table:table-cell office:value-type="string">
            <text:p>8071/0</text:p>
          </table:table-cell>
          <table:table-cell office:value-type="string">
            <text:p>None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37000</text:p>
          </table:table-cell>
          <table:table-cell table:number-columns-repeated="2"/>
        </table:table-row>
        <table:table-row table:style-name="ro1">
          <table:table-cell office:value-type="string">
            <text:p>Small cell lung carcinoma [cell line NCI-H748]</text:p>
          </table:table-cell>
          <table:table-cell office:value-type="string">
            <text:p>8041/3</text:p>
          </table:table-cell>
          <table:table-cell office:value-type="string">
            <text:p>Small cell carcinoma, NOS</text:p>
          </table:table-cell>
          <table:table-cell office:value-type="string">
            <text:p>C34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4917</text:p>
          </table:table-cell>
          <table:table-cell office:value-type="string">
            <text:p>Small cell lung carcinoma</text:p>
          </table:table-cell>
        </table:table-row>
        <table:table-row table:style-name="ro1">
          <table:table-cell office:value-type="string">
            <text:p>Glucagonoma</text:p>
          </table:table-cell>
          <table:table-cell office:value-type="string">
            <text:p>8152/1</text:p>
          </table:table-cell>
          <table:table-cell office:value-type="string">
            <text:p>Glucagonoma, NOS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21100</text:p>
          </table:table-cell>
          <table:table-cell office:value-type="string">
            <text:p>C95597</text:p>
          </table:table-cell>
          <table:table-cell office:value-type="string">
            <text:p>Pancreatic Glucagonoma</text:p>
          </table:table-cell>
        </table:table-row>
        <table:table-row table:style-name="ro1">
          <table:table-cell office:value-type="string">
            <text:p>Acute lymphoblastic leukemia/lymphoblastic lymphoma</text:p>
          </table:table-cell>
          <table:table-cell office:value-type="string">
            <text:p>9835/3</text:p>
          </table:table-cell>
          <table:table-cell office:value-type="string">
            <text:p>Precursor cell lymphoblastic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11</text:p>
          </table:table-cell>
          <table:table-cell office:value-type="string">
            <text:p>C3167</text:p>
          </table:table-cell>
          <table:table-cell office:value-type="string">
            <text:p>Acute Lymphoblastic Leukemia</text:p>
          </table:table-cell>
        </table:table-row>
        <table:table-row table:style-name="ro1">
          <table:table-cell office:value-type="string">
            <text:p>hepatoid adenocarcinoma</text:p>
          </table:table-cell>
          <table:table-cell office:value-type="string">
            <text:p>8576/3</text:p>
          </table:table-cell>
          <table:table-cell office:value-type="string">
            <text:p>Hepatoid adenocarcinoma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21071</text:p>
          </table:table-cell>
          <table:table-cell office:value-type="string">
            <text:p>C6695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Primary multicentric angiosarcoma of bone [post chemotherapy and total body irradiation for AML]</text:p>
          </table:table-cell>
          <table:table-cell office:value-type="string">
            <text:p>9120/3</text:p>
          </table:table-cell>
          <table:table-cell office:value-type="string">
            <text:p>Hemangiosarcoma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23000</text:p>
          </table:table-cell>
          <table:table-cell office:value-type="string">
            <text:p>C3088</text:p>
          </table:table-cell>
          <table:table-cell office:value-type="string">
            <text:p>Angiosarcoma</text:p>
          </table:table-cell>
        </table:table-row>
        <table:table-row table:style-name="ro1">
          <table:table-cell office:value-type="string">
            <text:p>acute monocytic leukemia [cell line TUR]</text:p>
          </table:table-cell>
          <table:table-cell office:value-type="string">
            <text:p>9891/3</text:p>
          </table:table-cell>
          <table:table-cell office:value-type="string">
            <text:p>acute monocytic leukemi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8263</text:p>
          </table:table-cell>
          <table:table-cell office:value-type="string">
            <text:p>Adult acute monocytic leukemia</text:p>
          </table:table-cell>
        </table:table-row>
        <table:table-row table:style-name="ro1">
          <table:table-cell office:value-type="string">
            <text:p>Krukenberg tumor [cell line KS-1]</text:p>
          </table:table-cell>
          <table:table-cell office:value-type="string">
            <text:p>8490/3</text:p>
          </table:table-cell>
          <table:table-cell office:value-type="string">
            <text:p>Metastatic signet ring cell 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C3153</text:p>
          </table:table-cell>
          <table:table-cell office:value-type="string">
            <text:p>Krukenberg tumor</text:p>
          </table:table-cell>
        </table:table-row>
        <table:table-row table:style-name="ro1">
          <table:table-cell office:value-type="string">
            <text:p>Pineal parenchymal tumor of intermediate differentiation</text:p>
          </table:table-cell>
          <table:table-cell office:value-type="string">
            <text:p>9362/3</text:p>
          </table:table-cell>
          <table:table-cell office:value-type="string">
            <text:p>Pineoblastoma</text:p>
          </table:table-cell>
          <table:table-cell office:value-type="string">
            <text:p>C75.3</text:p>
          </table:table-cell>
          <table:table-cell office:value-type="string">
            <text:p>pineal gland</text:p>
          </table:table-cell>
          <table:table-cell office:value-type="string">
            <text:p>32020</text:p>
          </table:table-cell>
          <table:table-cell office:value-type="string">
            <text:p>C6967</text:p>
          </table:table-cell>
          <table:table-cell office:value-type="string">
            <text:p>Pineal Parenchymal Tumor of Intermediate Differentiation</text:p>
          </table:table-cell>
        </table:table-row>
        <table:table-row table:style-name="ro1">
          <table:table-cell office:value-type="string">
            <text:p>Acute mixed lineage leukemia</text:p>
          </table:table-cell>
          <table:table-cell office:value-type="string">
            <text:p>9805/3</text:p>
          </table:table-cell>
          <table:table-cell office:value-type="string">
            <text:p>Acute biphenotyp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41</text:p>
          </table:table-cell>
          <table:table-cell office:value-type="string">
            <text:p>C4673</text:p>
          </table:table-cell>
          <table:table-cell office:value-type="string">
            <text:p>Acute Biphenotypic Leukemia</text:p>
          </table:table-cell>
        </table:table-row>
        <table:table-row table:style-name="ro1">
          <table:table-cell office:value-type="string">
            <text:p>cardiac lymphoma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38.0</text:p>
          </table:table-cell>
          <table:table-cell office:value-type="string">
            <text:p>heart</text:p>
          </table:table-cell>
          <table:table-cell office:value-type="string">
            <text:p>33042</text:p>
          </table:table-cell>
          <table:table-cell office:value-type="string">
            <text:p>C4342</text:p>
          </table:table-cell>
          <table:table-cell office:value-type="string">
            <text:p>Intravascular Large B-Cell Lymphoma</text:p>
          </table:table-cell>
        </table:table-row>
        <table:table-row table:style-name="ro1">
          <table:table-cell office:value-type="string">
            <text:p>Clear cell sarcoma of kidney</text:p>
          </table:table-cell>
          <table:table-cell office:value-type="string">
            <text:p>8964/3</text:p>
          </table:table-cell>
          <table:table-cell office:value-type="string">
            <text:p>Clear cell sarcoma of kidney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29020</text:p>
          </table:table-cell>
          <table:table-cell office:value-type="string">
            <text:p>C4264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acute promyelocytic leukemia</text:p>
          </table:table-cell>
          <table:table-cell office:value-type="string">
            <text:p>9866/3</text:p>
          </table:table-cell>
          <table:table-cell office:value-type="string">
            <text:p>Acute promyelocyt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1</text:p>
          </table:table-cell>
          <table:table-cell office:value-type="string">
            <text:p>C3182</text:p>
          </table:table-cell>
          <table:table-cell office:value-type="string">
            <text:p>Acute Promyelocytic Leukemia with PML-RARA</text:p>
          </table:table-cell>
        </table:table-row>
        <table:table-row table:style-name="ro1">
          <table:table-cell office:value-type="string">
            <text:p>Fibromyxoid tumor</text:p>
          </table:table-cell>
          <table:table-cell office:value-type="string">
            <text:p>8811/0</text:p>
          </table:table-cell>
          <table:table-cell office:value-type="string">
            <text:p>Fibromyx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6676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bronchioloalveolar carcinoma</text:p>
          </table:table-cell>
          <table:table-cell office:value-type="string">
            <text:p>8250/3</text:p>
          </table:table-cell>
          <table:table-cell office:value-type="string">
            <text:p>Bronchiolo-alveolar adeno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table:number-columns-repeated="2"/>
        </table:table-row>
        <table:table-row table:style-name="ro1">
          <table:table-cell office:value-type="string">
            <text:p>carcinoma [gastric, intestinal]</text:p>
          </table:table-cell>
          <table:table-cell office:value-type="string">
            <text:p>8144/3</text:p>
          </table:table-cell>
          <table:table-cell office:value-type="string">
            <text:p>Adenocarcinoma, intestinal type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office:value-type="string">
            <text:p>C9157</text:p>
          </table:table-cell>
          <table:table-cell office:value-type="string">
            <text:p>Gastric Intestinal Type Adenocarcinoma</text:p>
          </table:table-cell>
        </table:table-row>
        <table:table-row table:style-name="ro1">
          <table:table-cell office:value-type="string">
            <text:p>Fibroadenoma of the breast</text:p>
          </table:table-cell>
          <table:table-cell office:value-type="string">
            <text:p>9010/0</text:p>
          </table:table-cell>
          <table:table-cell office:value-type="string">
            <text:p>Fibroade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3744</text:p>
          </table:table-cell>
          <table:table-cell office:value-type="string">
            <text:p>Breast Fibroadenoma</text:p>
          </table:table-cell>
        </table:table-row>
        <table:table-row table:style-name="ro1">
          <table:table-cell office:value-type="string">
            <text:p>embryonal sarcoma [liver, undifferentiated]</text:p>
          </table:table-cell>
          <table:table-cell office:value-type="string">
            <text:p>8991/3</text:p>
          </table:table-cell>
          <table:table-cell office:value-type="string">
            <text:p>Embryonal sarcoma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21071</text:p>
          </table:table-cell>
          <table:table-cell office:value-type="string">
            <text:p>C27096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ubular carcinoma of the breast [grade I, stage pT1c, 0 pos. LN, dist metast. no]</text:p>
          </table:table-cell>
          <table:table-cell office:value-type="string">
            <text:p>8211/3</text:p>
          </table:table-cell>
          <table:table-cell office:value-type="string">
            <text:p>Tubular adenocarcin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65192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Retinoblastoma</text:p>
          </table:table-cell>
          <table:table-cell office:value-type="string">
            <text:p>9510/3</text:p>
          </table:table-cell>
          <table:table-cell office:value-type="string">
            <text:p>Retinoblastoma, NOS</text:p>
          </table:table-cell>
          <table:table-cell office:value-type="string">
            <text:p>C69.2</text:p>
          </table:table-cell>
          <table:table-cell office:value-type="string">
            <text:p>retina</text:p>
          </table:table-cell>
          <table:table-cell office:value-type="string">
            <text:p>30000</text:p>
          </table:table-cell>
          <table:table-cell office:value-type="string">
            <text:p>C7541</text:p>
          </table:table-cell>
          <table:table-cell office:value-type="string">
            <text:p>Retinoblastoma</text:p>
          </table:table-cell>
        </table:table-row>
        <table:table-row table:style-name="ro1">
          <table:table-cell office:value-type="string">
            <text:p>transformed cell line LAU-Me246.M1-LCL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44</text:p>
          </table:table-cell>
          <table:table-cell office:value-type="string">
            <text:p>skin</text:p>
          </table:table-cell>
          <table:table-cell office:value-type="string">
            <text:p>25010</text:p>
          </table:table-cell>
          <table:table-cell office:value-type="string">
            <text:p>None</text:p>
          </table:table-cell>
          <table:table-cell office:value-type="string">
            <text:p>Transformed cell line</text:p>
          </table:table-cell>
        </table:table-row>
        <table:table-row table:style-name="ro1">
          <table:table-cell office:value-type="string">
            <text:p>Squamous intraepithelial neoplasia, grade III</text:p>
          </table:table-cell>
          <table:table-cell office:value-type="string">
            <text:p>8077/2</text:p>
          </table:table-cell>
          <table:table-cell office:value-type="string">
            <text:p>Squamous intraepithelial neoplasia, grade III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27010</text:p>
          </table:table-cell>
          <table:table-cell office:value-type="string">
            <text:p>C89476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Choroid plexus papilloma [grade 1]</text:p>
          </table:table-cell>
          <table:table-cell office:value-type="string">
            <text:p>9390/1</text:p>
          </table:table-cell>
          <table:table-cell office:value-type="string">
            <text:p>Atypical choroid plexus papilloma</text:p>
          </table:table-cell>
          <table:table-cell office:value-type="string">
            <text:p>C71.5</text:p>
          </table:table-cell>
          <table:table-cell office:value-type="string">
            <text:p>ventricle</text:p>
          </table:table-cell>
          <table:table-cell office:value-type="string">
            <text:p>31010</text:p>
          </table:table-cell>
          <table:table-cell office:value-type="string">
            <text:p>C53686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uterus sarcoma [cell line MES-SA]</text:p>
          </table:table-cell>
          <table:table-cell office:value-type="string">
            <text:p>8800/3</text:p>
          </table:table-cell>
          <table:table-cell office:value-type="string">
            <text:p>Sarc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27030</text:p>
          </table:table-cell>
          <table:table-cell office:value-type="string">
            <text:p>C6339</text:p>
          </table:table-cell>
          <table:table-cell office:value-type="string">
            <text:p>Uterine corpus sarcoma</text:p>
          </table:table-cell>
        </table:table-row>
        <table:table-row table:style-name="ro1">
          <table:table-cell office:value-type="string">
            <text:p>osteoblastoma</text:p>
          </table:table-cell>
          <table:table-cell office:value-type="string">
            <text:p>9200/0</text:p>
          </table:table-cell>
          <table:table-cell office:value-type="string">
            <text:p>Osteoblastoma, NOS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23000</text:p>
          </table:table-cell>
          <table:table-cell office:value-type="string">
            <text:p>C3294</text:p>
          </table:table-cell>
          <table:table-cell office:value-type="string">
            <text:p>Osteoblastoma</text:p>
          </table:table-cell>
        </table:table-row>
        <table:table-row table:style-name="ro1">
          <table:table-cell office:value-type="string">
            <text:p>Merkel Carcinoma [1cm, skin Left eyebrow]</text:p>
          </table:table-cell>
          <table:table-cell office:value-type="string">
            <text:p>8247/3</text:p>
          </table:table-cell>
          <table:table-cell office:value-type="string">
            <text:p>Merkel cell carcinoma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25020</text:p>
          </table:table-cell>
          <table:table-cell office:value-type="string">
            <text:p>C9231</text:p>
          </table:table-cell>
          <table:table-cell office:value-type="string">
            <text:p>Merkel Cell Carcinoma</text:p>
          </table:table-cell>
        </table:table-row>
        <table:table-row table:style-name="ro1">
          <table:table-cell office:value-type="string">
            <text:p>peripheral nerve sheath tumor [groin, recurrence]</text:p>
          </table:table-cell>
          <table:table-cell office:value-type="string">
            <text:p>9540/3</text:p>
          </table:table-cell>
          <table:table-cell office:value-type="string">
            <text:p>Malignant peripheral nerve sheath tumor</text:p>
          </table:table-cell>
          <table:table-cell office:value-type="string">
            <text:p>C47.9</text:p>
          </table:table-cell>
          <table:table-cell office:value-type="string">
            <text:p>peripheral nervs incl. Autonomous</text:p>
          </table:table-cell>
          <table:table-cell office:value-type="string">
            <text:p>24000</text:p>
          </table:table-cell>
          <table:table-cell office:value-type="string">
            <text:p>C3798</text:p>
          </table:table-cell>
          <table:table-cell office:value-type="string">
            <text:p>Malignant Peripheral Nerve Sheath Tumor</text:p>
          </table:table-cell>
        </table:table-row>
        <table:table-row table:style-name="ro1">
          <table:table-cell office:value-type="string">
            <text:p>carcinoid [lung]</text:p>
          </table:table-cell>
          <table:table-cell office:value-type="string">
            <text:p>8240/3</text:p>
          </table:table-cell>
          <table:table-cell office:value-type="string">
            <text:p>Carcinoid tumor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2915</text:p>
          </table:table-cell>
          <table:table-cell office:value-type="string">
            <text:p>Carcinoid Tumor</text:p>
          </table:table-cell>
        </table:table-row>
        <table:table-row table:style-name="ro1">
          <table:table-cell office:value-type="string">
            <text:p>Synovial sarcoma, biphasic</text:p>
          </table:table-cell>
          <table:table-cell office:value-type="string">
            <text:p>9043/3</text:p>
          </table:table-cell>
          <table:table-cell office:value-type="string">
            <text:p>Synovial sarcoma, biphasic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table:number-columns-repeated="2"/>
        </table:table-row>
        <table:table-row table:style-name="ro1">
          <table:table-cell office:value-type="string">
            <text:p>Large cell medulloblastoma</text:p>
          </table:table-cell>
          <table:table-cell office:value-type="string">
            <text:p>9474/3</text:p>
          </table:table-cell>
          <table:table-cell office:value-type="string">
            <text:p>Large cell medulloblastoma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31010</text:p>
          </table:table-cell>
          <table:table-cell office:value-type="string">
            <text:p>C6904</text:p>
          </table:table-cell>
          <table:table-cell office:value-type="string">
            <text:p>Large Cell Medulloblastoma</text:p>
          </table:table-cell>
        </table:table-row>
        <table:table-row table:style-name="ro1">
          <table:table-cell office:value-type="string">
            <text:p>endometrial adenocarcinoma [cell line AN3-CA]</text:p>
          </table:table-cell>
          <table:table-cell office:value-type="string">
            <text:p>8380/3</text:p>
          </table:table-cell>
          <table:table-cell office:value-type="string">
            <text:p>Endometrioid adenocarcinoma, NOS</text:p>
          </table:table-cell>
          <table:table-cell office:value-type="string">
            <text:p>C54.1</text:p>
          </table:table-cell>
          <table:table-cell office:value-type="string">
            <text:p>Endometrium</text:p>
          </table:table-cell>
          <table:table-cell office:value-type="string">
            <text:p>27030</text:p>
          </table:table-cell>
          <table:table-cell office:value-type="string">
            <text:p>C7359</text:p>
          </table:table-cell>
          <table:table-cell office:value-type="string">
            <text:p>Endometrial adenocarcinoma</text:p>
          </table:table-cell>
        </table:table-row>
        <table:table-row table:style-name="ro1">
          <table:table-cell office:value-type="string">
            <text:p>Lymphocyte Predominance Hodgkin lymphoma [LPHD]</text:p>
          </table:table-cell>
          <table:table-cell office:value-type="string">
            <text:p>9659/3</text:p>
          </table:table-cell>
          <table:table-cell office:value-type="string">
            <text:p>Hodgkin lymphoma, nodular lymphocyte predominance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11</text:p>
          </table:table-cell>
          <table:table-cell table:number-columns-repeated="2"/>
        </table:table-row>
        <table:table-row table:style-name="ro1">
          <table:table-cell office:value-type="string">
            <text:p>Atypical chronic myeloid leukemia</text:p>
          </table:table-cell>
          <table:table-cell office:value-type="string">
            <text:p>9876/3</text:p>
          </table:table-cell>
          <table:table-cell office:value-type="string">
            <text:p>Atypical chronic myeloid leukemia, BCR/ABL negative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2</text:p>
          </table:table-cell>
          <table:table-cell office:value-type="string">
            <text:p>C3519</text:p>
          </table:table-cell>
          <table:table-cell office:value-type="string">
            <text:p>Atypical Chronic Myeloid Leukemia, BCR-ABL1 Negative</text:p>
          </table:table-cell>
        </table:table-row>
        <table:table-row table:style-name="ro1">
          <table:table-cell office:value-type="string">
            <text:p>Effusion Lymphoma [Ascites]</text:p>
          </table:table-cell>
          <table:table-cell office:value-type="string">
            <text:p>9678/3</text:p>
          </table:table-cell>
          <table:table-cell office:value-type="string">
            <text:p>Primary effusion lymphoma</text:p>
          </table:table-cell>
          <table:table-cell office:value-type="string">
            <text:p>C48.9</text:p>
          </table:table-cell>
          <table:table-cell office:value-type="string">
            <text:p>retroperitoneum and peritoneum</text:p>
          </table:table-cell>
          <table:table-cell office:value-type="string">
            <text:p>33042</text:p>
          </table:table-cell>
          <table:table-cell office:value-type="string">
            <text:p>C6915</text:p>
          </table:table-cell>
          <table:table-cell office:value-type="string">
            <text:p>Primary Effusion Lymphoma</text:p>
          </table:table-cell>
        </table:table-row>
        <table:table-row table:style-name="ro1">
          <table:table-cell office:value-type="string">
            <text:p>Fallopian tube tumor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4.0</text:p>
          </table:table-cell>
          <table:table-cell office:value-type="string">
            <text:p>fallopian tube</text:p>
          </table:table-cell>
          <table:table-cell office:value-type="string">
            <text:p>27040</text:p>
          </table:table-cell>
          <table:table-cell office:value-type="string">
            <text:p>C3778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Combined germ cell tumor [mediastinal, immature teratoma, yolk sac tumor, stage II]</text:p>
          </table:table-cell>
          <table:table-cell office:value-type="string">
            <text:p>9085/3</text:p>
          </table:table-cell>
          <table:table-cell office:value-type="string">
            <text:p>Mixed germ cell tumor</text:p>
          </table:table-cell>
          <table:table-cell office:value-type="string">
            <text:p>C38.9</text:p>
          </table:table-cell>
          <table:table-cell office:value-type="string">
            <text:p>mediastinum</text:p>
          </table:table-cell>
          <table:table-cell office:value-type="string">
            <text:p>22060</text:p>
          </table:table-cell>
          <table:table-cell office:value-type="string">
            <text:p>C9010</text:p>
          </table:table-cell>
          <table:table-cell office:value-type="string">
            <text:p>Mixed Teratoma and Seminoma</text:p>
          </table:table-cell>
        </table:table-row>
        <table:table-row table:style-name="ro1">
          <table:table-cell office:value-type="string">
            <text:p>Ductal carcinoma in situ, recurrent</text:p>
          </table:table-cell>
          <table:table-cell office:value-type="string">
            <text:p>8500/2</text:p>
          </table:table-cell>
          <table:table-cell office:value-type="string">
            <text:p>Intraductal carcinoma, noninfiltrating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7949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gastric tubular adenocarcinoma [cell line NCI-N87]</text:p>
          </table:table-cell>
          <table:table-cell office:value-type="string">
            <text:p>8211/3</text:p>
          </table:table-cell>
          <table:table-cell office:value-type="string">
            <text:p>Tubular adenocarcinoma</text:p>
          </table:table-cell>
          <table:table-cell office:value-type="string">
            <text:p>C16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office:value-type="string">
            <text:p>C5473</text:p>
          </table:table-cell>
          <table:table-cell office:value-type="string">
            <text:p>Gastric tubular adenocarcinoma</text:p>
          </table:table-cell>
        </table:table-row>
        <table:table-row table:style-name="ro1">
          <table:table-cell office:value-type="string">
            <text:p>Therapy-related acute myeloid leukemia [cell line]</text:p>
          </table:table-cell>
          <table:table-cell office:value-type="string">
            <text:p>9920/3</text:p>
          </table:table-cell>
          <table:table-cell office:value-type="string">
            <text:p>Therapy related myeloid neoplasm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1</text:p>
          </table:table-cell>
          <table:table-cell office:value-type="string">
            <text:p>C8252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Benign cystic teratoma of the ovary</text:p>
          </table:table-cell>
          <table:table-cell office:value-type="string">
            <text:p>9080/0</text:p>
          </table:table-cell>
          <table:table-cell office:value-type="string">
            <text:p>Teratoma, benign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C9014</text:p>
          </table:table-cell>
          <table:table-cell office:value-type="string">
            <text:p>Cystic Teratoma</text:p>
          </table:table-cell>
        </table:table-row>
        <table:table-row table:style-name="ro1">
          <table:table-cell office:value-type="string">
            <text:p>Esophageal adenocarcinoma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5.9</text:p>
          </table:table-cell>
          <table:table-cell office:value-type="string">
            <text:p>esophagus</text:p>
          </table:table-cell>
          <table:table-cell office:value-type="string">
            <text:p>21010</text:p>
          </table:table-cell>
          <table:table-cell office:value-type="string">
            <text:p>C4025</text:p>
          </table:table-cell>
          <table:table-cell office:value-type="string">
            <text:p>Esophageal Adenocarcinoma</text:p>
          </table:table-cell>
        </table:table-row>
        <table:table-row table:style-name="ro2">
          <table:table-cell office:value-type="string">
            <text:p>colon mucosa [low grade dysplastic tumor; fap; apcmut]</text:p>
          </table:table-cell>
          <table:table-cell office:value-type="string">
            <text:p>8140/1</text:p>
          </table:table-cell>
          <table:table-cell office:value-type="string">
            <text:p>Atypical adenoma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21049</text:p>
          </table:table-cell>
          <table:table-cell table:style-name="ce2" office:value-type="string">
            <text:p>C7559</text:p>
          </table:table-cell>
          <table:table-cell table:style-name="ce2" office:value-type="string">
            <text:p>Atypical Adenoma</text:p>
          </table:table-cell>
        </table:table-row>
        <table:table-row table:style-name="ro1">
          <table:table-cell office:value-type="string">
            <text:p>T-NHL [stage IV]</text:p>
          </table:table-cell>
          <table:table-cell office:value-type="string">
            <text:p>9702/3</text:p>
          </table:table-cell>
          <table:table-cell office:value-type="string">
            <text:p>Mature T-cell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office:value-type="string">
            <text:p>C7204</text:p>
          </table:table-cell>
          <table:table-cell office:value-type="string">
            <text:p>T-Zone Variant Peripheral T-Cell Lymphoma</text:p>
          </table:table-cell>
        </table:table-row>
        <table:table-row table:style-name="ro1">
          <table:table-cell office:value-type="string">
            <text:p>Ductal carcinoma</text:p>
          </table:table-cell>
          <table:table-cell office:value-type="string">
            <text:p>8201/3</text:p>
          </table:table-cell>
          <table:table-cell office:value-type="string">
            <text:p>Cribriform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368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pancreatic acinar carcinoma</text:p>
          </table:table-cell>
          <table:table-cell office:value-type="string">
            <text:p>8550/3</text:p>
          </table:table-cell>
          <table:table-cell office:value-type="string">
            <text:p>Acinar cell carcinoma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21100</text:p>
          </table:table-cell>
          <table:table-cell office:value-type="string">
            <text:p>C3768</text:p>
          </table:table-cell>
          <table:table-cell office:value-type="string">
            <text:p>Acinar Cell Carcinoma</text:p>
          </table:table-cell>
        </table:table-row>
        <table:table-row table:style-name="ro1">
          <table:table-cell office:value-type="string">
            <text:p>Teratocarcinoma</text:p>
          </table:table-cell>
          <table:table-cell office:value-type="string">
            <text:p>9081/3</text:p>
          </table:table-cell>
          <table:table-cell office:value-type="string">
            <text:p>Teratocarcinoma</text:p>
          </table:table-cell>
          <table:table-cell office:value-type="string">
            <text:p>C62.9</text:p>
          </table:table-cell>
          <table:table-cell office:value-type="string">
            <text:p>testis</text:p>
          </table:table-cell>
          <table:table-cell office:value-type="string">
            <text:p>28020</text:p>
          </table:table-cell>
          <table:table-cell office:value-type="string">
            <text:p>C3756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Medulloepithelioma</text:p>
          </table:table-cell>
          <table:table-cell office:value-type="string">
            <text:p>9501/3</text:p>
          </table:table-cell>
          <table:table-cell office:value-type="string">
            <text:p>Medulloepithelioma, NOS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31010</text:p>
          </table:table-cell>
          <table:table-cell office:value-type="string">
            <text:p>C66808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Anaplastic large cell lymphoma, systemic type [ALK pos.]</text:p>
          </table:table-cell>
          <table:table-cell office:value-type="string">
            <text:p>9714/3</text:p>
          </table:table-cell>
          <table:table-cell office:value-type="string">
            <text:p>Anaplastic large cell lymphoma, T cell and Null cell type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office:value-type="string">
            <text:p>C3720</text:p>
          </table:table-cell>
          <table:table-cell office:value-type="string">
            <text:p>Anaplastic Large Cell Lymphoma</text:p>
          </table:table-cell>
        </table:table-row>
        <table:table-row table:style-name="ro1">
          <table:table-cell office:value-type="string">
            <text:p>adenoma [stomach, tubulovilous]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office:value-type="string">
            <text:p>C4004</text:p>
          </table:table-cell>
          <table:table-cell office:value-type="string">
            <text:p>Gastric Adenocarcinoma</text:p>
          </table:table-cell>
        </table:table-row>
        <table:table-row table:style-name="ro1">
          <table:table-cell office:value-type="string">
            <text:p>Granular cell tumours [cerebral]</text:p>
          </table:table-cell>
          <table:table-cell office:value-type="string">
            <text:p>9582/0</text:p>
          </table:table-cell>
          <table:table-cell office:value-type="string">
            <text:p>Granular cell tumor of the sellar region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table:number-columns-repeated="2"/>
        </table:table-row>
        <table:table-row table:style-name="ro1">
          <table:table-cell office:value-type="string">
            <text:p>Pleomorphic adenoma/adenomatous type [palatal gland]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08.9</text:p>
          </table:table-cell>
          <table:table-cell office:value-type="string">
            <text:p>salivary gland, NOS</text:p>
          </table:table-cell>
          <table:table-cell office:value-type="string">
            <text:p>20030</text:p>
          </table:table-cell>
          <table:table-cell office:value-type="string">
            <text:p>C2855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Myeloid leukemia NOS [cell line MV411]</text:p>
          </table:table-cell>
          <table:table-cell office:value-type="string">
            <text:p>9860/3</text:p>
          </table:table-cell>
          <table:table-cell office:value-type="string">
            <text:p>Myeloid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3</text:p>
          </table:table-cell>
          <table:table-cell office:value-type="string">
            <text:p>C34774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Brain neuroblastoma (Primitive neuroectodermal tumor)</text:p>
          </table:table-cell>
          <table:table-cell office:value-type="string">
            <text:p>9473/3</text:p>
          </table:table-cell>
          <table:table-cell office:value-type="string">
            <text:p>Primitive neuroectodermal tumor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5398</text:p>
          </table:table-cell>
          <table:table-cell office:value-type="string">
            <text:p>Central Nervous System Embryonal Tumor, Not Otherwise Specified</text:p>
          </table:table-cell>
        </table:table-row>
        <table:table-row table:style-name="ro1">
          <table:table-cell office:value-type="string">
            <text:p>Splenic Marginal Zone Lymphoma</text:p>
          </table:table-cell>
          <table:table-cell office:value-type="string">
            <text:p>9689/3</text:p>
          </table:table-cell>
          <table:table-cell office:value-type="string">
            <text:p>Splenic marginal zone B-cell lymphoma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office:value-type="string">
            <text:p>C4663</text:p>
          </table:table-cell>
          <table:table-cell office:value-type="string">
            <text:p>Splenic Marginal Zone Lymphoma</text:p>
          </table:table-cell>
        </table:table-row>
        <table:table-row table:style-name="ro1">
          <table:table-cell office:value-type="string">
            <text:p>Plasma cell leukemia</text:p>
          </table:table-cell>
          <table:table-cell office:value-type="string">
            <text:p>9733/3</text:p>
          </table:table-cell>
          <table:table-cell office:value-type="string">
            <text:p>Plasma cell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43</text:p>
          </table:table-cell>
          <table:table-cell office:value-type="string">
            <text:p>C3180</text:p>
          </table:table-cell>
          <table:table-cell office:value-type="string">
            <text:p>Plasma Cell Leukemia</text:p>
          </table:table-cell>
        </table:table-row>
        <table:table-row table:style-name="ro1">
          <table:table-cell office:value-type="string">
            <text:p>Micropapillary serous carcinoma</text:p>
          </table:table-cell>
          <table:table-cell office:value-type="string">
            <text:p>8460/3</text:p>
          </table:table-cell>
          <table:table-cell office:value-type="string">
            <text:p>Papillary serous cystadeno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C6882</text:p>
          </table:table-cell>
          <table:table-cell office:value-type="string">
            <text:p>Micropapillary Serous Carcinoma</text:p>
          </table:table-cell>
        </table:table-row>
        <table:table-row table:style-name="ro1">
          <table:table-cell office:value-type="string">
            <text:p>Adenoid cystic carcinoma</text:p>
          </table:table-cell>
          <table:table-cell office:value-type="string">
            <text:p>8200/3</text:p>
          </table:table-cell>
          <table:table-cell office:value-type="string">
            <text:p>Adenoid cystic carcinoma</text:p>
          </table:table-cell>
          <table:table-cell office:value-type="string">
            <text:p>C08.9</text:p>
          </table:table-cell>
          <table:table-cell office:value-type="string">
            <text:p>salivary gland, NOS</text:p>
          </table:table-cell>
          <table:table-cell office:value-type="string">
            <text:p>20030</text:p>
          </table:table-cell>
          <table:table-cell office:value-type="string">
            <text:p>C8026</text:p>
          </table:table-cell>
          <table:table-cell office:value-type="string">
            <text:p>Salivary Gland Adenoid Cystic Carcinoma</text:p>
          </table:table-cell>
        </table:table-row>
        <table:table-row table:style-name="ro1">
          <table:table-cell office:value-type="string">
            <text:p>Carcinoma showing thymus-like elements</text:p>
          </table:table-cell>
          <table:table-cell office:value-type="string">
            <text:p>8589/3</text:p>
          </table:table-cell>
          <table:table-cell office:value-type="string">
            <text:p>Carcinoma showing thymus-like element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32010</text:p>
          </table:table-cell>
          <table:table-cell office:value-type="string">
            <text:p>C46106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enchondroma [Mafucci syndrome]</text:p>
          </table:table-cell>
          <table:table-cell office:value-type="string">
            <text:p>9220/0</text:p>
          </table:table-cell>
          <table:table-cell office:value-type="string">
            <text:p>Chondr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53459</text:p>
          </table:table-cell>
          <table:table-cell office:value-type="string">
            <text:p>Chondroma</text:p>
          </table:table-cell>
        </table:table-row>
        <table:table-row table:style-name="ro1">
          <table:table-cell office:value-type="string">
            <text:p>protoplasmic astrocytoma</text:p>
          </table:table-cell>
          <table:table-cell office:value-type="string">
            <text:p>9410/3</text:p>
          </table:table-cell>
          <table:table-cell office:value-type="string">
            <text:p>Protoplasmic astrocy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4320</text:p>
          </table:table-cell>
          <table:table-cell office:value-type="string">
            <text:p>Protoplasmic Astrocytoma</text:p>
          </table:table-cell>
        </table:table-row>
        <table:table-row table:style-name="ro1">
          <table:table-cell office:value-type="string">
            <text:p>cancers of unknown primary</text:p>
          </table:table-cell>
          <table:table-cell office:value-type="string">
            <text:p>8000/3</text:p>
          </table:table-cell>
          <table:table-cell office:value-type="string">
            <text:p>Neoplasm, malignant</text:p>
          </table:table-cell>
          <table:table-cell office:value-type="string">
            <text:p>C76.9</text:p>
          </table:table-cell>
          <table:table-cell office:value-type="string">
            <text:p>ill-defined</text:p>
          </table:table-cell>
          <table:table-cell office:value-type="string">
            <text:p>99999</text:p>
          </table:table-cell>
          <table:table-cell office:value-type="string">
            <text:p>C8997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Mullerian mixed tumor</text:p>
          </table:table-cell>
          <table:table-cell office:value-type="string">
            <text:p>8950/3</text:p>
          </table:table-cell>
          <table:table-cell office:value-type="string">
            <text:p>Mullerian mixed tumor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27030</text:p>
          </table:table-cell>
          <table:table-cell table:number-columns-repeated="2"/>
        </table:table-row>
        <table:table-row table:style-name="ro1">
          <table:table-cell office:value-type="string">
            <text:p>Cutaneous neurofibroma</text:p>
          </table:table-cell>
          <table:table-cell office:value-type="string">
            <text:p>9540/0</text:p>
          </table:table-cell>
          <table:table-cell office:value-type="string">
            <text:p>Neurofibr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25020</text:p>
          </table:table-cell>
          <table:table-cell office:value-type="string">
            <text:p>C3272</text:p>
          </table:table-cell>
          <table:table-cell office:value-type="string">
            <text:p>Neurofibroma</text:p>
          </table:table-cell>
        </table:table-row>
        <table:table-row table:style-name="ro1">
          <table:table-cell office:value-type="string">
            <text:p>Diffuse large cell lymphoma [immunoblastic, nodal]</text:p>
          </table:table-cell>
          <table:table-cell office:value-type="string">
            <text:p>9684/3</text:p>
          </table:table-cell>
          <table:table-cell office:value-type="string">
            <text:p>Malignant lymphoma, large B-cell, diffuse, immunoblastic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office:value-type="string">
            <text:p>C7224</text:p>
          </table:table-cell>
          <table:table-cell office:value-type="string">
            <text:p>Plasmablastic Lymphoma</text:p>
          </table:table-cell>
        </table:table-row>
        <table:table-row table:style-name="ro1">
          <table:table-cell office:value-type="string">
            <text:p>transformed cell line WI-38 VA13 subline 2RA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34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None</text:p>
          </table:table-cell>
          <table:table-cell office:value-type="string">
            <text:p>Transformed cell line</text:p>
          </table:table-cell>
        </table:table-row>
        <table:table-row table:style-name="ro1">
          <table:table-cell office:value-type="string">
            <text:p>Melanocytic nevus [with proliferation simulating-superficial spreading melanoma in situ]</text:p>
          </table:table-cell>
          <table:table-cell office:value-type="string">
            <text:p>8720/0</text:p>
          </table:table-cell>
          <table:table-cell office:value-type="string">
            <text:p>Pigmented nevus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25010</text:p>
          </table:table-cell>
          <table:table-cell office:value-type="string">
            <text:p>C3074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ubular adenoma [colorectal]</text:p>
          </table:table-cell>
          <table:table-cell office:value-type="string">
            <text:p>8211/0</text:p>
          </table:table-cell>
          <table:table-cell office:value-type="string">
            <text:p>Tubular adenoma, NOS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21049</text:p>
          </table:table-cell>
          <table:table-cell office:value-type="string">
            <text:p>C4133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Aggressive NK-cell leukemia</text:p>
          </table:table-cell>
          <table:table-cell office:value-type="string">
            <text:p>9948/3</text:p>
          </table:table-cell>
          <table:table-cell office:value-type="string">
            <text:p>Aggressive NK-cell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43</text:p>
          </table:table-cell>
          <table:table-cell office:value-type="string">
            <text:p>C8647</text:p>
          </table:table-cell>
          <table:table-cell office:value-type="string">
            <text:p>Aggressive NK-Cell Leukemia</text:p>
          </table:table-cell>
        </table:table-row>
        <table:table-row table:style-name="ro1">
          <table:table-cell office:value-type="string">
            <text:p>Pleural biphasic mesothelioma [cell line NCI-H2452]</text:p>
          </table:table-cell>
          <table:table-cell office:value-type="string">
            <text:p>9050/3</text:p>
          </table:table-cell>
          <table:table-cell office:value-type="string">
            <text:p>Mesothelioma, malignant</text:p>
          </table:table-cell>
          <table:table-cell office:value-type="string">
            <text:p>C34</text:p>
          </table:table-cell>
          <table:table-cell office:value-type="string">
            <text:p>lung and bronchus</text:p>
          </table:table-cell>
          <table:table-cell office:value-type="string">
            <text:p>36010</text:p>
          </table:table-cell>
          <table:table-cell office:value-type="string">
            <text:p>C45665</text:p>
          </table:table-cell>
          <table:table-cell office:value-type="string">
            <text:p>Pleural biphasic mesothelioma</text:p>
          </table:table-cell>
        </table:table-row>
        <table:table-row table:style-name="ro1">
          <table:table-cell office:value-type="string">
            <text:p>transformed cell line HK-2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29020</text:p>
          </table:table-cell>
          <table:table-cell office:value-type="string">
            <text:p>None</text:p>
          </table:table-cell>
          <table:table-cell office:value-type="string">
            <text:p>Transformed cell line</text:p>
          </table:table-cell>
        </table:table-row>
        <table:table-row table:style-name="ro1">
          <table:table-cell office:value-type="string">
            <text:p>osteosarcoma [cell line <text:s/>Hs 707(A).T]</text:p>
          </table:table-cell>
          <table:table-cell office:value-type="string">
            <text:p>9180/3</text:p>
          </table:table-cell>
          <table:table-cell office:value-type="string">
            <text:p>Osteosarcoma, NOS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23000</text:p>
          </table:table-cell>
          <table:table-cell office:value-type="string">
            <text:p>C9145</text:p>
          </table:table-cell>
          <table:table-cell office:value-type="string">
            <text:p>Osteosarcoma</text:p>
          </table:table-cell>
        </table:table-row>
        <table:table-row table:style-name="ro1">
          <table:table-cell office:value-type="string">
            <text:p>Primary CNS lymphoma</text:p>
          </table:table-cell>
          <table:table-cell office:value-type="string">
            <text:p>9590/3</text:p>
          </table:table-cell>
          <table:table-cell office:value-type="string">
            <text:p>Malignant lymph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3042</text:p>
          </table:table-cell>
          <table:table-cell office:value-type="string">
            <text:p>C3208</text:p>
          </table:table-cell>
          <table:table-cell office:value-type="string">
            <text:p>Lymphoma</text:p>
          </table:table-cell>
        </table:table-row>
        <table:table-row table:style-name="ro1">
          <table:table-cell office:value-type="string">
            <text:p>Refractory anemia with excess of blasts (FAB)</text:p>
          </table:table-cell>
          <table:table-cell office:value-type="string">
            <text:p>9983/3</text:p>
          </table:table-cell>
          <table:table-cell office:value-type="string">
            <text:p>Refractory anemia with excess blast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3</text:p>
          </table:table-cell>
          <table:table-cell office:value-type="string">
            <text:p>C7506</text:p>
          </table:table-cell>
          <table:table-cell office:value-type="string">
            <text:p>Myelodysplastic Syndrome with Excess Blasts</text:p>
          </table:table-cell>
        </table:table-row>
        <table:table-row table:style-name="ro1">
          <table:table-cell office:value-type="string">
            <text:p>Normal endometrium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Chronic myelomonocytic leukemia</text:p>
          </table:table-cell>
          <table:table-cell office:value-type="string">
            <text:p>9945/3</text:p>
          </table:table-cell>
          <table:table-cell office:value-type="string">
            <text:p>Chronic myelomonocytic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2</text:p>
          </table:table-cell>
          <table:table-cell office:value-type="string">
            <text:p>C3178</text:p>
          </table:table-cell>
          <table:table-cell office:value-type="string">
            <text:p>Chronic Myelomonocytic Leukemia</text:p>
          </table:table-cell>
        </table:table-row>
        <table:table-row table:style-name="ro1">
          <table:table-cell office:value-type="string">
            <text:p>Plexiform neurofibroma</text:p>
          </table:table-cell>
          <table:table-cell office:value-type="string">
            <text:p>9540/0</text:p>
          </table:table-cell>
          <table:table-cell office:value-type="string">
            <text:p>Neurofibroma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31040</text:p>
          </table:table-cell>
          <table:table-cell office:value-type="string">
            <text:p>C3272</text:p>
          </table:table-cell>
          <table:table-cell office:value-type="string">
            <text:p>Neurofibroma</text:p>
          </table:table-cell>
        </table:table-row>
        <table:table-row table:style-name="ro1">
          <table:table-cell office:value-type="string">
            <text:p>cervical squamous carcinoma [cell line CSCC-1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53</text:p>
          </table:table-cell>
          <table:table-cell office:value-type="string">
            <text:p>cervix uteri</text:p>
          </table:table-cell>
          <table:table-cell office:value-type="string">
            <text:p>27010</text:p>
          </table:table-cell>
          <table:table-cell office:value-type="string">
            <text:p>C27676</text:p>
          </table:table-cell>
          <table:table-cell office:value-type="string">
            <text:p>Human papillomavirus-related cervical squamous cell carcinoma</text:p>
          </table:table-cell>
        </table:table-row>
        <table:table-row table:style-name="ro1">
          <table:table-cell office:value-type="string">
            <text:p>Undifferentiated Sarcoma</text:p>
          </table:table-cell>
          <table:table-cell office:value-type="string">
            <text:p>8805/3</text:p>
          </table:table-cell>
          <table:table-cell office:value-type="string">
            <text:p>Undifferentiated 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27096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rectal adenoma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20.9</text:p>
          </table:table-cell>
          <table:table-cell office:value-type="string">
            <text:p>Rectum, NOS</text:p>
          </table:table-cell>
          <table:table-cell office:value-type="string">
            <text:p>21052</text:p>
          </table:table-cell>
          <table:table-cell office:value-type="string">
            <text:p>C9383</text:p>
          </table:table-cell>
          <table:table-cell office:value-type="string">
            <text:p>Rectal Adenocarcinoma</text:p>
          </table:table-cell>
        </table:table-row>
        <table:table-row table:style-name="ro1">
          <table:table-cell office:value-type="string">
            <text:p>Gastational choriocarcinoma [cell line JAR]</text:p>
          </table:table-cell>
          <table:table-cell office:value-type="string">
            <text:p>9100/3</text:p>
          </table:table-cell>
          <table:table-cell office:value-type="string">
            <text:p>Choriocarcin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27030</text:p>
          </table:table-cell>
          <table:table-cell office:value-type="string">
            <text:p>C4646</text:p>
          </table:table-cell>
          <table:table-cell office:value-type="string">
            <text:p>Gestational choriocarcinoma</text:p>
          </table:table-cell>
        </table:table-row>
        <table:table-row table:style-name="ro1">
          <table:table-cell office:value-type="string">
            <text:p>Extranodal marginal zone B-cell lymphoma</text:p>
          </table:table-cell>
          <table:table-cell office:value-type="string">
            <text:p>9699/3</text:p>
          </table:table-cell>
          <table:table-cell office:value-type="string">
            <text:p>Marginal zone B-cell lymphoma, NOS</text:p>
          </table:table-cell>
          <table:table-cell office:value-type="string">
            <text:p>C69.9</text:p>
          </table:table-cell>
          <table:table-cell office:value-type="string">
            <text:p>eye, nos</text:p>
          </table:table-cell>
          <table:table-cell office:value-type="string">
            <text:p>33042</text:p>
          </table:table-cell>
          <table:table-cell office:value-type="string">
            <text:p>C35689</text:p>
          </table:table-cell>
          <table:table-cell office:value-type="string">
            <text:p>Extranodal Marginal Zone Lymphoma of Mucosa-Associated Lymphoid Tissue Ocular Adnexal Mucosa-Associated Lymphoid Tissue Lymphoma</text:p>
          </table:table-cell>
        </table:table-row>
        <table:table-row table:style-name="ro1">
          <table:table-cell office:value-type="string">
            <text:p>thyroid carcinoma, Huerthle cell</text:p>
          </table:table-cell>
          <table:table-cell office:value-type="string">
            <text:p>8290/3</text:p>
          </table:table-cell>
          <table:table-cell office:value-type="string">
            <text:p>Oxyphilic adenocarcinoma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32010</text:p>
          </table:table-cell>
          <table:table-cell office:value-type="string">
            <text:p>C3679</text:p>
          </table:table-cell>
          <table:table-cell office:value-type="string">
            <text:p>Oxyphilic Adenocarcinoma</text:p>
          </table:table-cell>
        </table:table-row>
        <table:table-row table:style-name="ro1">
          <table:table-cell office:value-type="string">
            <text:p>Squamous intraepithelial neoplasia, grade II [vulva]</text:p>
          </table:table-cell>
          <table:table-cell office:value-type="string">
            <text:p>8070/1</text:p>
          </table:table-cell>
          <table:table-cell office:value-type="string">
            <text:p>None</text:p>
          </table:table-cell>
          <table:table-cell office:value-type="string">
            <text:p>C51.9</text:p>
          </table:table-cell>
          <table:table-cell office:value-type="string">
            <text:p>vulva, nos</text:p>
          </table:table-cell>
          <table:table-cell office:value-type="string">
            <text:p>27060</text:p>
          </table:table-cell>
          <table:table-cell table:number-columns-repeated="2"/>
        </table:table-row>
        <table:table-row table:style-name="ro1">
          <table:table-cell office:value-type="string">
            <text:p>Classical Hodgkin lymphoma, mixed cellularity</text:p>
          </table:table-cell>
          <table:table-cell office:value-type="string">
            <text:p>9652/3</text:p>
          </table:table-cell>
          <table:table-cell office:value-type="string">
            <text:p>Hodgkin lymphoma, mixed cellularity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11</text:p>
          </table:table-cell>
          <table:table-cell table:number-columns-repeated="2"/>
        </table:table-row>
        <table:table-row table:style-name="ro1">
          <table:table-cell office:value-type="string">
            <text:p>flat ductal intraepithelial neoplasia</text:p>
          </table:table-cell>
          <table:table-cell office:value-type="string">
            <text:p>8050/0</text:p>
          </table:table-cell>
          <table:table-cell office:value-type="string">
            <text:p>Papill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7440</text:p>
          </table:table-cell>
          <table:table-cell office:value-type="string">
            <text:p>Papilloma</text:p>
          </table:table-cell>
        </table:table-row>
        <table:table-row table:style-name="ro1">
          <table:table-cell office:value-type="string">
            <text:p>esophageal carcinoma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15.9</text:p>
          </table:table-cell>
          <table:table-cell office:value-type="string">
            <text:p>esophagus</text:p>
          </table:table-cell>
          <table:table-cell office:value-type="string">
            <text:p>21010</text:p>
          </table:table-cell>
          <table:table-cell office:value-type="string">
            <text:p>C2916</text:p>
          </table:table-cell>
          <table:table-cell office:value-type="string">
            <text:p>Carcinoma</text:p>
          </table:table-cell>
        </table:table-row>
        <table:table-row table:style-name="ro1">
          <table:table-cell office:value-type="string">
            <text:p>Diffusely infiltrating astrocytoma</text:p>
          </table:table-cell>
          <table:table-cell office:value-type="string">
            <text:p>9400/3</text:p>
          </table:table-cell>
          <table:table-cell office:value-type="string">
            <text:p>Astrocyt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7173</text:p>
          </table:table-cell>
          <table:table-cell office:value-type="string">
            <text:p>Diffuse Astrocytoma</text:p>
          </table:table-cell>
        </table:table-row>
        <table:table-row table:style-name="ro1">
          <table:table-cell office:value-type="string">
            <text:p>myxopapillary ependymoma [cauda equina]</text:p>
          </table:table-cell>
          <table:table-cell office:value-type="string">
            <text:p>9391/3</text:p>
          </table:table-cell>
          <table:table-cell office:value-type="string">
            <text:p>Ependymoma, NOS</text:p>
          </table:table-cell>
          <table:table-cell office:value-type="string">
            <text:p>C72.0</text:p>
          </table:table-cell>
          <table:table-cell office:value-type="string">
            <text:p>Spinal cord</text:p>
          </table:table-cell>
          <table:table-cell office:value-type="string">
            <text:p>31040</text:p>
          </table:table-cell>
          <table:table-cell office:value-type="string">
            <text:p>C6903</text:p>
          </table:table-cell>
          <table:table-cell office:value-type="string">
            <text:p>Tanycytic Ependymoma</text:p>
          </table:table-cell>
        </table:table-row>
        <table:table-row table:style-name="ro1">
          <table:table-cell office:value-type="string">
            <text:p>anaplastic thyroid carcinoma [cell line TCO-1]</text:p>
          </table:table-cell>
          <table:table-cell office:value-type="string">
            <text:p>8021/3</text:p>
          </table:table-cell>
          <table:table-cell office:value-type="string">
            <text:p>Carcinoma, anaplastic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32010</text:p>
          </table:table-cell>
          <table:table-cell office:value-type="string">
            <text:p>C3878</text:p>
          </table:table-cell>
          <table:table-cell office:value-type="string">
            <text:p>Thyroid gland undifferentiated (anaplastic) carcinoma</text:p>
          </table:table-cell>
        </table:table-row>
        <table:table-row table:style-name="ro1">
          <table:table-cell office:value-type="string">
            <text:p>Mucinous cystadenocarcinoma</text:p>
          </table:table-cell>
          <table:table-cell office:value-type="string">
            <text:p>8470/3</text:p>
          </table:table-cell>
          <table:table-cell office:value-type="string">
            <text:p>Mucin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C3776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pleomorphic xanthoastrocytoma [supratentorial]</text:p>
          </table:table-cell>
          <table:table-cell office:value-type="string">
            <text:p>9424/3</text:p>
          </table:table-cell>
          <table:table-cell office:value-type="string">
            <text:p>Pleomorphic xanthoastrocytoma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31010</text:p>
          </table:table-cell>
          <table:table-cell office:value-type="string">
            <text:p>C4323</text:p>
          </table:table-cell>
          <table:table-cell office:value-type="string">
            <text:p>Pleomorphic Xanthoastrocytoma</text:p>
          </table:table-cell>
        </table:table-row>
        <table:table-row table:style-name="ro1">
          <table:table-cell office:value-type="string">
            <text:p>Marginal zone lymphoma, NOS</text:p>
          </table:table-cell>
          <table:table-cell office:value-type="string">
            <text:p>9699/3</text:p>
          </table:table-cell>
          <table:table-cell office:value-type="string">
            <text:p>Marginal zone B-cell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office:value-type="string">
            <text:p>C8863</text:p>
          </table:table-cell>
          <table:table-cell office:value-type="string">
            <text:p>Nodal Marginal Zone Lymphoma</text:p>
          </table:table-cell>
        </table:table-row>
        <table:table-row table:style-name="ro1">
          <table:table-cell office:value-type="string">
            <text:p>Primary mediastinal B-NHL</text:p>
          </table:table-cell>
          <table:table-cell office:value-type="string">
            <text:p>9679/3</text:p>
          </table:table-cell>
          <table:table-cell office:value-type="string">
            <text:p>Mediastinal large B-cell lymphoma</text:p>
          </table:table-cell>
          <table:table-cell office:value-type="string">
            <text:p>C38.9</text:p>
          </table:table-cell>
          <table:table-cell office:value-type="string">
            <text:p>mediastinum</text:p>
          </table:table-cell>
          <table:table-cell office:value-type="string">
            <text:p>33042</text:p>
          </table:table-cell>
          <table:table-cell table:number-columns-repeated="2"/>
        </table:table-row>
        <table:table-row table:style-name="ro1">
          <table:table-cell office:value-type="string">
            <text:p>Giant cell tumor of bone</text:p>
          </table:table-cell>
          <table:table-cell office:value-type="string">
            <text:p>9250/1</text:p>
          </table:table-cell>
          <table:table-cell office:value-type="string">
            <text:p>Giant cell tumor of bone, NOS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23000</text:p>
          </table:table-cell>
          <table:table-cell office:value-type="string">
            <text:p>C3738</text:p>
          </table:table-cell>
          <table:table-cell office:value-type="string">
            <text:p>Osteoclastic Giant Cell-Rich Tumor of Bone</text:p>
          </table:table-cell>
        </table:table-row>
        <table:table-row table:style-name="ro1">
          <table:table-cell office:value-type="string">
            <text:p>CD30+ LPD (ALCL type)</text:p>
          </table:table-cell>
          <table:table-cell office:value-type="string">
            <text:p>9718/3</text:p>
          </table:table-cell>
          <table:table-cell office:value-type="string">
            <text:p>Primary cutaneous CD30+ T-cell lymphoproliferative disorder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33042</text:p>
          </table:table-cell>
          <table:table-cell office:value-type="string">
            <text:p>C6860</text:p>
          </table:table-cell>
          <table:table-cell office:value-type="string">
            <text:p>Primary Cutaneous Anaplastic Large Cell Lymphoma</text:p>
          </table:table-cell>
        </table:table-row>
        <table:table-row table:style-name="ro1">
          <table:table-cell office:value-type="string">
            <text:p>combined hepatocellular carcinoma and cholangiocarcinoma [Chronic cholangitis]</text:p>
          </table:table-cell>
          <table:table-cell office:value-type="string">
            <text:p>8180/3</text:p>
          </table:table-cell>
          <table:table-cell office:value-type="string">
            <text:p>Combined hepatocellular carcinoma and cholangiocarcinoma</text:p>
          </table:table-cell>
          <table:table-cell office:value-type="string">
            <text:p>C22.1</text:p>
          </table:table-cell>
          <table:table-cell office:value-type="string">
            <text:p>intrahepatic bile ducts</text:p>
          </table:table-cell>
          <table:table-cell office:value-type="string">
            <text:p>21072</text:p>
          </table:table-cell>
          <table:table-cell office:value-type="string">
            <text:p>C3828</text:p>
          </table:table-cell>
          <table:table-cell office:value-type="string">
            <text:p>Combined Hepatocellular Carcinoma and Cholangiocarcinoma</text:p>
          </table:table-cell>
        </table:table-row>
        <table:table-row table:style-name="ro1">
          <table:table-cell office:value-type="string">
            <text:p>Ovarian cystoadenocarcinoma [cell line IGROV-1]</text:p>
          </table:table-cell>
          <table:table-cell office:value-type="string">
            <text:p>8440/3</text:p>
          </table:table-cell>
          <table:table-cell office:value-type="string">
            <text:p>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C7979</text:p>
          </table:table-cell>
          <table:table-cell office:value-type="string">
            <text:p>Ovarian endometrioid adenocarcinoma</text:p>
          </table:table-cell>
        </table:table-row>
        <table:table-row table:style-name="ro1">
          <table:table-cell office:value-type="string">
            <text:p>subependymoma [left lateral ventricle]</text:p>
          </table:table-cell>
          <table:table-cell office:value-type="string">
            <text:p>9391/3</text:p>
          </table:table-cell>
          <table:table-cell office:value-type="string">
            <text:p>Ependym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6903</text:p>
          </table:table-cell>
          <table:table-cell office:value-type="string">
            <text:p>Tanycytic Ependymoma</text:p>
          </table:table-cell>
        </table:table-row>
        <table:table-row table:style-name="ro1">
          <table:table-cell office:value-type="string">
            <text:p>Erythroleukemia [cell line HEL]</text:p>
          </table:table-cell>
          <table:table-cell office:value-type="string">
            <text:p>9840/3</text:p>
          </table:table-cell>
          <table:table-cell office:value-type="string">
            <text:p>Erythro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41</text:p>
          </table:table-cell>
          <table:table-cell office:value-type="string">
            <text:p>C7152</text:p>
          </table:table-cell>
          <table:table-cell office:value-type="string">
            <text:p>Erythroleukemia</text:p>
          </table:table-cell>
        </table:table-row>
        <table:table-row table:style-name="ro1">
          <table:table-cell office:value-type="string">
            <text:p>Barret adenocarcinoma [cell line OE33]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15</text:p>
          </table:table-cell>
          <table:table-cell office:value-type="string">
            <text:p>esophagus</text:p>
          </table:table-cell>
          <table:table-cell office:value-type="string">
            <text:p>21010</text:p>
          </table:table-cell>
          <table:table-cell office:value-type="string">
            <text:p>C7027</text:p>
          </table:table-cell>
          <table:table-cell office:value-type="string">
            <text:p>Barrett adenocarcinoma</text:p>
          </table:table-cell>
        </table:table-row>
        <table:table-row table:style-name="ro1">
          <table:table-cell office:value-type="string">
            <text:p>Malignant Astroblastoma</text:p>
          </table:table-cell>
          <table:table-cell office:value-type="string">
            <text:p>9430/3</text:p>
          </table:table-cell>
          <table:table-cell office:value-type="string">
            <text:p>Astroblas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4324</text:p>
          </table:table-cell>
          <table:table-cell office:value-type="string">
            <text:p>Astroblastoma</text:p>
          </table:table-cell>
        </table:table-row>
        <table:table-row table:style-name="ro1">
          <table:table-cell office:value-type="string">
            <text:p>Chronic Lymphocytic Leukemia</text:p>
          </table:table-cell>
          <table:table-cell office:value-type="string">
            <text:p>9823/3</text:p>
          </table:table-cell>
          <table:table-cell office:value-type="string">
            <text:p>B-cell chronic lymphocytic leukemia/small lymphocytic lymphom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12</text:p>
          </table:table-cell>
          <table:table-cell office:value-type="string">
            <text:p>C3163</text:p>
          </table:table-cell>
          <table:table-cell office:value-type="string">
            <text:p>Chronic Lymphocytic Leukemia</text:p>
          </table:table-cell>
        </table:table-row>
        <table:table-row table:style-name="ro1">
          <table:table-cell office:value-type="string">
            <text:p>Pleomorphic Leiomyosarcoma [grade III, primary]</text:p>
          </table:table-cell>
          <table:table-cell office:value-type="string">
            <text:p>8890/3</text:p>
          </table:table-cell>
          <table:table-cell office:value-type="string">
            <text:p>Leiomy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158</text:p>
          </table:table-cell>
          <table:table-cell office:value-type="string">
            <text:p>Leiomyosarcoma</text:p>
          </table:table-cell>
        </table:table-row>
        <table:table-row table:style-name="ro1">
          <table:table-cell office:value-type="string">
            <text:p>Kaposi sarcoma</text:p>
          </table:table-cell>
          <table:table-cell office:value-type="string">
            <text:p>9140/3</text:p>
          </table:table-cell>
          <table:table-cell office:value-type="string">
            <text:p>Kaposi 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36020</text:p>
          </table:table-cell>
          <table:table-cell office:value-type="string">
            <text:p>C9087</text:p>
          </table:table-cell>
          <table:table-cell office:value-type="string">
            <text:p>Kaposi Sarcoma</text:p>
          </table:table-cell>
        </table:table-row>
        <table:table-row table:style-name="ro1">
          <table:table-cell office:value-type="string">
            <text:p>pediatric rhabdomyosarcoma</text:p>
          </table:table-cell>
          <table:table-cell office:value-type="string">
            <text:p>8900/3</text:p>
          </table:table-cell>
          <table:table-cell office:value-type="string">
            <text:p>Rhabdomy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359</text:p>
          </table:table-cell>
          <table:table-cell office:value-type="string">
            <text:p>Rhabdomyosarcoma</text:p>
          </table:table-cell>
        </table:table-row>
        <table:table-row table:style-name="ro1">
          <table:table-cell office:value-type="string">
            <text:p>rhabdoid tumor [extrarenal]</text:p>
          </table:table-cell>
          <table:table-cell office:value-type="string">
            <text:p>8963/3</text:p>
          </table:table-cell>
          <table:table-cell office:value-type="string">
            <text:p>Malignant rhabdoid tumor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808</text:p>
          </table:table-cell>
          <table:table-cell office:value-type="string">
            <text:p>Rhabdoid Tumor</text:p>
          </table:table-cell>
        </table:table-row>
        <table:table-row table:style-name="ro1">
          <table:table-cell office:value-type="string">
            <text:p>Pleomorphic carcinoma</text:p>
          </table:table-cell>
          <table:table-cell office:value-type="string">
            <text:p>8022/3</text:p>
          </table:table-cell>
          <table:table-cell office:value-type="string">
            <text:p>Pleomorphic carcinoma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22050</text:p>
          </table:table-cell>
          <table:table-cell office:value-type="string">
            <text:p>C4094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Prolymphocytic leukemia, B-cell type</text:p>
          </table:table-cell>
          <table:table-cell office:value-type="string">
            <text:p>9833/3</text:p>
          </table:table-cell>
          <table:table-cell office:value-type="string">
            <text:p>Prolymphocytic leukemia, B-cell type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13</text:p>
          </table:table-cell>
          <table:table-cell table:number-columns-repeated="2"/>
        </table:table-row>
        <table:table-row table:style-name="ro1">
          <table:table-cell office:value-type="string">
            <text:p>Fibrillary astrocytoma</text:p>
          </table:table-cell>
          <table:table-cell office:value-type="string">
            <text:p>9420/3</text:p>
          </table:table-cell>
          <table:table-cell office:value-type="string">
            <text:p>Fibrillary astrocy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4322</text:p>
          </table:table-cell>
          <table:table-cell office:value-type="string">
            <text:p>Fibrillary Astrocytoma</text:p>
          </table:table-cell>
        </table:table-row>
        <table:table-row table:style-name="ro1">
          <table:table-cell office:value-type="string">
            <text:p>Duodenal adenocarcinoma [cell line AZ-521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6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office:value-type="string">
            <text:p>C7889</text:p>
          </table:table-cell>
          <table:table-cell office:value-type="string">
            <text:p>Duodenal adenocarcinoma</text:p>
          </table:table-cell>
        </table:table-row>
        <table:table-row table:style-name="ro1">
          <table:table-cell office:value-type="string">
            <text:p>Ovarian adenocarcinoma [cell line CAOV-1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C7700</text:p>
          </table:table-cell>
          <table:table-cell office:value-type="string">
            <text:p>Ovarian adenocarcinoma</text:p>
          </table:table-cell>
        </table:table-row>
        <table:table-row table:style-name="ro1">
          <table:table-cell office:value-type="string">
            <text:p>neuroendocrine tumour [pancreas, gastrinoma, Liver metastasis, functional]</text:p>
          </table:table-cell>
          <table:table-cell office:value-type="string">
            <text:p>8153/3</text:p>
          </table:table-cell>
          <table:table-cell office:value-type="string">
            <text:p>Gastrinoma, malignant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21100</text:p>
          </table:table-cell>
          <table:table-cell table:number-columns-repeated="2"/>
        </table:table-row>
        <table:table-row table:style-name="ro1">
          <table:table-cell office:value-type="string">
            <text:p>papillary urothelial neoplasm of low malignant potential</text:p>
          </table:table-cell>
          <table:table-cell office:value-type="string">
            <text:p>8130/2</text:p>
          </table:table-cell>
          <table:table-cell office:value-type="string">
            <text:p>Papillary transitional cell carcinoma, <text:s/>non-invasive</text:p>
          </table:table-cell>
          <table:table-cell office:value-type="string">
            <text:p>C67.0</text:p>
          </table:table-cell>
          <table:table-cell office:value-type="string">
            <text:p>urinary bladder</text:p>
          </table:table-cell>
          <table:table-cell office:value-type="string">
            <text:p>29010</text:p>
          </table:table-cell>
          <table:table-cell table:number-columns-repeated="2"/>
        </table:table-row>
        <table:table-row table:style-name="ro1">
          <table:table-cell office:value-type="string">
            <text:p>Spindle-cell carcinoma</text:p>
          </table:table-cell>
          <table:table-cell office:value-type="string">
            <text:p>8032/3</text:p>
          </table:table-cell>
          <table:table-cell office:value-type="string">
            <text:p>Spindle cell carcinoma, NOS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22050</text:p>
          </table:table-cell>
          <table:table-cell office:value-type="string">
            <text:p>C27004</text:p>
          </table:table-cell>
          <table:table-cell office:value-type="string">
            <text:p>Sarcomatoid Carcinoma</text:p>
          </table:table-cell>
        </table:table-row>
        <table:table-row table:style-name="ro1">
          <table:table-cell office:value-type="string">
            <text:p>T-cell lymphoblastic lymphoma</text:p>
          </table:table-cell>
          <table:table-cell office:value-type="string">
            <text:p>9729/3</text:p>
          </table:table-cell>
          <table:table-cell office:value-type="string">
            <text:p>Precursor T-cell lymphoblastic lymphoma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office:value-type="string">
            <text:p>C6919</text:p>
          </table:table-cell>
          <table:table-cell office:value-type="string">
            <text:p>T Lymphoblastic Lymphoma</text:p>
          </table:table-cell>
        </table:table-row>
        <table:table-row table:style-name="ro1">
          <table:table-cell office:value-type="string">
            <text:p>pleuropulmonary blastoma</text:p>
          </table:table-cell>
          <table:table-cell office:value-type="string">
            <text:p>8973/3</text:p>
          </table:table-cell>
          <table:table-cell office:value-type="string">
            <text:p>Pleuropulmonary blast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5669</text:p>
          </table:table-cell>
          <table:table-cell office:value-type="string">
            <text:p>Pleuropulmonary Blastoma</text:p>
          </table:table-cell>
        </table:table-row>
        <table:table-row table:style-name="ro1">
          <table:table-cell office:value-type="string">
            <text:p>mucinous carcinoma of the breast [grade I, stage pT1c, 0 pos. LN, dist metast. no]</text:p>
          </table:table-cell>
          <table:table-cell office:value-type="string">
            <text:p>8523/3</text:p>
          </table:table-cell>
          <table:table-cell office:value-type="string">
            <text:p>Infiltrating duct mixed with other types of carcin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table:number-columns-repeated="2"/>
        </table:table-row>
        <table:table-row table:style-name="ro1">
          <table:table-cell office:value-type="string">
            <text:p>seminoma</text:p>
          </table:table-cell>
          <table:table-cell office:value-type="string">
            <text:p>9061/3</text:p>
          </table:table-cell>
          <table:table-cell office:value-type="string">
            <text:p>Seminoma, NOS</text:p>
          </table:table-cell>
          <table:table-cell office:value-type="string">
            <text:p>C62.9</text:p>
          </table:table-cell>
          <table:table-cell office:value-type="string">
            <text:p>testis</text:p>
          </table:table-cell>
          <table:table-cell office:value-type="string">
            <text:p>28020</text:p>
          </table:table-cell>
          <table:table-cell office:value-type="string">
            <text:p>C9309</text:p>
          </table:table-cell>
          <table:table-cell office:value-type="string">
            <text:p>Seminoma</text:p>
          </table:table-cell>
        </table:table-row>
        <table:table-row table:style-name="ro1">
          <table:table-cell office:value-type="string">
            <text:p>Acute myeloid leukemia with prior myelodysplastic syndrome [RAEB]</text:p>
          </table:table-cell>
          <table:table-cell office:value-type="string">
            <text:p>9895/3</text:p>
          </table:table-cell>
          <table:table-cell office:value-type="string">
            <text:p>Acute myeloid leukemia with myelodysplasia-related change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1</text:p>
          </table:table-cell>
          <table:table-cell office:value-type="string">
            <text:p>C9289</text:p>
          </table:table-cell>
          <table:table-cell office:value-type="string">
            <text:p>Acute Myeloid Leukemia with Multilineage Dysplasia</text:p>
          </table:table-cell>
        </table:table-row>
        <table:table-row table:style-name="ro1">
          <table:table-cell office:value-type="string">
            <text:p>Ganglioneuroma [Abdominal]</text:p>
          </table:table-cell>
          <table:table-cell office:value-type="string">
            <text:p>9490/0</text:p>
          </table:table-cell>
          <table:table-cell office:value-type="string">
            <text:p>Ganglioneuroma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31040</text:p>
          </table:table-cell>
          <table:table-cell office:value-type="string">
            <text:p>C3049</text:p>
          </table:table-cell>
          <table:table-cell office:value-type="string">
            <text:p>Ganglioneuroma</text:p>
          </table:table-cell>
        </table:table-row>
        <table:table-row table:style-name="ro1">
          <table:table-cell office:value-type="string">
            <text:p>Familial adenomatous polyposis</text:p>
          </table:table-cell>
          <table:table-cell office:value-type="string">
            <text:p>8220/3</text:p>
          </table:table-cell>
          <table:table-cell office:value-type="string">
            <text:p>Adenocarcinoma in adenomatous polyposis coli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21052</text:p>
          </table:table-cell>
          <table:table-cell office:value-type="string">
            <text:p>C4134</text:p>
          </table:table-cell>
          <table:table-cell office:value-type="string">
            <text:p>Adenocarcinoma in Adenomatous Polyposis Coli</text:p>
          </table:table-cell>
        </table:table-row>
        <table:table-row table:style-name="ro1">
          <table:table-cell office:value-type="string">
            <text:p>Desmoid tumor</text:p>
          </table:table-cell>
          <table:table-cell office:value-type="string">
            <text:p>8821/1</text:p>
          </table:table-cell>
          <table:table-cell office:value-type="string">
            <text:p>Aggressive fibromatosi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9182</text:p>
          </table:table-cell>
          <table:table-cell office:value-type="string">
            <text:p>Desmoid-Type Fibromatosis</text:p>
          </table:table-cell>
        </table:table-row>
        <table:table-row table:style-name="ro1">
          <table:table-cell office:value-type="string">
            <text:p>testicular embryonal carcinoma [cell line NEC8]</text:p>
          </table:table-cell>
          <table:table-cell office:value-type="string">
            <text:p>9065/3</text:p>
          </table:table-cell>
          <table:table-cell office:value-type="string">
            <text:p>Germ cell tumor, nonseminomatous</text:p>
          </table:table-cell>
          <table:table-cell office:value-type="string">
            <text:p>C62</text:p>
          </table:table-cell>
          <table:table-cell office:value-type="string">
            <text:p>testis</text:p>
          </table:table-cell>
          <table:table-cell office:value-type="string">
            <text:p>28020</text:p>
          </table:table-cell>
          <table:table-cell office:value-type="string">
            <text:p>C6341</text:p>
          </table:table-cell>
          <table:table-cell office:value-type="string">
            <text:p>Testicular embryonal carcinoma</text:p>
          </table:table-cell>
        </table:table-row>
        <table:table-row table:style-name="ro1">
          <table:table-cell office:value-type="string">
            <text:p>Spitz nevi</text:p>
          </table:table-cell>
          <table:table-cell office:value-type="string">
            <text:p>8770/0</text:p>
          </table:table-cell>
          <table:table-cell office:value-type="string">
            <text:p>Epithelioid and spindle cell nevu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25010</text:p>
          </table:table-cell>
          <table:table-cell office:value-type="string">
            <text:p>C27007</text:p>
          </table:table-cell>
          <table:table-cell office:value-type="string">
            <text:p>Spitz Nevus</text:p>
          </table:table-cell>
        </table:table-row>
        <table:table-row table:style-name="ro1">
          <table:table-cell office:value-type="string">
            <text:p>Gastric choriocarcinoma [cell line SCH]</text:p>
          </table:table-cell>
          <table:table-cell office:value-type="string">
            <text:p>9100/3</text:p>
          </table:table-cell>
          <table:table-cell office:value-type="string">
            <text:p>Choriocarcinoma, NOS</text:p>
          </table:table-cell>
          <table:table-cell office:value-type="string">
            <text:p>C16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office:value-type="string">
            <text:p>C95749</text:p>
          </table:table-cell>
          <table:table-cell office:value-type="string">
            <text:p>Gastric choriocarcinoma</text:p>
          </table:table-cell>
        </table:table-row>
        <table:table-row table:style-name="ro1">
          <table:table-cell office:value-type="string">
            <text:p>Primary Nonseminoma Testicular Germ Cell Tumour</text:p>
          </table:table-cell>
          <table:table-cell office:value-type="string">
            <text:p>9065/3</text:p>
          </table:table-cell>
          <table:table-cell office:value-type="string">
            <text:p>Germ cell tumor, nonseminomatous</text:p>
          </table:table-cell>
          <table:table-cell office:value-type="string">
            <text:p>C63.9</text:p>
          </table:table-cell>
          <table:table-cell office:value-type="string">
            <text:p>epididymis, spermatic cord, male genital, nos</text:p>
          </table:table-cell>
          <table:table-cell office:value-type="string">
            <text:p>28040</text:p>
          </table:table-cell>
          <table:table-cell office:value-type="string">
            <text:p>C8591</text:p>
          </table:table-cell>
          <table:table-cell office:value-type="string">
            <text:p>Testicular Germ Cell Tumor</text:p>
          </table:table-cell>
        </table:table-row>
        <table:table-row table:style-name="ro1">
          <table:table-cell office:value-type="string">
            <text:p>Plasmacytoma [gastric]</text:p>
          </table:table-cell>
          <table:table-cell office:value-type="string">
            <text:p>9734/3</text:p>
          </table:table-cell>
          <table:table-cell office:value-type="string">
            <text:p>Plasmacytoma, extramedullary (not occurring in bone)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34000</text:p>
          </table:table-cell>
          <table:table-cell table:number-columns-repeated="2"/>
        </table:table-row>
        <table:table-row table:style-name="ro1">
          <table:table-cell office:value-type="string">
            <text:p>Lymphoplasmacytic Lymphoma</text:p>
          </table:table-cell>
          <table:table-cell office:value-type="string">
            <text:p>9671/3</text:p>
          </table:table-cell>
          <table:table-cell office:value-type="string">
            <text:p>Malignant lymphoma, lymphoplasmacytic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office:value-type="string">
            <text:p>C3898</text:p>
          </table:table-cell>
          <table:table-cell office:value-type="string">
            <text:p>Extranodal Marginal Zone Lymphoma of Mucosa-Associated Lymphoid Tissue</text:p>
          </table:table-cell>
        </table:table-row>
        <table:table-row table:style-name="ro1">
          <table:table-cell office:value-type="string">
            <text:p>Renal carcinoma, clear cell [T2N0M0, G2, microsatellite alterations]</text:p>
          </table:table-cell>
          <table:table-cell office:value-type="string">
            <text:p>8312/3</text:p>
          </table:table-cell>
          <table:table-cell office:value-type="string">
            <text:p>Renal cell 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29020</text:p>
          </table:table-cell>
          <table:table-cell office:value-type="string">
            <text:p>C4033</text:p>
          </table:table-cell>
          <table:table-cell office:value-type="string">
            <text:p>Clear Cell Renal Cell Carcinoma</text:p>
          </table:table-cell>
        </table:table-row>
        <table:table-row table:style-name="ro1">
          <table:table-cell office:value-type="string">
            <text:p>Large cell carcinoma</text:p>
          </table:table-cell>
          <table:table-cell office:value-type="string">
            <text:p>8012/3</text:p>
          </table:table-cell>
          <table:table-cell office:value-type="string">
            <text:p>Large cell 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4450</text:p>
          </table:table-cell>
          <table:table-cell office:value-type="string">
            <text:p>Large Cell Lung Carcinoma</text:p>
          </table:table-cell>
        </table:table-row>
        <table:table-row table:style-name="ro1">
          <table:table-cell office:value-type="string">
            <text:p>Giant cell glioblastoma [cell line G179]</text:p>
          </table:table-cell>
          <table:table-cell office:value-type="string">
            <text:p>9440/3</text:p>
          </table:table-cell>
          <table:table-cell office:value-type="string">
            <text:p>Glioblast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4325</text:p>
          </table:table-cell>
          <table:table-cell office:value-type="string">
            <text:p>Giant cell glioblastoma</text:p>
          </table:table-cell>
        </table:table-row>
        <table:table-row table:style-name="ro1">
          <table:table-cell office:value-type="string">
            <text:p>Grade II mixed oligoastrocytoma</text:p>
          </table:table-cell>
          <table:table-cell office:value-type="string">
            <text:p>9382/3</text:p>
          </table:table-cell>
          <table:table-cell office:value-type="string">
            <text:p>Mixed gli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4050</text:p>
          </table:table-cell>
          <table:table-cell office:value-type="string">
            <text:p>Oligoastrocytoma</text:p>
          </table:table-cell>
        </table:table-row>
        <table:table-row table:style-name="ro1">
          <table:table-cell office:value-type="string">
            <text:p>normal prostate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80.9</text:p>
          </table:table-cell>
          <table:table-cell office:value-type="string">
            <text:p>unknown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Sarcoma [postirradiation, Skeletal osteosarcoma OB G4, Humerus]</text:p>
          </table:table-cell>
          <table:table-cell office:value-type="string">
            <text:p>9180/3</text:p>
          </table:table-cell>
          <table:table-cell office:value-type="string">
            <text:p>Osteosarcoma, NOS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23000</text:p>
          </table:table-cell>
          <table:table-cell office:value-type="string">
            <text:p>C9145</text:p>
          </table:table-cell>
          <table:table-cell office:value-type="string">
            <text:p>Osteosarcoma</text:p>
          </table:table-cell>
        </table:table-row>
        <table:table-row table:style-name="ro1">
          <table:table-cell office:value-type="string">
            <text:p>Follicular lymphoma partial infiltration</text:p>
          </table:table-cell>
          <table:table-cell office:value-type="string">
            <text:p>9690/3</text:p>
          </table:table-cell>
          <table:table-cell office:value-type="string">
            <text:p>Follicular 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3041</text:p>
          </table:table-cell>
          <table:table-cell office:value-type="string">
            <text:p>C3209</text:p>
          </table:table-cell>
          <table:table-cell office:value-type="string">
            <text:p>Follicular Lymphoma</text:p>
          </table:table-cell>
        </table:table-row>
        <table:table-row table:style-name="ro1">
          <table:table-cell office:value-type="string">
            <text:p>Papillary carcinoma of thyroid, foll [stage PT4N1bM0, grade High]</text:p>
          </table:table-cell>
          <table:table-cell office:value-type="string">
            <text:p>8340/3</text:p>
          </table:table-cell>
          <table:table-cell office:value-type="string">
            <text:p>Papillary carcinoma, follicular variant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32010</text:p>
          </table:table-cell>
          <table:table-cell office:value-type="string">
            <text:p>C7380</text:p>
          </table:table-cell>
          <table:table-cell office:value-type="string">
            <text:p>Oncocytic Adenoma</text:p>
          </table:table-cell>
        </table:table-row>
        <table:table-row table:style-name="ro1">
          <table:table-cell office:value-type="string">
            <text:p>transformed cell line WIL2 NS</text:p>
          </table:table-cell>
          <table:table-cell office:value-type="string">
            <text:p>9591/3</text:p>
          </table:table-cell>
          <table:table-cell office:value-type="string">
            <text:p>Malignant lymphoma, non-Hodgkin, NOS</text:p>
          </table:table-cell>
          <table:table-cell office:value-type="string">
            <text:p>C77</text:p>
          </table:table-cell>
          <table:table-cell office:value-type="string">
            <text:p>lymph nodes</text:p>
          </table:table-cell>
          <table:table-cell office:value-type="string">
            <text:p>33041</text:p>
          </table:table-cell>
          <table:table-cell office:value-type="string">
            <text:p>None</text:p>
          </table:table-cell>
          <table:table-cell office:value-type="string">
            <text:p>Transformed cell line</text:p>
          </table:table-cell>
        </table:table-row>
        <table:table-row table:style-name="ro1">
          <table:table-cell office:value-type="string">
            <text:p>Invasive lobular Adenocarcinoma [breast, G2]</text:p>
          </table:table-cell>
          <table:table-cell office:value-type="string">
            <text:p>8520/3</text:p>
          </table:table-cell>
          <table:table-cell office:value-type="string">
            <text:p>Lobular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3771</text:p>
          </table:table-cell>
          <table:table-cell office:value-type="string">
            <text:p>Lobular Breast Carcinoma</text:p>
          </table:table-cell>
        </table:table-row>
        <table:table-row table:style-name="ro1">
          <table:table-cell office:value-type="string">
            <text:p>Pancreatic somatostatinoma [cell line QGP-1]</text:p>
          </table:table-cell>
          <table:table-cell office:value-type="string">
            <text:p>8156/3</text:p>
          </table:table-cell>
          <table:table-cell office:value-type="string">
            <text:p>somatostatinoma, malignant</text:p>
          </table:table-cell>
          <table:table-cell office:value-type="string">
            <text:p>C25</text:p>
          </table:table-cell>
          <table:table-cell office:value-type="string">
            <text:p>pancreas</text:p>
          </table:table-cell>
          <table:table-cell office:value-type="string">
            <text:p>21100</text:p>
          </table:table-cell>
          <table:table-cell office:value-type="string">
            <text:p>C95595</text:p>
          </table:table-cell>
          <table:table-cell office:value-type="string">
            <text:p>Pancreatic somatostatinoma</text:p>
          </table:table-cell>
        </table:table-row>
        <table:table-row table:style-name="ro1">
          <table:table-cell office:value-type="string">
            <text:p>Uterine Leiomyosarcoma [grade I]</text:p>
          </table:table-cell>
          <table:table-cell office:value-type="string">
            <text:p>8890/3</text:p>
          </table:table-cell>
          <table:table-cell office:value-type="string">
            <text:p>Leiomyosarc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27030</text:p>
          </table:table-cell>
          <table:table-cell office:value-type="string">
            <text:p>C3158</text:p>
          </table:table-cell>
          <table:table-cell office:value-type="string">
            <text:p>Leiomyosarcoma</text:p>
          </table:table-cell>
        </table:table-row>
        <table:table-row table:style-name="ro1">
          <table:table-cell office:value-type="string">
            <text:p>Infiltrating pancreatic duct carcinoma [cell line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21100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</table:table-row>
        <table:table-row table:style-name="ro1">
          <table:table-cell office:value-type="string">
            <text:p>oligodendroglial tumor [low grade]</text:p>
          </table:table-cell>
          <table:table-cell office:value-type="string">
            <text:p>9450/3</text:p>
          </table:table-cell>
          <table:table-cell office:value-type="string">
            <text:p>Oligodendrogli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3288</text:p>
          </table:table-cell>
          <table:table-cell office:value-type="string">
            <text:p>Oligodendroglioma</text:p>
          </table:table-cell>
        </table:table-row>
        <table:table-row table:style-name="ro1">
          <table:table-cell office:value-type="string">
            <text:p>Cavernous hemangioma</text:p>
          </table:table-cell>
          <table:table-cell office:value-type="string">
            <text:p>9120/0</text:p>
          </table:table-cell>
          <table:table-cell office:value-type="string">
            <text:p>Hemangioma, NOS</text:p>
          </table:table-cell>
          <table:table-cell office:value-type="string">
            <text:p>C69.0</text:p>
          </table:table-cell>
          <table:table-cell office:value-type="string">
            <text:p>orbit and lacrimal gland, excl. retina, eye, nos</text:p>
          </table:table-cell>
          <table:table-cell office:value-type="string">
            <text:p>30000</text:p>
          </table:table-cell>
          <table:table-cell office:value-type="string">
            <text:p>C3085</text:p>
          </table:table-cell>
          <table:table-cell office:value-type="string">
            <text:p>Hemangioma</text:p>
          </table:table-cell>
        </table:table-row>
        <table:table-row table:style-name="ro1">
          <table:table-cell office:value-type="string">
            <text:p>Liposarcoma,Dedifferentiated</text:p>
          </table:table-cell>
          <table:table-cell office:value-type="string">
            <text:p>8858/3</text:p>
          </table:table-cell>
          <table:table-cell office:value-type="string">
            <text:p>Dedifferentiated lip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704</text:p>
          </table:table-cell>
          <table:table-cell office:value-type="string">
            <text:p>Dedifferentiated Liposarcoma</text:p>
          </table:table-cell>
        </table:table-row>
        <table:table-row table:style-name="ro1">
          <table:table-cell office:value-type="string">
            <text:p>Extrarenal rhabdoid tumor</text:p>
          </table:table-cell>
          <table:table-cell office:value-type="string">
            <text:p>8963/3</text:p>
          </table:table-cell>
          <table:table-cell office:value-type="string">
            <text:p>Malignant rhabdoid tumor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3808</text:p>
          </table:table-cell>
          <table:table-cell office:value-type="string">
            <text:p>Rhabdoid Tumor</text:p>
          </table:table-cell>
        </table:table-row>
        <table:table-row table:style-name="ro1">
          <table:table-cell office:value-type="string">
            <text:p>double-component liposarcoma</text:p>
          </table:table-cell>
          <table:table-cell office:value-type="string">
            <text:p>8855/3</text:p>
          </table:table-cell>
          <table:table-cell office:value-type="string">
            <text:p>Mixed lip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4253</text:p>
          </table:table-cell>
          <table:table-cell office:value-type="string">
            <text:p>Mixed Liposarcoma</text:p>
          </table:table-cell>
        </table:table-row>
        <table:table-row table:style-name="ro1">
          <table:table-cell office:value-type="string">
            <text:p>Gastrointestinal carcinoid</text:p>
          </table:table-cell>
          <table:table-cell office:value-type="string">
            <text:p>8240/3</text:p>
          </table:table-cell>
          <table:table-cell office:value-type="string">
            <text:p>Carcinoid tumor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office:value-type="string">
            <text:p>C7709</text:p>
          </table:table-cell>
          <table:table-cell office:value-type="string">
            <text:p>Digestive System Neuroendocrine Tumor G1</text:p>
          </table:table-cell>
        </table:table-row>
        <table:table-row table:style-name="ro1">
          <table:table-cell office:value-type="string">
            <text:p>Malgnant melanoma [conjunctiva]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69.9</text:p>
          </table:table-cell>
          <table:table-cell office:value-type="string">
            <text:p>eye, nos</text:p>
          </table:table-cell>
          <table:table-cell office:value-type="string">
            <text:p>30000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</table:table-row>
        <table:table-row table:style-name="ro1">
          <table:table-cell office:value-type="string">
            <text:p>parasympathetic paraganglioma [vagal]</text:p>
          </table:table-cell>
          <table:table-cell office:value-type="string">
            <text:p>8682/1</text:p>
          </table:table-cell>
          <table:table-cell office:value-type="string">
            <text:p>Parasympathetic paraganglioma</text:p>
          </table:table-cell>
          <table:table-cell office:value-type="string">
            <text:p>C47.9</text:p>
          </table:table-cell>
          <table:table-cell office:value-type="string">
            <text:p>peripheral nervs incl. Autonomous</text:p>
          </table:table-cell>
          <table:table-cell office:value-type="string">
            <text:p>24000</text:p>
          </table:table-cell>
          <table:table-cell office:value-type="string">
            <text:p>C4217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adenosquamous lung carcinoma [cell line HCC366]</text:p>
          </table:table-cell>
          <table:table-cell office:value-type="string">
            <text:p>8560/3</text:p>
          </table:table-cell>
          <table:table-cell office:value-type="string">
            <text:p>Adenosquamous carcinoma</text:p>
          </table:table-cell>
          <table:table-cell office:value-type="string">
            <text:p>C34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9133</text:p>
          </table:table-cell>
          <table:table-cell office:value-type="string">
            <text:p>Adenosquamous lung carcinoma</text:p>
          </table:table-cell>
        </table:table-row>
        <table:table-row table:style-name="ro1">
          <table:table-cell office:value-type="string">
            <text:p>Inflammatory breast carcinoma [cell line SUM149PT]</text:p>
          </table:table-cell>
          <table:table-cell office:value-type="string">
            <text:p>8530/3</text:p>
          </table:table-cell>
          <table:table-cell office:value-type="string">
            <text:p>Inflammatory carcin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4001</text:p>
          </table:table-cell>
          <table:table-cell office:value-type="string">
            <text:p>Inflammatory breast carcinoma</text:p>
          </table:table-cell>
        </table:table-row>
        <table:table-row table:style-name="ro1">
          <table:table-cell office:value-type="string">
            <text:p>melanoma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7000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</table:table-row>
        <table:table-row table:style-name="ro1">
          <table:table-cell office:value-type="string">
            <text:p>Solitary fibrous tumour, malignant</text:p>
          </table:table-cell>
          <table:table-cell office:value-type="string">
            <text:p>8815/3</text:p>
          </table:table-cell>
          <table:table-cell office:value-type="string">
            <text:p>Solitary fibrous tumor, malignant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22050</text:p>
          </table:table-cell>
          <table:table-cell table:number-columns-repeated="2"/>
        </table:table-row>
        <table:table-row table:style-name="ro1">
          <table:table-cell office:value-type="string">
            <text:p>Gastrointestinal stromal tumor, malignant</text:p>
          </table:table-cell>
          <table:table-cell office:value-type="string">
            <text:p>8936/3</text:p>
          </table:table-cell>
          <table:table-cell office:value-type="string">
            <text:p>Gastrointestinal stromal sarcoma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table:number-columns-repeated="2"/>
        </table:table-row>
        <table:table-row table:style-name="ro1">
          <table:table-cell office:value-type="string">
            <text:p>dfiffuse intrinsic pontine glioma</text:p>
          </table:table-cell>
          <table:table-cell office:value-type="string">
            <text:p>9380/3</text:p>
          </table:table-cell>
          <table:table-cell office:value-type="string">
            <text:p>Glioma, malignant</text:p>
          </table:table-cell>
          <table:table-cell office:value-type="string">
            <text:p>C71.7</text:p>
          </table:table-cell>
          <table:table-cell office:value-type="string">
            <text:p>brain stem</text:p>
          </table:table-cell>
          <table:table-cell office:value-type="string">
            <text:p>31010</text:p>
          </table:table-cell>
          <table:table-cell office:value-type="string">
            <text:p>C3059</text:p>
          </table:table-cell>
          <table:table-cell office:value-type="string">
            <text:p>Glioma</text:p>
          </table:table-cell>
        </table:table-row>
        <table:table-row table:style-name="ro1">
          <table:table-cell office:value-type="string">
            <text:p>Angiosarcomas</text:p>
          </table:table-cell>
          <table:table-cell office:value-type="string">
            <text:p>9120/3</text:p>
          </table:table-cell>
          <table:table-cell office:value-type="string">
            <text:p>Hemangi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088</text:p>
          </table:table-cell>
          <table:table-cell office:value-type="string">
            <text:p>Angiosarcoma</text:p>
          </table:table-cell>
        </table:table-row>
        <table:table-row table:style-name="ro1">
          <table:table-cell office:value-type="string">
            <text:p>Diffuse histiocytoma [cell line U937-I]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3041</text:p>
          </table:table-cell>
          <table:table-cell office:value-type="string">
            <text:p>C4342</text:p>
          </table:table-cell>
          <table:table-cell office:value-type="string">
            <text:p>Intravascular Large B-Cell Lymphoma</text:p>
          </table:table-cell>
        </table:table-row>
        <table:table-row table:style-name="ro1">
          <table:table-cell office:value-type="string">
            <text:p>Oncocytoma</text:p>
          </table:table-cell>
          <table:table-cell office:value-type="string">
            <text:p>8290/0</text:p>
          </table:table-cell>
          <table:table-cell office:value-type="string">
            <text:p>Oxyphilic adenoma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29020</text:p>
          </table:table-cell>
          <table:table-cell office:value-type="string">
            <text:p>C3759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prostate small cell carcinoma [cell line NCI-H660]</text:p>
          </table:table-cell>
          <table:table-cell office:value-type="string">
            <text:p>8041/3</text:p>
          </table:table-cell>
          <table:table-cell office:value-type="string">
            <text:p>Small cell carcinoma, NOS</text:p>
          </table:table-cell>
          <table:table-cell office:value-type="string">
            <text:p>C61.9</text:p>
          </table:table-cell>
          <table:table-cell office:value-type="string">
            <text:p>Prostate gland</text:p>
          </table:table-cell>
          <table:table-cell office:value-type="string">
            <text:p>28010</text:p>
          </table:table-cell>
          <table:table-cell office:value-type="string">
            <text:p>C6766</text:p>
          </table:table-cell>
          <table:table-cell office:value-type="string">
            <text:p>Prostate small cell carcinoma</text:p>
          </table:table-cell>
        </table:table-row>
        <table:table-row table:style-name="ro1">
          <table:table-cell office:value-type="string">
            <text:p>transformed cell line WPE1-NB14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61.9</text:p>
          </table:table-cell>
          <table:table-cell office:value-type="string">
            <text:p>Prostate gland</text:p>
          </table:table-cell>
          <table:table-cell office:value-type="string">
            <text:p>28010</text:p>
          </table:table-cell>
          <table:table-cell office:value-type="string">
            <text:p>None</text:p>
          </table:table-cell>
          <table:table-cell office:value-type="string">
            <text:p>Transformed cell line</text:p>
          </table:table-cell>
        </table:table-row>
        <table:table-row table:style-name="ro1">
          <table:table-cell office:value-type="string">
            <text:p>Juvenile myelomonocytic leukemia</text:p>
          </table:table-cell>
          <table:table-cell office:value-type="string">
            <text:p>9946/3</text:p>
          </table:table-cell>
          <table:table-cell office:value-type="string">
            <text:p>Juvenile myelomonocyt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2</text:p>
          </table:table-cell>
          <table:table-cell office:value-type="string">
            <text:p>C9233</text:p>
          </table:table-cell>
          <table:table-cell office:value-type="string">
            <text:p>Juvenile Myelomonocytic Leukemia</text:p>
          </table:table-cell>
        </table:table-row>
        <table:table-row table:style-name="ro1">
          <table:table-cell office:value-type="string">
            <text:p>colorectal polypoid adenoma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21049</text:p>
          </table:table-cell>
          <table:table-cell office:value-type="string">
            <text:p>C4349</text:p>
          </table:table-cell>
          <table:table-cell office:value-type="string">
            <text:p>Colon Adenocarcinoma</text:p>
          </table:table-cell>
        </table:table-row>
        <table:table-row table:style-name="ro1">
          <table:table-cell office:value-type="string">
            <text:p>mediastinal germ cell tumor [immature teratoma, stage I]</text:p>
          </table:table-cell>
          <table:table-cell office:value-type="string">
            <text:p>9080/3</text:p>
          </table:table-cell>
          <table:table-cell office:value-type="string">
            <text:p>Teratoma, malignant, NOS</text:p>
          </table:table-cell>
          <table:table-cell office:value-type="string">
            <text:p>C38.9</text:p>
          </table:table-cell>
          <table:table-cell office:value-type="string">
            <text:p>mediastinum</text:p>
          </table:table-cell>
          <table:table-cell office:value-type="string">
            <text:p>22060</text:p>
          </table:table-cell>
          <table:table-cell office:value-type="string">
            <text:p>C4286</text:p>
          </table:table-cell>
          <table:table-cell office:value-type="string">
            <text:p>Immature Teratoma</text:p>
          </table:table-cell>
        </table:table-row>
        <table:table-row table:style-name="ro1">
          <table:table-cell office:value-type="string">
            <text:p>Vulvar squamous cell carcinoma [cell line A-431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44</text:p>
          </table:table-cell>
          <table:table-cell office:value-type="string">
            <text:p>skin</text:p>
          </table:table-cell>
          <table:table-cell office:value-type="string">
            <text:p>37000</text:p>
          </table:table-cell>
          <table:table-cell office:value-type="string">
            <text:p>C4052</text:p>
          </table:table-cell>
          <table:table-cell office:value-type="string">
            <text:p>Vulvar squamous cell carcinoma</text:p>
          </table:table-cell>
        </table:table-row>
        <table:table-row table:style-name="ro1">
          <table:table-cell office:value-type="string">
            <text:p>Refractory anemia</text:p>
          </table:table-cell>
          <table:table-cell office:value-type="string">
            <text:p>9980/3</text:p>
          </table:table-cell>
          <table:table-cell office:value-type="string">
            <text:p>Refractory an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3</text:p>
          </table:table-cell>
          <table:table-cell office:value-type="string">
            <text:p>C2872</text:p>
          </table:table-cell>
          <table:table-cell office:value-type="string">
            <text:p>Refractory Anemia</text:p>
          </table:table-cell>
        </table:table-row>
        <table:table-row table:style-name="ro1">
          <table:table-cell office:value-type="string">
            <text:p>invasive breast adenocarcinoma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</table:table-row>
        <table:table-row table:style-name="ro1">
          <table:table-cell office:value-type="string">
            <text:p>transformed cell line Nthy-ori 3-1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32010</text:p>
          </table:table-cell>
          <table:table-cell office:value-type="string">
            <text:p>None</text:p>
          </table:table-cell>
          <table:table-cell office:value-type="string">
            <text:p>Transformed cell line</text:p>
          </table:table-cell>
        </table:table-row>
        <table:table-row table:style-name="ro1">
          <table:table-cell office:value-type="string">
            <text:p>Classical Hodgkin lymphoma, lymphocyte-rich</text:p>
          </table:table-cell>
          <table:table-cell office:value-type="string">
            <text:p>9651/3</text:p>
          </table:table-cell>
          <table:table-cell office:value-type="string">
            <text:p>Hodgkin lymphoma, lymphocyte-rich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11</text:p>
          </table:table-cell>
          <table:table-cell table:number-columns-repeated="2"/>
        </table:table-row>
        <table:table-row table:style-name="ro1">
          <table:table-cell office:value-type="string">
            <text:p>T cell non-Hodgkin lymphoma [cell line Mac-1]</text:p>
          </table:table-cell>
          <table:table-cell office:value-type="string">
            <text:p>9591/3</text:p>
          </table:table-cell>
          <table:table-cell office:value-type="string">
            <text:p>Malignant lymphoma, non-Hodgkin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3041</text:p>
          </table:table-cell>
          <table:table-cell office:value-type="string">
            <text:p>C3467</text:p>
          </table:table-cell>
          <table:table-cell office:value-type="string">
            <text:p>Cutaneous T-cell non-Hodgkin lymphoma</text:p>
          </table:table-cell>
        </table:table-row>
        <table:table-row table:style-name="ro1">
          <table:table-cell office:value-type="string">
            <text:p>Acute myeloblastic leukemia without maturation [FAB M1, refractory]</text:p>
          </table:table-cell>
          <table:table-cell office:value-type="string">
            <text:p>9873/3</text:p>
          </table:table-cell>
          <table:table-cell office:value-type="string">
            <text:p>Acute myeloid leukemia without maturation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1</text:p>
          </table:table-cell>
          <table:table-cell office:value-type="string">
            <text:p>C3249</text:p>
          </table:table-cell>
          <table:table-cell office:value-type="string">
            <text:p>Acute Myeloid Leukemia without Maturation</text:p>
          </table:table-cell>
        </table:table-row>
        <table:table-row table:style-name="ro1">
          <table:table-cell office:value-type="string">
            <text:p>Primary cutaneous gamma-delta T-cell lymphoma</text:p>
          </table:table-cell>
          <table:table-cell office:value-type="string">
            <text:p>9726/3</text:p>
          </table:table-cell>
          <table:table-cell office:value-type="string">
            <text:p>Primary cutaneous gamma-delta-T-cell lymphoma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33042</text:p>
          </table:table-cell>
          <table:table-cell office:value-type="string">
            <text:p>C45340</text:p>
          </table:table-cell>
          <table:table-cell office:value-type="string">
            <text:p>Primary cutaneous gamma-delta-T-cell lymphoma</text:p>
          </table:table-cell>
        </table:table-row>
        <table:table-row table:style-name="ro1">
          <table:table-cell office:value-type="string">
            <text:p>Esophageal squamous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15.9</text:p>
          </table:table-cell>
          <table:table-cell office:value-type="string">
            <text:p>esophagus</text:p>
          </table:table-cell>
          <table:table-cell office:value-type="string">
            <text:p>21010</text:p>
          </table:table-cell>
          <table:table-cell office:value-type="string">
            <text:p>C2929</text:p>
          </table:table-cell>
          <table:table-cell office:value-type="string">
            <text:p>Squamous Cell Carcinoma</text:p>
          </table:table-cell>
        </table:table-row>
        <table:table-row table:style-name="ro1">
          <table:table-cell office:value-type="string">
            <text:p>germ cell tumor [mature and immature teratoma]</text:p>
          </table:table-cell>
          <table:table-cell office:value-type="string">
            <text:p>9080/3</text:p>
          </table:table-cell>
          <table:table-cell office:value-type="string">
            <text:p>Teratoma, malignant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403</text:p>
          </table:table-cell>
          <table:table-cell office:value-type="string">
            <text:p>Tetratoma</text:p>
          </table:table-cell>
        </table:table-row>
        <table:table-row table:style-name="ro1">
          <table:table-cell office:value-type="string">
            <text:p>Malignant trophoblastic tumor</text:p>
          </table:table-cell>
          <table:table-cell office:value-type="string">
            <text:p>9104/3</text:p>
          </table:table-cell>
          <table:table-cell office:value-type="string">
            <text:p>None</text:p>
          </table:table-cell>
          <table:table-cell office:value-type="string">
            <text:p>C58.9</text:p>
          </table:table-cell>
          <table:table-cell office:value-type="string">
            <text:p>placenta</text:p>
          </table:table-cell>
          <table:table-cell office:value-type="string">
            <text:p>27070</text:p>
          </table:table-cell>
          <table:table-cell table:number-columns-repeated="2"/>
        </table:table-row>
        <table:table-row table:style-name="ro1">
          <table:table-cell office:value-type="string">
            <text:p>Desmoplastic medulloblastoma</text:p>
          </table:table-cell>
          <table:table-cell office:value-type="string">
            <text:p>9471/3</text:p>
          </table:table-cell>
          <table:table-cell office:value-type="string">
            <text:p>Desmoplastic nodular medulloblastoma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31010</text:p>
          </table:table-cell>
          <table:table-cell office:value-type="string">
            <text:p>C4956</text:p>
          </table:table-cell>
          <table:table-cell office:value-type="string">
            <text:p>Desmoplastic/Nodular Medulloblastoma</text:p>
          </table:table-cell>
        </table:table-row>
        <table:table-row table:style-name="ro1">
          <table:table-cell office:value-type="string">
            <text:p>Premalignant oral epithelium [cell line]</text:p>
          </table:table-cell>
          <table:table-cell office:value-type="string">
            <text:p>8070/1</text:p>
          </table:table-cell>
          <table:table-cell office:value-type="string">
            <text:p>None</text:p>
          </table:table-cell>
          <table:table-cell office:value-type="string">
            <text:p>C06.9</text:p>
          </table:table-cell>
          <table:table-cell office:value-type="string">
            <text:p>mouth, NOS</text:p>
          </table:table-cell>
          <table:table-cell office:value-type="string">
            <text:p>20050</text:p>
          </table:table-cell>
          <table:table-cell table:number-columns-repeated="2"/>
        </table:table-row>
        <table:table-row table:style-name="ro1">
          <table:table-cell office:value-type="string">
            <text:p>basal cell carcinoma [Temple, Nodular]</text:p>
          </table:table-cell>
          <table:table-cell office:value-type="string">
            <text:p>8090/3</text:p>
          </table:table-cell>
          <table:table-cell office:value-type="string">
            <text:p>Basal cell carcin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37000</text:p>
          </table:table-cell>
          <table:table-cell office:value-type="string">
            <text:p>C9359</text:p>
          </table:table-cell>
          <table:table-cell office:value-type="string">
            <text:p>Skin Pigmented Basal Cell Carcinoma</text:p>
          </table:table-cell>
        </table:table-row>
        <table:table-row table:style-name="ro1">
          <table:table-cell office:value-type="string">
            <text:p>Squamous intraepithelial neoplasia [cervix]</text:p>
          </table:table-cell>
          <table:table-cell office:value-type="string">
            <text:p>8070/1</text:p>
          </table:table-cell>
          <table:table-cell office:value-type="string">
            <text:p>None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27010</text:p>
          </table:table-cell>
          <table:table-cell table:number-columns-repeated="2"/>
        </table:table-row>
        <table:table-row table:style-name="ro1">
          <table:table-cell office:value-type="string">
            <text:p>osteoid osteoma</text:p>
          </table:table-cell>
          <table:table-cell office:value-type="string">
            <text:p>9191/0</text:p>
          </table:table-cell>
          <table:table-cell office:value-type="string">
            <text:p>Osteoid osteoma, NOS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23000</text:p>
          </table:table-cell>
          <table:table-cell office:value-type="string">
            <text:p>C3297</text:p>
          </table:table-cell>
          <table:table-cell office:value-type="string">
            <text:p>Osteoid Osteoma</text:p>
          </table:table-cell>
        </table:table-row>
        <table:table-row table:style-name="ro1">
          <table:table-cell office:value-type="string">
            <text:p>medullary carcinoma of the breast [grade III, stage pT1c, 0 pos. LN, dist metast. no]</text:p>
          </table:table-cell>
          <table:table-cell office:value-type="string">
            <text:p>8510/3</text:p>
          </table:table-cell>
          <table:table-cell office:value-type="string">
            <text:p>Medullary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66718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peripheral primitive neuroectodermal tumor</text:p>
          </table:table-cell>
          <table:table-cell office:value-type="string">
            <text:p>9364/3</text:p>
          </table:table-cell>
          <table:table-cell office:value-type="string">
            <text:p>Peripheral neuroectodermal tumor</text:p>
          </table:table-cell>
          <table:table-cell office:value-type="string">
            <text:p>C47.9</text:p>
          </table:table-cell>
          <table:table-cell office:value-type="string">
            <text:p>peripheral nervs incl. autonomous</text:p>
          </table:table-cell>
          <table:table-cell office:value-type="string">
            <text:p>24000</text:p>
          </table:table-cell>
          <table:table-cell office:value-type="string">
            <text:p>C9341</text:p>
          </table:table-cell>
          <table:table-cell office:value-type="string">
            <text:p>Peripheral Primitive Neuroectodermal Tumor</text:p>
          </table:table-cell>
        </table:table-row>
        <table:table-row table:style-name="ro1">
          <table:table-cell office:value-type="string">
            <text:p>Marginal Zone B-cell Lymphoma [Stomach]</text:p>
          </table:table-cell>
          <table:table-cell office:value-type="string">
            <text:p>9699/3</text:p>
          </table:table-cell>
          <table:table-cell office:value-type="string">
            <text:p>Marginal zone B-cell lymphoma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33042</text:p>
          </table:table-cell>
          <table:table-cell office:value-type="string">
            <text:p>C7230</text:p>
          </table:table-cell>
          <table:table-cell office:value-type="string">
            <text:p>Primary Cutaneous Marginal Zone Lymphoma of Mucosa-Associated Lymphoid Tissue</text:p>
          </table:table-cell>
        </table:table-row>
        <table:table-row table:style-name="ro1">
          <table:table-cell office:value-type="string">
            <text:p>clear cell adenocarcinoma</text:p>
          </table:table-cell>
          <table:table-cell office:value-type="string">
            <text:p>8310/3</text:p>
          </table:table-cell>
          <table:table-cell office:value-type="string">
            <text:p>Clear cell adenocarcin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27030</text:p>
          </table:table-cell>
          <table:table-cell office:value-type="string">
            <text:p>C3766</text:p>
          </table:table-cell>
          <table:table-cell office:value-type="string">
            <text:p>Clear Cell Adenocarcinoma</text:p>
          </table:table-cell>
        </table:table-row>
        <table:table-row table:style-name="ro1">
          <table:table-cell office:value-type="string">
            <text:p>Burkitt/Burkitt-like lymphomas</text:p>
          </table:table-cell>
          <table:table-cell office:value-type="string">
            <text:p>9687/3</text:p>
          </table:table-cell>
          <table:table-cell office:value-type="string">
            <text:p>Burkitt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office:value-type="string">
            <text:p>C6917</text:p>
          </table:table-cell>
          <table:table-cell office:value-type="string">
            <text:p>Atypical Burkitt/Burkitt-Like Lymphoma</text:p>
          </table:table-cell>
        </table:table-row>
        <table:table-row table:style-name="ro1">
          <table:table-cell office:value-type="string">
            <text:p>lentigo maligna melanoma</text:p>
          </table:table-cell>
          <table:table-cell office:value-type="string">
            <text:p>8742/3</text:p>
          </table:table-cell>
          <table:table-cell office:value-type="string">
            <text:p>Lentigo maligna melanoma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25010</text:p>
          </table:table-cell>
          <table:table-cell office:value-type="string">
            <text:p>C9151</text:p>
          </table:table-cell>
          <table:table-cell office:value-type="string">
            <text:p>Lentigo Maligna Melanoma</text:p>
          </table:table-cell>
        </table:table-row>
        <table:table-row table:style-name="ro1">
          <table:table-cell office:value-type="string">
            <text:p>endometrial sarcoma [undifferentiated]</text:p>
          </table:table-cell>
          <table:table-cell office:value-type="string">
            <text:p>8930/3</text:p>
          </table:table-cell>
          <table:table-cell office:value-type="string">
            <text:p>Endometrial stromal sarc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27030</text:p>
          </table:table-cell>
          <table:table-cell office:value-type="string">
            <text:p>C8973</text:p>
          </table:table-cell>
          <table:table-cell office:value-type="string">
            <text:p>Endometrioid Stromal Sarcoma</text:p>
          </table:table-cell>
        </table:table-row>
        <table:table-row table:style-name="ro1">
          <table:table-cell office:value-type="string">
            <text:p>nodular melanoma</text:p>
          </table:table-cell>
          <table:table-cell office:value-type="string">
            <text:p>8721/3</text:p>
          </table:table-cell>
          <table:table-cell office:value-type="string">
            <text:p>Nodular melanoma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25010</text:p>
          </table:table-cell>
          <table:table-cell office:value-type="string">
            <text:p>C4225</text:p>
          </table:table-cell>
          <table:table-cell office:value-type="string">
            <text:p>Nodular Melanoma</text:p>
          </table:table-cell>
        </table:table-row>
        <table:table-row table:style-name="ro1">
          <table:table-cell office:value-type="string">
            <text:p>Smooth muscle tumour, malignant</text:p>
          </table:table-cell>
          <table:table-cell office:value-type="string">
            <text:p>8900/3</text:p>
          </table:table-cell>
          <table:table-cell office:value-type="string">
            <text:p>Rhabdomyosarcoma, NOS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22050</text:p>
          </table:table-cell>
          <table:table-cell office:value-type="string">
            <text:p>C3359</text:p>
          </table:table-cell>
          <table:table-cell office:value-type="string">
            <text:p>Rhabdomyosarcoma</text:p>
          </table:table-cell>
        </table:table-row>
        <table:table-row table:style-name="ro1">
          <table:table-cell office:value-type="string">
            <text:p>Transformed cell line UE6E7T-2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None</text:p>
          </table:table-cell>
          <table:table-cell office:value-type="string">
            <text:p>Transformed cell line</text:p>
          </table:table-cell>
        </table:table-row>
        <table:table-row table:style-name="ro1">
          <table:table-cell office:value-type="string">
            <text:p>Lung giant cell carcinoma [cell line HCC1359]</text:p>
          </table:table-cell>
          <table:table-cell office:value-type="string">
            <text:p>8031/3</text:p>
          </table:table-cell>
          <table:table-cell office:value-type="string">
            <text:p>Giant cell carcinoma</text:p>
          </table:table-cell>
          <table:table-cell office:value-type="string">
            <text:p>C34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4452</text:p>
          </table:table-cell>
          <table:table-cell office:value-type="string">
            <text:p>Lung giant cell carcinoma</text:p>
          </table:table-cell>
        </table:table-row>
        <table:table-row table:style-name="ro1">
          <table:table-cell office:value-type="string">
            <text:p>Chronic myeloid leukemia, NOS</text:p>
          </table:table-cell>
          <table:table-cell office:value-type="string">
            <text:p>9863/3</text:p>
          </table:table-cell>
          <table:table-cell office:value-type="string">
            <text:p>Chronic myeloid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2</text:p>
          </table:table-cell>
          <table:table-cell office:value-type="string">
            <text:p>C3174</text:p>
          </table:table-cell>
          <table:table-cell office:value-type="string">
            <text:p>Chronic Myelogenous Leukemia, BCR-ABL1 Positive</text:p>
          </table:table-cell>
        </table:table-row>
        <table:table-row table:style-name="ro1">
          <table:table-cell office:value-type="string">
            <text:p>Leiomyoma [Esophagus]</text:p>
          </table:table-cell>
          <table:table-cell office:value-type="string">
            <text:p>8890/0</text:p>
          </table:table-cell>
          <table:table-cell office:value-type="string">
            <text:p>Leiomyoma, NOS</text:p>
          </table:table-cell>
          <table:table-cell office:value-type="string">
            <text:p>C15.9</text:p>
          </table:table-cell>
          <table:table-cell office:value-type="string">
            <text:p>esophagus</text:p>
          </table:table-cell>
          <table:table-cell office:value-type="string">
            <text:p>21010</text:p>
          </table:table-cell>
          <table:table-cell office:value-type="string">
            <text:p>C3157</text:p>
          </table:table-cell>
          <table:table-cell office:value-type="string">
            <text:p>Leiomyoma</text:p>
          </table:table-cell>
        </table:table-row>
        <table:table-row table:style-name="ro1">
          <table:table-cell office:value-type="string">
            <text:p>Bronchiolar columnar cell dysplasia [Anaplastic carcinoma, in situ AC, CGH in BCCD low grade component]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Small cell neuroendocrine carcinoma</text:p>
          </table:table-cell>
          <table:table-cell office:value-type="string">
            <text:p>8041/3</text:p>
          </table:table-cell>
          <table:table-cell office:value-type="string">
            <text:p>Small cell 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3915</text:p>
          </table:table-cell>
          <table:table-cell office:value-type="string">
            <text:p>Small Cell Carcinoma</text:p>
          </table:table-cell>
        </table:table-row>
        <table:table-row table:style-name="ro1">
          <table:table-cell office:value-type="string">
            <text:p>Laryngeal squamous cell carcinoma [cell line PCI-04B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10</text:p>
          </table:table-cell>
          <table:table-cell office:value-type="string">
            <text:p>Oropharynx</text:p>
          </table:table-cell>
          <table:table-cell office:value-type="string">
            <text:p>20080</text:p>
          </table:table-cell>
          <table:table-cell office:value-type="string">
            <text:p>C4044</text:p>
          </table:table-cell>
          <table:table-cell office:value-type="string">
            <text:p>Laryngeal squamous cell carcinoma</text:p>
          </table:table-cell>
        </table:table-row>
        <table:table-row table:style-name="ro1">
          <table:table-cell office:value-type="string">
            <text:p>Oligodendroglioma (Grade IV)</text:p>
          </table:table-cell>
          <table:table-cell office:value-type="string">
            <text:p>9451/3</text:p>
          </table:table-cell>
          <table:table-cell office:value-type="string">
            <text:p>Oligodendroglioma, anaplastic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3288</text:p>
          </table:table-cell>
          <table:table-cell office:value-type="string">
            <text:p>Oligodendroglioma</text:p>
          </table:table-cell>
        </table:table-row>
        <table:table-row table:style-name="ro1">
          <table:table-cell office:value-type="string">
            <text:p>Intestinal metaplasia in Barrett esophagus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15.9</text:p>
          </table:table-cell>
          <table:table-cell office:value-type="string">
            <text:p>esophagus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Endometroid adenocarcinoma</text:p>
          </table:table-cell>
          <table:table-cell office:value-type="string">
            <text:p>8380/3</text:p>
          </table:table-cell>
          <table:table-cell office:value-type="string">
            <text:p>Endometrioid 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C3769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blood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76.9</text:p>
          </table:table-cell>
          <table:table-cell office:value-type="string">
            <text:p>ill-defined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melanoma arising in congenital nevus</text:p>
          </table:table-cell>
          <table:table-cell office:value-type="string">
            <text:p>8761/0</text:p>
          </table:table-cell>
          <table:table-cell office:value-type="string">
            <text:p>Small congenital nevu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25010</text:p>
          </table:table-cell>
          <table:table-cell table:number-columns-repeated="2"/>
        </table:table-row>
        <table:table-row table:style-name="ro1">
          <table:table-cell office:value-type="string">
            <text:p>Liposarcoma, pleomorphic</text:p>
          </table:table-cell>
          <table:table-cell office:value-type="string">
            <text:p>8854/3</text:p>
          </table:table-cell>
          <table:table-cell office:value-type="string">
            <text:p>Pleomorphic lip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705</text:p>
          </table:table-cell>
          <table:table-cell office:value-type="string">
            <text:p>Pleomorphic Liposarcoma</text:p>
          </table:table-cell>
        </table:table-row>
        <table:table-row table:style-name="ro1">
          <table:table-cell office:value-type="string">
            <text:p>apocrine DCIS</text:p>
          </table:table-cell>
          <table:table-cell office:value-type="string">
            <text:p>8401/2</text:p>
          </table:table-cell>
          <table:table-cell office:value-type="string">
            <text:p>None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table:number-columns-repeated="2"/>
        </table:table-row>
        <table:table-row table:style-name="ro1">
          <table:table-cell office:value-type="string">
            <text:p>head and neck squamous cell carcinoma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10.9</text:p>
          </table:table-cell>
          <table:table-cell office:value-type="string">
            <text:p>Oropharynx</text:p>
          </table:table-cell>
          <table:table-cell office:value-type="string">
            <text:p>20080</text:p>
          </table:table-cell>
          <table:table-cell office:value-type="string">
            <text:p>C8181</text:p>
          </table:table-cell>
          <table:table-cell office:value-type="string">
            <text:p>Oropharyngeal Squamous Cell Carcinoma</text:p>
          </table:table-cell>
        </table:table-row>
        <table:table-row table:style-name="ro1">
          <table:table-cell office:value-type="string">
            <text:p>Neuroendocrine gastroenteropancreatic tumour [ileum, Liver, ovary metastasis, functional]</text:p>
          </table:table-cell>
          <table:table-cell office:value-type="string">
            <text:p>8246/3</text:p>
          </table:table-cell>
          <table:table-cell office:value-type="string">
            <text:p>Neuroendocrine carcinoma, NOS</text:p>
          </table:table-cell>
          <table:table-cell office:value-type="string">
            <text:p>C17.9</text:p>
          </table:table-cell>
          <table:table-cell office:value-type="string">
            <text:p>small intestine</text:p>
          </table:table-cell>
          <table:table-cell office:value-type="string">
            <text:p>21030</text:p>
          </table:table-cell>
          <table:table-cell office:value-type="string">
            <text:p>C3773</text:p>
          </table:table-cell>
          <table:table-cell office:value-type="string">
            <text:p>Neuroendocrine Carcinoma</text:p>
          </table:table-cell>
        </table:table-row>
        <table:table-row table:style-name="ro1">
          <table:table-cell office:value-type="string">
            <text:p>Choriocarcinoma</text:p>
          </table:table-cell>
          <table:table-cell office:value-type="string">
            <text:p>9100/3</text:p>
          </table:table-cell>
          <table:table-cell office:value-type="string">
            <text:p>Choriocarcinoma, NOS</text:p>
          </table:table-cell>
          <table:table-cell office:value-type="string">
            <text:p>C76.9</text:p>
          </table:table-cell>
          <table:table-cell office:value-type="string">
            <text:p>Testes</text:p>
          </table:table-cell>
          <table:table-cell office:value-type="string">
            <text:p>99999</text:p>
          </table:table-cell>
          <table:table-cell office:value-type="string">
            <text:p>C2948</text:p>
          </table:table-cell>
          <table:table-cell office:value-type="string">
            <text:p>Choriocarcinoma</text:p>
          </table:table-cell>
        </table:table-row>
        <table:table-row table:style-name="ro1">
          <table:table-cell office:value-type="string">
            <text:p>Upper gingival squamous cell carcinoma [cell line Sa3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06</text:p>
          </table:table-cell>
          <table:table-cell office:value-type="string">
            <text:p>mouth, NOS</text:p>
          </table:table-cell>
          <table:table-cell office:value-type="string">
            <text:p>20050</text:p>
          </table:table-cell>
          <table:table-cell office:value-type="string">
            <text:p>C8173</text:p>
          </table:table-cell>
          <table:table-cell office:value-type="string">
            <text:p>Upper gingival squamous cell carcinoma</text:p>
          </table:table-cell>
        </table:table-row>
        <table:table-row table:style-name="ro1">
          <table:table-cell office:value-type="string">
            <text:p>CNS germ cell tumor [mature teratoma]</text:p>
          </table:table-cell>
          <table:table-cell office:value-type="string">
            <text:p>9080/0</text:p>
          </table:table-cell>
          <table:table-cell office:value-type="string">
            <text:p>Teratoma, benign</text:p>
          </table:table-cell>
          <table:table-cell office:value-type="string">
            <text:p>C72.0</text:p>
          </table:table-cell>
          <table:table-cell office:value-type="string">
            <text:p>Spinal cord</text:p>
          </table:table-cell>
          <table:table-cell office:value-type="string">
            <text:p>31040</text:p>
          </table:table-cell>
          <table:table-cell office:value-type="string">
            <text:p>C9014</text:p>
          </table:table-cell>
          <table:table-cell office:value-type="string">
            <text:p>Cystic Teratoma</text:p>
          </table:table-cell>
        </table:table-row>
        <table:table-row table:style-name="ro1">
          <table:table-cell office:value-type="string">
            <text:p>kidney cyst in polycystiv kidney disease [Cuboidal epithelium]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Follicular adenoma of the thyroid</text:p>
          </table:table-cell>
          <table:table-cell office:value-type="string">
            <text:p>8330/0</text:p>
          </table:table-cell>
          <table:table-cell office:value-type="string">
            <text:p>Follicular adenoma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32010</text:p>
          </table:table-cell>
          <table:table-cell office:value-type="string">
            <text:p>C3502</text:p>
          </table:table-cell>
          <table:table-cell office:value-type="string">
            <text:p>Thyroid Gland Follicular Adenoma</text:p>
          </table:table-cell>
        </table:table-row>
        <table:table-row table:style-name="ro1">
          <table:table-cell office:value-type="string">
            <text:p>primary effusion lymphoma [cell line JSC-1]</text:p>
          </table:table-cell>
          <table:table-cell office:value-type="string">
            <text:p>9678/3</text:p>
          </table:table-cell>
          <table:table-cell office:value-type="string">
            <text:p>Primary effusion lymphoma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33041</text:p>
          </table:table-cell>
          <table:table-cell office:value-type="string">
            <text:p>C6915</text:p>
          </table:table-cell>
          <table:table-cell office:value-type="string">
            <text:p>Primary effusion lymphoma</text:p>
          </table:table-cell>
        </table:table-row>
        <table:table-row table:style-name="ro1">
          <table:table-cell office:value-type="string">
            <text:p>Pineocytoma</text:p>
          </table:table-cell>
          <table:table-cell office:value-type="string">
            <text:p>9361/1</text:p>
          </table:table-cell>
          <table:table-cell office:value-type="string">
            <text:p>Pineocytoma</text:p>
          </table:table-cell>
          <table:table-cell office:value-type="string">
            <text:p>C75.3</text:p>
          </table:table-cell>
          <table:table-cell office:value-type="string">
            <text:p>pineal gland</text:p>
          </table:table-cell>
          <table:table-cell office:value-type="string">
            <text:p>32020</text:p>
          </table:table-cell>
          <table:table-cell office:value-type="string">
            <text:p>C6966</text:p>
          </table:table-cell>
          <table:table-cell office:value-type="string">
            <text:p>Pineocytoma</text:p>
          </table:table-cell>
        </table:table-row>
        <table:table-row table:style-name="ro1">
          <table:table-cell office:value-type="string">
            <text:p>Myofibroblastoma</text:p>
          </table:table-cell>
          <table:table-cell office:value-type="string">
            <text:p>8825/0</text:p>
          </table:table-cell>
          <table:table-cell office:value-type="string">
            <text:p>Myofibroblast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49012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Urothelial papilloma, NOS</text:p>
          </table:table-cell>
          <table:table-cell office:value-type="string">
            <text:p>8130/1</text:p>
          </table:table-cell>
          <table:table-cell office:value-type="string">
            <text:p>Papillary transitional cell neoplasm of low malignant potential</text:p>
          </table:table-cell>
          <table:table-cell office:value-type="string">
            <text:p>C67.0</text:p>
          </table:table-cell>
          <table:table-cell office:value-type="string">
            <text:p>urinary bladder</text:p>
          </table:table-cell>
          <table:table-cell office:value-type="string">
            <text:p>29040</text:p>
          </table:table-cell>
          <table:table-cell table:number-columns-repeated="2"/>
        </table:table-row>
        <table:table-row table:style-name="ro1">
          <table:table-cell office:value-type="string">
            <text:p>Anaplastic ependymoma [grade 3, Post. fossa]</text:p>
          </table:table-cell>
          <table:table-cell office:value-type="string">
            <text:p>9392/3</text:p>
          </table:table-cell>
          <table:table-cell office:value-type="string">
            <text:p>Ependymoma, anaplastic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31010</text:p>
          </table:table-cell>
          <table:table-cell office:value-type="string">
            <text:p>C4915</text:p>
          </table:table-cell>
          <table:table-cell office:value-type="string">
            <text:p>Embryonal Tumor with Multilayered Rosettes, C19MC-Altered</text:p>
          </table:table-cell>
        </table:table-row>
        <table:table-row table:style-name="ro1">
          <table:table-cell office:value-type="string">
            <text:p>Ovarian adenoma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C2855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Kerathoacanthoma</text:p>
          </table:table-cell>
          <table:table-cell office:value-type="string">
            <text:p>8070/1</text:p>
          </table:table-cell>
          <table:table-cell office:value-type="string">
            <text:p>None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large cell neuroendocrine with small cell carcinoma [lung]</text:p>
          </table:table-cell>
          <table:table-cell office:value-type="string">
            <text:p>8013/3</text:p>
          </table:table-cell>
          <table:table-cell office:value-type="string">
            <text:p>Large cell neuroendocrine carcin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6875</text:p>
          </table:table-cell>
          <table:table-cell office:value-type="string">
            <text:p>Large Cell Neuroendocrine Carcinoma</text:p>
          </table:table-cell>
        </table:table-row>
        <table:table-row table:style-name="ro1">
          <table:table-cell office:value-type="string">
            <text:p>Monoclonal gammopathy</text:p>
          </table:table-cell>
          <table:table-cell office:value-type="string">
            <text:p>9765/1</text:p>
          </table:table-cell>
          <table:table-cell office:value-type="string">
            <text:p>Monoclonal gammopathy of undetermined significance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4000</text:p>
          </table:table-cell>
          <table:table-cell office:value-type="string">
            <text:p>C3996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Malignant insulinoma</text:p>
          </table:table-cell>
          <table:table-cell office:value-type="string">
            <text:p>8151/3</text:p>
          </table:table-cell>
          <table:table-cell office:value-type="string">
            <text:p>Insulinoma, malignant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21100</text:p>
          </table:table-cell>
          <table:table-cell table:number-columns-repeated="2"/>
        </table:table-row>
        <table:table-row table:style-name="ro1">
          <table:table-cell office:value-type="string">
            <text:p>lung adenocarcinoma [cell line PC-3]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34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3512</text:p>
          </table:table-cell>
          <table:table-cell office:value-type="string">
            <text:p>Lung Adenocarcinoma</text:p>
          </table:table-cell>
        </table:table-row>
        <table:table-row table:style-name="ro1">
          <table:table-cell office:value-type="string">
            <text:p>Lung squamous cell lung carcinoma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3493</text:p>
          </table:table-cell>
          <table:table-cell office:value-type="string">
            <text:p>Squamous Cell Lung Carcinoma</text:p>
          </table:table-cell>
        </table:table-row>
        <table:table-row table:style-name="ro1">
          <table:table-cell office:value-type="string">
            <text:p>Xenograft</text:p>
          </table:table-cell>
          <table:table-cell/>
          <table:table-cell office:value-type="string">
            <text:p>None</text:p>
          </table:table-cell>
          <table:table-cell office:value-type="string">
            <text:p>C76.9</text:p>
          </table:table-cell>
          <table:table-cell office:value-type="string">
            <text:p>ill-defined</text:p>
          </table:table-cell>
          <table:table-cell office:value-type="string">
            <text:p>35023</text:p>
          </table:table-cell>
          <table:table-cell office:value-type="string">
            <text:p>C3247</text:p>
          </table:table-cell>
          <table:table-cell office:value-type="string">
            <text:p>Myelodysplastic Syndrome</text:p>
          </table:table-cell>
        </table:table-row>
        <table:table-row table:style-name="ro1">
          <table:table-cell office:value-type="string">
            <text:p>Somatostatinoma</text:p>
          </table:table-cell>
          <table:table-cell office:value-type="string">
            <text:p>8156/1</text:p>
          </table:table-cell>
          <table:table-cell office:value-type="string">
            <text:p>Somatostatinoma, NOS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21100</text:p>
          </table:table-cell>
          <table:table-cell office:value-type="string">
            <text:p>C3379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adenosquamous carcinoma [lung]</text:p>
          </table:table-cell>
          <table:table-cell office:value-type="string">
            <text:p>8560/3</text:p>
          </table:table-cell>
          <table:table-cell office:value-type="string">
            <text:p>Adenosquamous carcin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3727</text:p>
          </table:table-cell>
          <table:table-cell office:value-type="string">
            <text:p>Adenosquamous Carcinoma</text:p>
          </table:table-cell>
        </table:table-row>
        <table:table-row table:style-name="ro1">
          <table:table-cell office:value-type="string">
            <text:p>Chondrosarcoma, NOS</text:p>
          </table:table-cell>
          <table:table-cell office:value-type="string">
            <text:p>9220/3</text:p>
          </table:table-cell>
          <table:table-cell office:value-type="string">
            <text:p>Chondrosarcoma, NOS</text:p>
          </table:table-cell>
          <table:table-cell office:value-type="string">
            <text:p>C80.9</text:p>
          </table:table-cell>
          <table:table-cell office:value-type="string">
            <text:p>bones and joints</text:p>
          </table:table-cell>
          <table:table-cell office:value-type="string">
            <text:p>37000</text:p>
          </table:table-cell>
          <table:table-cell office:value-type="string">
            <text:p>C2946</text:p>
          </table:table-cell>
          <table:table-cell office:value-type="string">
            <text:p>Chondrosarcoma</text:p>
          </table:table-cell>
        </table:table-row>
        <table:table-row table:style-name="ro1">
          <table:table-cell office:value-type="string">
            <text:p>Myoepithelial carcinoma [Lower lip; clear cell]</text:p>
          </table:table-cell>
          <table:table-cell office:value-type="string">
            <text:p>8982/3</text:p>
          </table:table-cell>
          <table:table-cell office:value-type="string">
            <text:p>Malignant myoepithelioma</text:p>
          </table:table-cell>
          <table:table-cell office:value-type="string">
            <text:p>C08.9</text:p>
          </table:table-cell>
          <table:table-cell office:value-type="string">
            <text:p>salivary gland, NOS</text:p>
          </table:table-cell>
          <table:table-cell office:value-type="string">
            <text:p>20030</text:p>
          </table:table-cell>
          <table:table-cell office:value-type="string">
            <text:p>C7596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Chordoma [Sacrum]</text:p>
          </table:table-cell>
          <table:table-cell office:value-type="string">
            <text:p>9370/3</text:p>
          </table:table-cell>
          <table:table-cell office:value-type="string">
            <text:p>Chordoma, NOS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23000</text:p>
          </table:table-cell>
          <table:table-cell office:value-type="string">
            <text:p>C2947</text:p>
          </table:table-cell>
          <table:table-cell office:value-type="string">
            <text:p>Chordoma</text:p>
          </table:table-cell>
        </table:table-row>
        <table:table-row table:style-name="ro1">
          <table:table-cell office:value-type="string">
            <text:p>spermatocytic seminoma</text:p>
          </table:table-cell>
          <table:table-cell office:value-type="string">
            <text:p>9063/3</text:p>
          </table:table-cell>
          <table:table-cell office:value-type="string">
            <text:p>Spermatocytic seminoma</text:p>
          </table:table-cell>
          <table:table-cell office:value-type="string">
            <text:p>C62.9</text:p>
          </table:table-cell>
          <table:table-cell office:value-type="string">
            <text:p>testis</text:p>
          </table:table-cell>
          <table:table-cell office:value-type="string">
            <text:p>28020</text:p>
          </table:table-cell>
          <table:table-cell office:value-type="string">
            <text:p>C39921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Follicular lymphoma, grade 2</text:p>
          </table:table-cell>
          <table:table-cell office:value-type="string">
            <text:p>9691/3</text:p>
          </table:table-cell>
          <table:table-cell office:value-type="string">
            <text:p>Follicular lymphoma, grade 2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3041</text:p>
          </table:table-cell>
          <table:table-cell office:value-type="string">
            <text:p>C8968</text:p>
          </table:table-cell>
          <table:table-cell office:value-type="string">
            <text:p>Grade 2 Follicular Lymphoma</text:p>
          </table:table-cell>
        </table:table-row>
        <table:table-row table:style-name="ro1">
          <table:table-cell office:value-type="string">
            <text:p>Cribriform neuroepithelial tumor</text:p>
          </table:table-cell>
          <table:table-cell office:value-type="string">
            <text:p>9503/3</text:p>
          </table:table-cell>
          <table:table-cell office:value-type="string">
            <text:p>Neuroepithelioma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31040</text:p>
          </table:table-cell>
          <table:table-cell office:value-type="string">
            <text:p>C121963</text:p>
          </table:table-cell>
          <table:table-cell office:value-type="string">
            <text:p>Cribriform Neuroepithelial Tumor</text:p>
          </table:table-cell>
        </table:table-row>
        <table:table-row table:style-name="ro1">
          <table:table-cell office:value-type="string">
            <text:p>anaplastic carcinoma [palatine tonsil]</text:p>
          </table:table-cell>
          <table:table-cell office:value-type="string">
            <text:p>8021/3</text:p>
          </table:table-cell>
          <table:table-cell office:value-type="string">
            <text:p>Carcinoma, anaplastic, NOS</text:p>
          </table:table-cell>
          <table:table-cell office:value-type="string">
            <text:p>C09.9</text:p>
          </table:table-cell>
          <table:table-cell office:value-type="string">
            <text:p>tonsil</text:p>
          </table:table-cell>
          <table:table-cell office:value-type="string">
            <text:p>20070</text:p>
          </table:table-cell>
          <table:table-cell office:value-type="string">
            <text:p>C3692</text:p>
          </table:table-cell>
          <table:table-cell office:value-type="string">
            <text:p>Undifferentiated Carcinoma</text:p>
          </table:table-cell>
        </table:table-row>
        <table:table-row table:style-name="ro1">
          <table:table-cell office:value-type="string">
            <text:p>immature teratoma and germinoma</text:p>
          </table:table-cell>
          <table:table-cell office:value-type="string">
            <text:p>9064/3</text:p>
          </table:table-cell>
          <table:table-cell office:value-type="string">
            <text:p>Germin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3708</text:p>
          </table:table-cell>
          <table:table-cell office:value-type="string">
            <text:p>Germ Cell Tumor</text:p>
          </table:table-cell>
        </table:table-row>
        <table:table-row table:style-name="ro1">
          <table:table-cell office:value-type="string">
            <text:p>Adenocarcinoma [Basal cell adenocarcinoma, membranous type, palatal gland]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08.9</text:p>
          </table:table-cell>
          <table:table-cell office:value-type="string">
            <text:p>salivary gland, NOS</text:p>
          </table:table-cell>
          <table:table-cell office:value-type="string">
            <text:p>20030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</table:table-row>
        <table:table-row table:style-name="ro1">
          <table:table-cell office:value-type="string">
            <text:p>Low-grade Astrocytoma</text:p>
          </table:table-cell>
          <table:table-cell office:value-type="string">
            <text:p>9400/3</text:p>
          </table:table-cell>
          <table:table-cell office:value-type="string">
            <text:p>Astrocytoma, NOS</text:p>
          </table:table-cell>
          <table:table-cell office:value-type="string">
            <text:p>C71.7</text:p>
          </table:table-cell>
          <table:table-cell office:value-type="string">
            <text:p>brain stem</text:p>
          </table:table-cell>
          <table:table-cell office:value-type="string">
            <text:p>31010</text:p>
          </table:table-cell>
          <table:table-cell office:value-type="string">
            <text:p>C7173</text:p>
          </table:table-cell>
          <table:table-cell office:value-type="string">
            <text:p>Diffuse Astrocytoma</text:p>
          </table:table-cell>
        </table:table-row>
        <table:table-row table:style-name="ro1">
          <table:table-cell office:value-type="string">
            <text:p>gastrointestinal autonomic nerve tumor</text:p>
          </table:table-cell>
          <table:table-cell office:value-type="string">
            <text:p>8936/1</text:p>
          </table:table-cell>
          <table:table-cell office:value-type="string">
            <text:p>Gastrointestinal stromal tumor, NOS</text:p>
          </table:table-cell>
          <table:table-cell office:value-type="string">
            <text:p>C47.9</text:p>
          </table:table-cell>
          <table:table-cell office:value-type="string">
            <text:p>peripheral nervs incl. Autonomous</text:p>
          </table:table-cell>
          <table:table-cell office:value-type="string">
            <text:p>24000</text:p>
          </table:table-cell>
          <table:table-cell office:value-type="string">
            <text:p>C2794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Malignant insuloma [carcinoid type]</text:p>
          </table:table-cell>
          <table:table-cell office:value-type="string">
            <text:p>8240/3</text:p>
          </table:table-cell>
          <table:table-cell office:value-type="string">
            <text:p>Carcinoid tumor, NOS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21100</text:p>
          </table:table-cell>
          <table:table-cell office:value-type="string">
            <text:p>C2915</text:p>
          </table:table-cell>
          <table:table-cell office:value-type="string">
            <text:p>Carcinoid Tumor</text:p>
          </table:table-cell>
        </table:table-row>
        <table:table-row table:style-name="ro1">
          <table:table-cell office:value-type="string">
            <text:p>leiomyoblastoma [cell line G-402]</text:p>
          </table:table-cell>
          <table:table-cell office:value-type="string">
            <text:p>8891/0</text:p>
          </table:table-cell>
          <table:table-cell office:value-type="string">
            <text:p>Epithelioid leiomyoma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29020</text:p>
          </table:table-cell>
          <table:table-cell office:value-type="string">
            <text:p>C3486</text:p>
          </table:table-cell>
          <table:table-cell office:value-type="string">
            <text:p>Epithelioid cell type gastrointestinal stromal tumor</text:p>
          </table:table-cell>
        </table:table-row>
        <table:table-row table:style-name="ro1">
          <table:table-cell office:value-type="string">
            <text:p>Serous Fallopian tube carcinoma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7.0</text:p>
          </table:table-cell>
          <table:table-cell office:value-type="string">
            <text:p>fallopian tube</text:p>
          </table:table-cell>
          <table:table-cell office:value-type="string">
            <text:p>27070</text:p>
          </table:table-cell>
          <table:table-cell office:value-type="string">
            <text:p>C40101</text:p>
          </table:table-cell>
          <table:table-cell office:value-type="string">
            <text:p>Serous Adenocarcinoma</text:p>
          </table:table-cell>
        </table:table-row>
        <table:table-row table:style-name="ro1">
          <table:table-cell office:value-type="string">
            <text:p>gastroesophageal adenocarcinoma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office:value-type="string">
            <text:p>C4004</text:p>
          </table:table-cell>
          <table:table-cell office:value-type="string">
            <text:p>Gastric Adenocarcinoma</text:p>
          </table:table-cell>
        </table:table-row>
        <table:table-row table:style-name="ro1">
          <table:table-cell office:value-type="string">
            <text:p>solitary fibrous tumor</text:p>
          </table:table-cell>
          <table:table-cell office:value-type="string">
            <text:p>8815/0</text:p>
          </table:table-cell>
          <table:table-cell office:value-type="string">
            <text:p>Solitary fibrous tumor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7634</text:p>
          </table:table-cell>
          <table:table-cell office:value-type="string">
            <text:p>Solitary Fibrous Tumor</text:p>
          </table:table-cell>
        </table:table-row>
        <table:table-row table:style-name="ro1">
          <table:table-cell office:value-type="string">
            <text:p>Melanoma, polyploid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25010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</table:table-row>
        <table:table-row table:style-name="ro1">
          <table:table-cell office:value-type="string">
            <text:p>Endometrial stromal sarcoma [low grade]</text:p>
          </table:table-cell>
          <table:table-cell office:value-type="string">
            <text:p>8931/3</text:p>
          </table:table-cell>
          <table:table-cell office:value-type="string">
            <text:p>Endometrial stromal sarcoma, low grade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27030</text:p>
          </table:table-cell>
          <table:table-cell office:value-type="string">
            <text:p>C4263</text:p>
          </table:table-cell>
          <table:table-cell office:value-type="string">
            <text:p>Low Grade Endometrioid Stromal Sarcoma</text:p>
          </table:table-cell>
        </table:table-row>
        <table:table-row table:style-name="ro1">
          <table:table-cell office:value-type="string">
            <text:p>Neuroblastoma [cell line CHP-134]</text:p>
          </table:table-cell>
          <table:table-cell office:value-type="string">
            <text:p>9500/3</text:p>
          </table:table-cell>
          <table:table-cell office:value-type="string">
            <text:p>Neuroblastoma, NOS</text:p>
          </table:table-cell>
          <table:table-cell office:value-type="string">
            <text:p>C47</text:p>
          </table:table-cell>
          <table:table-cell office:value-type="string">
            <text:p>peripheral nervs incl. autonomous</text:p>
          </table:table-cell>
          <table:table-cell office:value-type="string">
            <text:p>24000</text:p>
          </table:table-cell>
          <table:table-cell office:value-type="string">
            <text:p>C3270</text:p>
          </table:table-cell>
          <table:table-cell office:value-type="string">
            <text:p>Neuroblastoma</text:p>
          </table:table-cell>
        </table:table-row>
        <table:table-row table:style-name="ro1">
          <table:table-cell office:value-type="string">
            <text:p>Superficial spreading melanoma [neck]</text:p>
          </table:table-cell>
          <table:table-cell office:value-type="string">
            <text:p>8743/3</text:p>
          </table:table-cell>
          <table:table-cell office:value-type="string">
            <text:p>Superficial spreading melanoma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25010</text:p>
          </table:table-cell>
          <table:table-cell office:value-type="string">
            <text:p>C9152</text:p>
          </table:table-cell>
          <table:table-cell office:value-type="string">
            <text:p>Superficial Spreading Melanoma</text:p>
          </table:table-cell>
        </table:table-row>
        <table:table-row table:style-name="ro1">
          <table:table-cell office:value-type="string">
            <text:p>blood sample [pediatric ependymoma]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Mucin-producing adenocarcinoma</text:p>
          </table:table-cell>
          <table:table-cell office:value-type="string">
            <text:p>8481/3</text:p>
          </table:table-cell>
          <table:table-cell office:value-type="string">
            <text:p>Mucin-producing adenocarcin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27825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Lung mucoepidermoid carcinoma [cell line EPLC-272H]</text:p>
          </table:table-cell>
          <table:table-cell office:value-type="string">
            <text:p>8430/3</text:p>
          </table:table-cell>
          <table:table-cell office:value-type="string">
            <text:p>Mucoepidermoid carcinoma</text:p>
          </table:table-cell>
          <table:table-cell office:value-type="string">
            <text:p>C34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45544</text:p>
          </table:table-cell>
          <table:table-cell office:value-type="string">
            <text:p>Lung mucoepidermoid carcinoma</text:p>
          </table:table-cell>
        </table:table-row>
        <table:table-row table:style-name="ro1">
          <table:table-cell office:value-type="string">
            <text:p>Acute leukemia NOS [cell line KASUMI1]</text:p>
          </table:table-cell>
          <table:table-cell office:value-type="string">
            <text:p>9801/3</text:p>
          </table:table-cell>
          <table:table-cell office:value-type="string">
            <text:p>Acute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41</text:p>
          </table:table-cell>
          <table:table-cell office:value-type="string">
            <text:p>C9298</text:p>
          </table:table-cell>
          <table:table-cell office:value-type="string">
            <text:p>Acute Undifferentiated Leukemia</text:p>
          </table:table-cell>
        </table:table-row>
        <table:table-row table:style-name="ro1">
          <table:table-cell office:value-type="string">
            <text:p>plasma cell myeloma [cell line RPMI-8226]</text:p>
          </table:table-cell>
          <table:table-cell office:value-type="string">
            <text:p>9731/3</text:p>
          </table:table-cell>
          <table:table-cell office:value-type="string">
            <text:p>Multiple myelom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43</text:p>
          </table:table-cell>
          <table:table-cell office:value-type="string">
            <text:p>C3242</text:p>
          </table:table-cell>
          <table:table-cell office:value-type="string">
            <text:p>Plasma cell myeloma</text:p>
          </table:table-cell>
        </table:table-row>
        <table:table-row table:style-name="ro1">
          <table:table-cell office:value-type="string">
            <text:p>Alveolar soft part sarcoma</text:p>
          </table:table-cell>
          <table:table-cell office:value-type="string">
            <text:p>9581/3</text:p>
          </table:table-cell>
          <table:table-cell office:value-type="string">
            <text:p>Alveolar soft part 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75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wilms tumor [anaplastic]</text:p>
          </table:table-cell>
          <table:table-cell office:value-type="string">
            <text:p>8960/3</text:p>
          </table:table-cell>
          <table:table-cell office:value-type="string">
            <text:p>Nephroblast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29020</text:p>
          </table:table-cell>
          <table:table-cell office:value-type="string">
            <text:p>C40407</text:p>
          </table:table-cell>
          <table:table-cell office:value-type="string">
            <text:p>Kidney Wilms Tumor</text:p>
          </table:table-cell>
        </table:table-row>
        <table:table-row table:style-name="ro1">
          <table:table-cell office:value-type="string">
            <text:p>Urothelial carcinoma</text:p>
          </table:table-cell>
          <table:table-cell office:value-type="string">
            <text:p>8120/3</text:p>
          </table:table-cell>
          <table:table-cell office:value-type="string">
            <text:p>Transitional cell carcinoma, NOS</text:p>
          </table:table-cell>
          <table:table-cell office:value-type="string">
            <text:p>C65.9</text:p>
          </table:table-cell>
          <table:table-cell office:value-type="string">
            <text:p>renal pelvis, ureter</text:p>
          </table:table-cell>
          <table:table-cell office:value-type="string">
            <text:p>29020</text:p>
          </table:table-cell>
          <table:table-cell office:value-type="string">
            <text:p>C7355</text:p>
          </table:table-cell>
          <table:table-cell office:value-type="string">
            <text:p>Renal Pelvis Urothelial Carcinoma</text:p>
          </table:table-cell>
        </table:table-row>
        <table:table-row table:style-name="ro1">
          <table:table-cell office:value-type="string">
            <text:p>Langerhans cell histiocytosis</text:p>
          </table:table-cell>
          <table:table-cell office:value-type="string">
            <text:p>9751/1</text:p>
          </table:table-cell>
          <table:table-cell office:value-type="string">
            <text:p>Langerhans cell histiocytosis, NOS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37000</text:p>
          </table:table-cell>
          <table:table-cell office:value-type="string">
            <text:p>C3107</text:p>
          </table:table-cell>
          <table:table-cell office:value-type="string">
            <text:p>Langerhans Cell Histiocytosis</text:p>
          </table:table-cell>
        </table:table-row>
        <table:table-row table:style-name="ro1">
          <table:table-cell office:value-type="string">
            <text:p>Mixed germ cell tumor [embryonal carcinoma and seminoma]</text:p>
          </table:table-cell>
          <table:table-cell office:value-type="string">
            <text:p>9085/3</text:p>
          </table:table-cell>
          <table:table-cell office:value-type="string">
            <text:p>Mixed germ cell tumor</text:p>
          </table:table-cell>
          <table:table-cell office:value-type="string">
            <text:p>C62.9</text:p>
          </table:table-cell>
          <table:table-cell office:value-type="string">
            <text:p>testis</text:p>
          </table:table-cell>
          <table:table-cell office:value-type="string">
            <text:p>28020</text:p>
          </table:table-cell>
          <table:table-cell office:value-type="string">
            <text:p>C9010</text:p>
          </table:table-cell>
          <table:table-cell office:value-type="string">
            <text:p>Mixed Teratoma and Seminoma</text:p>
          </table:table-cell>
        </table:table-row>
        <table:table-row table:style-name="ro1">
          <table:table-cell office:value-type="string">
            <text:p>Malignant peripheral nerve sheath tumor</text:p>
          </table:table-cell>
          <table:table-cell office:value-type="string">
            <text:p>9540/3</text:p>
          </table:table-cell>
          <table:table-cell office:value-type="string">
            <text:p>Malignant peripheral nerve sheath tumor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31040</text:p>
          </table:table-cell>
          <table:table-cell office:value-type="string">
            <text:p>C3798</text:p>
          </table:table-cell>
          <table:table-cell office:value-type="string">
            <text:p>Malignant Peripheral Nerve Sheath Tumor</text:p>
          </table:table-cell>
        </table:table-row>
        <table:table-row table:style-name="ro1">
          <table:table-cell office:value-type="string">
            <text:p>pediatric germ cell tumor [mature teratoma, spinal]</text:p>
          </table:table-cell>
          <table:table-cell office:value-type="string">
            <text:p>9080/0</text:p>
          </table:table-cell>
          <table:table-cell office:value-type="string">
            <text:p>Teratoma, benign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9015</text:p>
          </table:table-cell>
          <table:table-cell office:value-type="string">
            <text:p>Mature Teratoma</text:p>
          </table:table-cell>
        </table:table-row>
        <table:table-row table:style-name="ro1">
          <table:table-cell office:value-type="string">
            <text:p>Comedocarcinoma</text:p>
          </table:table-cell>
          <table:table-cell office:value-type="string">
            <text:p>8501/3</text:p>
          </table:table-cell>
          <table:table-cell office:value-type="string">
            <text:p>Comedo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4188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Bladder biopsy [Brunn nest]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67.0</text:p>
          </table:table-cell>
          <table:table-cell office:value-type="string">
            <text:p>urinary bladder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Splenic marginal zone lymphoma, NOS</text:p>
          </table:table-cell>
          <table:table-cell office:value-type="string">
            <text:p>9689/3</text:p>
          </table:table-cell>
          <table:table-cell office:value-type="string">
            <text:p>Splenic marginal zone B-cell lymphoma</text:p>
          </table:table-cell>
          <table:table-cell office:value-type="string">
            <text:p>C42.2</text:p>
          </table:table-cell>
          <table:table-cell office:value-type="string">
            <text:p>Spleen</text:p>
          </table:table-cell>
          <table:table-cell office:value-type="string">
            <text:p>33042</text:p>
          </table:table-cell>
          <table:table-cell office:value-type="string">
            <text:p>C4663</text:p>
          </table:table-cell>
          <table:table-cell office:value-type="string">
            <text:p>Splenic Marginal Zone Lymphoma</text:p>
          </table:table-cell>
        </table:table-row>
        <table:table-row table:style-name="ro1">
          <table:table-cell office:value-type="string">
            <text:p>Acute myeloblastic leukemia with minimal differentiation (FAB type M0)</text:p>
          </table:table-cell>
          <table:table-cell office:value-type="string">
            <text:p>9872/3</text:p>
          </table:table-cell>
          <table:table-cell office:value-type="string">
            <text:p>Acute myeloid leukemia, minimal differentiation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1</text:p>
          </table:table-cell>
          <table:table-cell office:value-type="string">
            <text:p>C3171</text:p>
          </table:table-cell>
          <table:table-cell office:value-type="string">
            <text:p>Acute Myeloid Leukemia</text:p>
          </table:table-cell>
        </table:table-row>
        <table:table-row table:style-name="ro1">
          <table:table-cell office:value-type="string">
            <text:p>ovarian tumour [benign, mucinous]</text:p>
          </table:table-cell>
          <table:table-cell office:value-type="string">
            <text:p>8470/0</text:p>
          </table:table-cell>
          <table:table-cell office:value-type="string">
            <text:p>Mucinous cystade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99999</text:p>
          </table:table-cell>
          <table:table-cell office:value-type="string">
            <text:p>C4512</text:p>
          </table:table-cell>
          <table:table-cell office:value-type="string">
            <text:p>Ovarian Mucinous Cystadenoma</text:p>
          </table:table-cell>
        </table:table-row>
        <table:table-row table:style-name="ro1">
          <table:table-cell office:value-type="string">
            <text:p>atypical carcinoid tumor [lung]</text:p>
          </table:table-cell>
          <table:table-cell office:value-type="string">
            <text:p>8249/3</text:p>
          </table:table-cell>
          <table:table-cell office:value-type="string">
            <text:p>Atypical carcinoid tumor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72074</text:p>
          </table:table-cell>
          <table:table-cell office:value-type="string">
            <text:p>Atypical Carcinoid Tumor</text:p>
          </table:table-cell>
        </table:table-row>
        <table:table-row table:style-name="ro1">
          <table:table-cell office:value-type="string">
            <text:p>thyroid adenoma, Huerthle cell</text:p>
          </table:table-cell>
          <table:table-cell office:value-type="string">
            <text:p>8290/0</text:p>
          </table:table-cell>
          <table:table-cell office:value-type="string">
            <text:p>Oxyphilic adenoma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32010</text:p>
          </table:table-cell>
          <table:table-cell office:value-type="string">
            <text:p>C3759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Sarcomatoid carcinoma</text:p>
          </table:table-cell>
          <table:table-cell office:value-type="string">
            <text:p>8033/3</text:p>
          </table:table-cell>
          <table:table-cell office:value-type="string">
            <text:p>Pseudosarcomatous carcin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27004</text:p>
          </table:table-cell>
          <table:table-cell office:value-type="string">
            <text:p>Sarcomatoid Carcinoma</text:p>
          </table:table-cell>
        </table:table-row>
        <table:table-row table:style-name="ro1">
          <table:table-cell office:value-type="string">
            <text:p>B acute lymphoblastic leukemia [cell line BALM9]</text:p>
          </table:table-cell>
          <table:table-cell office:value-type="string">
            <text:p>9811/3</text:p>
          </table:table-cell>
          <table:table-cell office:value-type="string">
            <text:p>B lymphoblastic leukemia/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3041</text:p>
          </table:table-cell>
          <table:table-cell office:value-type="string">
            <text:p>C8644</text:p>
          </table:table-cell>
          <table:table-cell office:value-type="string">
            <text:p>B acute lymphoblastic leukemia</text:p>
          </table:table-cell>
        </table:table-row>
        <table:table-row table:style-name="ro1">
          <table:table-cell office:value-type="string">
            <text:p>Classical Hodgkin lymphoma</text:p>
          </table:table-cell>
          <table:table-cell office:value-type="string">
            <text:p>9650/3</text:p>
          </table:table-cell>
          <table:table-cell office:value-type="string">
            <text:p>Hodgkin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11</text:p>
          </table:table-cell>
          <table:table-cell office:value-type="string">
            <text:p>C9357</text:p>
          </table:table-cell>
          <table:table-cell office:value-type="string">
            <text:p>Hodgkin Lymphoma</text:p>
          </table:table-cell>
        </table:table-row>
        <table:table-row table:style-name="ro1">
          <table:table-cell office:value-type="string">
            <text:p>parathyroid hyperplasia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75.0</text:p>
          </table:table-cell>
          <table:table-cell office:value-type="string">
            <text:p>parathyroid gland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Rectal tumor, history of colitis ulcerosa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0.9</text:p>
          </table:table-cell>
          <table:table-cell office:value-type="string">
            <text:p>Rectum, NOS</text:p>
          </table:table-cell>
          <table:table-cell office:value-type="string">
            <text:p>21052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</table:table-row>
        <table:table-row table:style-name="ro1">
          <table:table-cell office:value-type="string">
            <text:p>pediatric medulloblastoma</text:p>
          </table:table-cell>
          <table:table-cell office:value-type="string">
            <text:p>9470/3</text:p>
          </table:table-cell>
          <table:table-cell office:value-type="string">
            <text:p>Medulloblastoma, NOS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31010</text:p>
          </table:table-cell>
          <table:table-cell office:value-type="string">
            <text:p>C3222</text:p>
          </table:table-cell>
          <table:table-cell office:value-type="string">
            <text:p>Medulloblastoma</text:p>
          </table:table-cell>
        </table:table-row>
        <table:table-row table:style-name="ro1">
          <table:table-cell office:value-type="string">
            <text:p>Askin tumor [cell line SK-N-MC]</text:p>
          </table:table-cell>
          <table:table-cell office:value-type="string">
            <text:p>9365/3</text:p>
          </table:table-cell>
          <table:table-cell office:value-type="string">
            <text:p>Askin tumor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23000</text:p>
          </table:table-cell>
          <table:table-cell office:value-type="string">
            <text:p>C7542</text:p>
          </table:table-cell>
          <table:table-cell office:value-type="string">
            <text:p>Askin tumor</text:p>
          </table:table-cell>
        </table:table-row>
        <table:table-row table:style-name="ro1">
          <table:table-cell office:value-type="string">
            <text:p>Refractory anemia with ringed sideroblasts [RARS]</text:p>
          </table:table-cell>
          <table:table-cell office:value-type="string">
            <text:p>9982/3</text:p>
          </table:table-cell>
          <table:table-cell office:value-type="string">
            <text:p>Refractory anemia with sideroblast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3</text:p>
          </table:table-cell>
          <table:table-cell office:value-type="string">
            <text:p>C4036</text:p>
          </table:table-cell>
          <table:table-cell office:value-type="string">
            <text:p>Myelodysplastic Syndrome with Ring Sideroblasts</text:p>
          </table:table-cell>
        </table:table-row>
        <table:table-row table:style-name="ro1">
          <table:table-cell office:value-type="string">
            <text:p>Mediastinal large B-cell lymphoma [cell line MedB-1]</text:p>
          </table:table-cell>
          <table:table-cell office:value-type="string">
            <text:p>9679/3</text:p>
          </table:table-cell>
          <table:table-cell office:value-type="string">
            <text:p>Mediastinal (thymic) large B-cell lymphoma (C38.3)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3041</text:p>
          </table:table-cell>
          <table:table-cell office:value-type="string">
            <text:p>C9280</text:p>
          </table:table-cell>
          <table:table-cell office:value-type="string">
            <text:p>Mediastinal (thymic) large B-cell lymphoma </text:p>
          </table:table-cell>
        </table:table-row>
        <table:table-row table:style-name="ro1">
          <table:table-cell office:value-type="string">
            <text:p>invasive ductal breast cancer [cell line, xenografts]</text:p>
          </table:table-cell>
          <table:table-cell office:value-type="string">
            <text:p>8502/3</text:p>
          </table:table-cell>
          <table:table-cell office:value-type="string">
            <text:p>Secretory carcinoma of breast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4189</text:p>
          </table:table-cell>
          <table:table-cell office:value-type="string">
            <text:p>Secretory Breast Carcinoma</text:p>
          </table:table-cell>
        </table:table-row>
        <table:table-row table:style-name="ro1">
          <table:table-cell office:value-type="string">
            <text:p>Chondroblastic osteosarcoma</text:p>
          </table:table-cell>
          <table:table-cell office:value-type="string">
            <text:p>9181/3</text:p>
          </table:table-cell>
          <table:table-cell office:value-type="string">
            <text:p>Chondroblastic osteosarcoma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23000</text:p>
          </table:table-cell>
          <table:table-cell office:value-type="string">
            <text:p>C4021</text:p>
          </table:table-cell>
          <table:table-cell office:value-type="string">
            <text:p>Chondroblastic Osteosarcoma</text:p>
          </table:table-cell>
        </table:table-row>
        <table:table-row table:style-name="ro1">
          <table:table-cell office:value-type="string">
            <text:p>invasive micropapillary carcinoma of the breast</text:p>
          </table:table-cell>
          <table:table-cell office:value-type="string">
            <text:p>8507/2</text:p>
          </table:table-cell>
          <table:table-cell office:value-type="string">
            <text:p>Intraductal micropapillary carcin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table:number-columns-repeated="2"/>
        </table:table-row>
        <table:table-row table:style-name="ro1">
          <table:table-cell office:value-type="string">
            <text:p>chordoid glioma</text:p>
          </table:table-cell>
          <table:table-cell office:value-type="string">
            <text:p>9380/3</text:p>
          </table:table-cell>
          <table:table-cell office:value-type="string">
            <text:p>Glioma, malignant</text:p>
          </table:table-cell>
          <table:table-cell office:value-type="string">
            <text:p>C71.5</text:p>
          </table:table-cell>
          <table:table-cell office:value-type="string">
            <text:p>ventricle</text:p>
          </table:table-cell>
          <table:table-cell office:value-type="string">
            <text:p>31010</text:p>
          </table:table-cell>
          <table:table-cell office:value-type="string">
            <text:p>C3059</text:p>
          </table:table-cell>
          <table:table-cell office:value-type="string">
            <text:p>Glioma</text:p>
          </table:table-cell>
        </table:table-row>
        <table:table-row table:style-name="ro1">
          <table:table-cell office:value-type="string">
            <text:p>colorectal adenocarcinoma [cell line MT-3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26000</text:p>
          </table:table-cell>
          <table:table-cell office:value-type="string">
            <text:p>C4349</text:p>
          </table:table-cell>
          <table:table-cell office:value-type="string">
            <text:p>Colon adenocarcinoma</text:p>
          </table:table-cell>
        </table:table-row>
        <table:table-row table:style-name="ro1">
          <table:table-cell office:value-type="string">
            <text:p>Angioimmunoblastic T-cell lymphoma</text:p>
          </table:table-cell>
          <table:table-cell office:value-type="string">
            <text:p>9705/3</text:p>
          </table:table-cell>
          <table:table-cell office:value-type="string">
            <text:p>Angioimmunoblastic T-cell lymphoma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office:value-type="string">
            <text:p>C7528</text:p>
          </table:table-cell>
          <table:table-cell office:value-type="string">
            <text:p>Angioimmunoblastic T-Cell Lymphoma</text:p>
          </table:table-cell>
        </table:table-row>
        <table:table-row table:style-name="ro1">
          <table:table-cell office:value-type="string">
            <text:p>Gastric carcinoma [cell line SNU-1]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16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office:value-type="string">
            <text:p>C4911</text:p>
          </table:table-cell>
          <table:table-cell office:value-type="string">
            <text:p>Gastric carcinoma</text:p>
          </table:table-cell>
        </table:table-row>
        <table:table-row table:style-name="ro1">
          <table:table-cell office:value-type="string">
            <text:p>carcinoma in situ [oral]</text:p>
          </table:table-cell>
          <table:table-cell office:value-type="string">
            <text:p>8070/2</text:p>
          </table:table-cell>
          <table:table-cell office:value-type="string">
            <text:p>Squamous cell carcinoma in situ, NOS</text:p>
          </table:table-cell>
          <table:table-cell office:value-type="string">
            <text:p>C06.9</text:p>
          </table:table-cell>
          <table:table-cell office:value-type="string">
            <text:p>mouth, NOS</text:p>
          </table:table-cell>
          <table:table-cell office:value-type="string">
            <text:p>20050</text:p>
          </table:table-cell>
          <table:table-cell office:value-type="string">
            <text:p>C27093</text:p>
          </table:table-cell>
          <table:table-cell office:value-type="string">
            <text:p>Stage 0 Squamous Cell Carcinoma</text:p>
          </table:table-cell>
        </table:table-row>
        <table:table-row table:style-name="ro1">
          <table:table-cell office:value-type="string">
            <text:p>Follicular lymphoma I</text:p>
          </table:table-cell>
          <table:table-cell office:value-type="string">
            <text:p>9695/3</text:p>
          </table:table-cell>
          <table:table-cell office:value-type="string">
            <text:p>Follicular lymphoma, grade 1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table:number-columns-repeated="2"/>
        </table:table-row>
        <table:table-row table:style-name="ro1">
          <table:table-cell office:value-type="string">
            <text:p>tubullovillous adenoma [colorectal]</text:p>
          </table:table-cell>
          <table:table-cell office:value-type="string">
            <text:p>8263/0</text:p>
          </table:table-cell>
          <table:table-cell office:value-type="string">
            <text:p>Tubulovillous adenoma, NOS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21049</text:p>
          </table:table-cell>
          <table:table-cell office:value-type="string">
            <text:p>C4143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Merkel cell carcinoma</text:p>
          </table:table-cell>
          <table:table-cell office:value-type="string">
            <text:p>8247/3</text:p>
          </table:table-cell>
          <table:table-cell office:value-type="string">
            <text:p>Merkel cell carcin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9231</text:p>
          </table:table-cell>
          <table:table-cell office:value-type="string">
            <text:p>Merkel Cell Carcinoma</text:p>
          </table:table-cell>
        </table:table-row>
        <table:table-row table:style-name="ro1">
          <table:table-cell office:value-type="string">
            <text:p>Undifferentiated carcinoma</text:p>
          </table:table-cell>
          <table:table-cell office:value-type="string">
            <text:p>8020/3</text:p>
          </table:table-cell>
          <table:table-cell office:value-type="string">
            <text:p>Carcinoma, undifferentiated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32010</text:p>
          </table:table-cell>
          <table:table-cell office:value-type="string">
            <text:p>C3692</text:p>
          </table:table-cell>
          <table:table-cell office:value-type="string">
            <text:p>Undifferentiated Carcinoma</text:p>
          </table:table-cell>
        </table:table-row>
        <table:table-row table:style-name="ro1">
          <table:table-cell office:value-type="string">
            <text:p>Follicular lymphoma III</text:p>
          </table:table-cell>
          <table:table-cell office:value-type="string">
            <text:p>9698/3</text:p>
          </table:table-cell>
          <table:table-cell office:value-type="string">
            <text:p>Follicular lymphoma, grade 3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table:number-columns-repeated="2"/>
        </table:table-row>
        <table:table-row table:style-name="ro1">
          <table:table-cell office:value-type="string">
            <text:p>Classical Hodgkin lymphoma, lymphocyte-depletion</text:p>
          </table:table-cell>
          <table:table-cell office:value-type="string">
            <text:p>9653/3</text:p>
          </table:table-cell>
          <table:table-cell office:value-type="string">
            <text:p>Hodgkin lymphoma, lymphocyte depletion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11</text:p>
          </table:table-cell>
          <table:table-cell table:number-columns-repeated="2"/>
        </table:table-row>
        <table:table-row table:style-name="ro1">
          <table:table-cell office:value-type="string">
            <text:p>Choroid plexus carcinoma</text:p>
          </table:table-cell>
          <table:table-cell office:value-type="string">
            <text:p>9390/3</text:p>
          </table:table-cell>
          <table:table-cell office:value-type="string">
            <text:p>Choroid plexus carcinoma</text:p>
          </table:table-cell>
          <table:table-cell office:value-type="string">
            <text:p>C72.0</text:p>
          </table:table-cell>
          <table:table-cell office:value-type="string">
            <text:p>Spinal cord</text:p>
          </table:table-cell>
          <table:table-cell office:value-type="string">
            <text:p>31040</text:p>
          </table:table-cell>
          <table:table-cell office:value-type="string">
            <text:p>C4715</text:p>
          </table:table-cell>
          <table:table-cell office:value-type="string">
            <text:p>Choroid Plexus Carcinoma</text:p>
          </table:table-cell>
        </table:table-row>
        <table:table-row table:style-name="ro1">
          <table:table-cell office:value-type="string">
            <text:p>anaplastic astrocytoma</text:p>
          </table:table-cell>
          <table:table-cell office:value-type="string">
            <text:p>9401/3</text:p>
          </table:table-cell>
          <table:table-cell office:value-type="string">
            <text:p>Astrocytoma, anaplastic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9477</text:p>
          </table:table-cell>
          <table:table-cell office:value-type="string">
            <text:p>Anaplastic Astrocytoma</text:p>
          </table:table-cell>
        </table:table-row>
        <table:table-row table:style-name="ro1">
          <table:table-cell office:value-type="string">
            <text:p>hepatic dysplasia [HCVpos]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Embryonal rhabdomyosarcoma [cell line RD]</text:p>
          </table:table-cell>
          <table:table-cell office:value-type="string">
            <text:p>8910/3</text:p>
          </table:table-cell>
          <table:table-cell office:value-type="string">
            <text:p>embryonal rhabdomyosarc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24000</text:p>
          </table:table-cell>
          <table:table-cell office:value-type="string">
            <text:p>C8971</text:p>
          </table:table-cell>
          <table:table-cell office:value-type="string">
            <text:p>Embryonal rhabdomyosarcoma</text:p>
          </table:table-cell>
        </table:table-row>
        <table:table-row table:style-name="ro1">
          <table:table-cell office:value-type="string">
            <text:p>Cerebral neuroblastoma [cerebral region midline, frontal lobe]</text:p>
          </table:table-cell>
          <table:table-cell office:value-type="string">
            <text:p>9500/3</text:p>
          </table:table-cell>
          <table:table-cell office:value-type="string">
            <text:p>Neuroblastoma, NOS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31010</text:p>
          </table:table-cell>
          <table:table-cell office:value-type="string">
            <text:p>C3270</text:p>
          </table:table-cell>
          <table:table-cell office:value-type="string">
            <text:p>Neuroblastoma</text:p>
          </table:table-cell>
        </table:table-row>
        <table:table-row table:style-name="ro1">
          <table:table-cell office:value-type="string">
            <text:p>midgut carcinoid tumor [cell line H-STS]</text:p>
          </table:table-cell>
          <table:table-cell office:value-type="string">
            <text:p>8240/3</text:p>
          </table:table-cell>
          <table:table-cell office:value-type="string">
            <text:p>Carcinoid tumor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31040</text:p>
          </table:table-cell>
          <table:table-cell office:value-type="string">
            <text:p>C6422</text:p>
          </table:table-cell>
          <table:table-cell office:value-type="string">
            <text:p>Midgut carcinoid tumor</text:p>
          </table:table-cell>
        </table:table-row>
        <table:table-row table:style-name="ro1">
          <table:table-cell office:value-type="string">
            <text:p>endometrial adenosquamous carcinoma [cell line MFE-319]</text:p>
          </table:table-cell>
          <table:table-cell office:value-type="string">
            <text:p>8560/3</text:p>
          </table:table-cell>
          <table:table-cell office:value-type="string">
            <text:p>Adenosquamous carcinoma</text:p>
          </table:table-cell>
          <table:table-cell office:value-type="string">
            <text:p>C54.1</text:p>
          </table:table-cell>
          <table:table-cell office:value-type="string">
            <text:p>Endometrium</text:p>
          </table:table-cell>
          <table:table-cell office:value-type="string">
            <text:p>27030</text:p>
          </table:table-cell>
          <table:table-cell office:value-type="string">
            <text:p>C114656</text:p>
          </table:table-cell>
          <table:table-cell office:value-type="string">
            <text:p>Endometrial adenosquamous carcinoma</text:p>
          </table:table-cell>
        </table:table-row>
        <table:table-row table:style-name="ro1">
          <table:table-cell office:value-type="string">
            <text:p>Squamous cell carcinoma in situ [cervix]</text:p>
          </table:table-cell>
          <table:table-cell office:value-type="string">
            <text:p>8070/2</text:p>
          </table:table-cell>
          <table:table-cell office:value-type="string">
            <text:p>Squamous cell carcinoma in situ, NOS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27010</text:p>
          </table:table-cell>
          <table:table-cell office:value-type="string">
            <text:p>C27093</text:p>
          </table:table-cell>
          <table:table-cell office:value-type="string">
            <text:p>Stage 0 Squamous Cell Carcinoma</text:p>
          </table:table-cell>
        </table:table-row>
        <table:table-row table:style-name="ro1">
          <table:table-cell office:value-type="string">
            <text:p>Mucoepidermoid carcinoma</text:p>
          </table:table-cell>
          <table:table-cell office:value-type="string">
            <text:p>8430/3</text:p>
          </table:table-cell>
          <table:table-cell office:value-type="string">
            <text:p>Mucoepidermoid carcinoma</text:p>
          </table:table-cell>
          <table:table-cell office:value-type="string">
            <text:p>C08.9</text:p>
          </table:table-cell>
          <table:table-cell office:value-type="string">
            <text:p>salivary gland, NOS</text:p>
          </table:table-cell>
          <table:table-cell office:value-type="string">
            <text:p>20030</text:p>
          </table:table-cell>
          <table:table-cell office:value-type="string">
            <text:p>C5953</text:p>
          </table:table-cell>
          <table:table-cell office:value-type="string">
            <text:p>Minor Salivary Gland Mucoepidermoid Carcinoma</text:p>
          </table:table-cell>
        </table:table-row>
        <table:table-row table:style-name="ro1">
          <table:table-cell office:value-type="string">
            <text:p>Bronchioalveolar carcinoma [cell line NCI-H358]</text:p>
          </table:table-cell>
          <table:table-cell office:value-type="string">
            <text:p>8254/3</text:p>
          </table:table-cell>
          <table:table-cell office:value-type="string">
            <text:p>Bronchiolo-alveolar carcinoma, mixed mucinous and non-mucinous</text:p>
          </table:table-cell>
          <table:table-cell office:value-type="string">
            <text:p>C34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2923</text:p>
          </table:table-cell>
          <table:table-cell office:value-type="string">
            <text:p>Bronchioloalveolar carcinoma</text:p>
          </table:table-cell>
        </table:table-row>
        <table:table-row table:style-name="ro1">
          <table:table-cell office:value-type="string">
            <text:p>Dysembryoplastic neuroepithelial tumour [parietal]</text:p>
          </table:table-cell>
          <table:table-cell office:value-type="string">
            <text:p>9413/0</text:p>
          </table:table-cell>
          <table:table-cell office:value-type="string">
            <text:p>Dysembryoplastic neuroepithelial tumor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9505</text:p>
          </table:table-cell>
          <table:table-cell office:value-type="string">
            <text:p>Dysembryoplastic Neuroepithelial Tumor</text:p>
          </table:table-cell>
        </table:table-row>
        <table:table-row table:style-name="ro1">
          <table:table-cell office:value-type="string">
            <text:p>Gemistocytic astrocytoma</text:p>
          </table:table-cell>
          <table:table-cell office:value-type="string">
            <text:p>9411/3</text:p>
          </table:table-cell>
          <table:table-cell office:value-type="string">
            <text:p>Gemistocytic astrocy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4321</text:p>
          </table:table-cell>
          <table:table-cell office:value-type="string">
            <text:p>Gemistocytic Astrocytoma</text:p>
          </table:table-cell>
        </table:table-row>
        <table:table-row table:style-name="ro1">
          <table:table-cell office:value-type="string">
            <text:p>Rhabdoid tumor of the kidney [cell line G-401]</text:p>
          </table:table-cell>
          <table:table-cell office:value-type="string">
            <text:p>8963/3</text:p>
          </table:table-cell>
          <table:table-cell office:value-type="string">
            <text:p>Malignant rhabdoid tumor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29020</text:p>
          </table:table-cell>
          <table:table-cell office:value-type="string">
            <text:p>C8715</text:p>
          </table:table-cell>
          <table:table-cell office:value-type="string">
            <text:p>Rhabdoid tumor of the kidney</text:p>
          </table:table-cell>
        </table:table-row>
        <table:table-row table:style-name="ro1">
          <table:table-cell office:value-type="string">
            <text:p>Angiosarcoma</text:p>
          </table:table-cell>
          <table:table-cell office:value-type="string">
            <text:p>9120/3</text:p>
          </table:table-cell>
          <table:table-cell office:value-type="string">
            <text:p>Hemangiosarc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3088</text:p>
          </table:table-cell>
          <table:table-cell office:value-type="string">
            <text:p>Angiosarcoma</text:p>
          </table:table-cell>
        </table:table-row>
        <table:table-row table:style-name="ro1">
          <table:table-cell office:value-type="string">
            <text:p>Acute myeloid leukemia, NOS</text:p>
          </table:table-cell>
          <table:table-cell office:value-type="string">
            <text:p>9861/3</text:p>
          </table:table-cell>
          <table:table-cell office:value-type="string">
            <text:p>Acute myeloid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1</text:p>
          </table:table-cell>
          <table:table-cell office:value-type="string">
            <text:p>C27753</text:p>
          </table:table-cell>
          <table:table-cell office:value-type="string">
            <text:p>Acute Myeloid Leukemia Not Otherwise Specified</text:p>
          </table:table-cell>
        </table:table-row>
        <table:table-row table:style-name="ro1">
          <table:table-cell office:value-type="string">
            <text:p>Malignant lymphoma, histiocytic, diffuse [cell line]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33042</text:p>
          </table:table-cell>
          <table:table-cell office:value-type="string">
            <text:p>C4342</text:p>
          </table:table-cell>
          <table:table-cell office:value-type="string">
            <text:p>Intravascular Large B-Cell Lymphoma</text:p>
          </table:table-cell>
        </table:table-row>
        <table:table-row table:style-name="ro1">
          <table:table-cell office:value-type="string">
            <text:p>pilomyxoid astrocytoma [infratentorial]</text:p>
          </table:table-cell>
          <table:table-cell office:value-type="string">
            <text:p>9400/3</text:p>
          </table:table-cell>
          <table:table-cell office:value-type="string">
            <text:p>Astrocytoma, NOS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31010</text:p>
          </table:table-cell>
          <table:table-cell office:value-type="string">
            <text:p>C7173</text:p>
          </table:table-cell>
          <table:table-cell office:value-type="string">
            <text:p>Diffuse Astrocytoma</text:p>
          </table:table-cell>
        </table:table-row>
        <table:table-row table:style-name="ro1">
          <table:table-cell office:value-type="string">
            <text:p>Thymoma [WHO A]</text:p>
          </table:table-cell>
          <table:table-cell office:value-type="string">
            <text:p>8581/3</text:p>
          </table:table-cell>
          <table:table-cell office:value-type="string">
            <text:p>Thymoma, type A, malignant</text:p>
          </table:table-cell>
          <table:table-cell office:value-type="string">
            <text:p>C37.9</text:p>
          </table:table-cell>
          <table:table-cell office:value-type="string">
            <text:p>thymus</text:p>
          </table:table-cell>
          <table:table-cell office:value-type="string">
            <text:p>32020</text:p>
          </table:table-cell>
          <table:table-cell table:number-columns-repeated="2"/>
        </table:table-row>
        <table:table-row table:style-name="ro1">
          <table:table-cell office:value-type="string">
            <text:p>Malignant glucagonoma</text:p>
          </table:table-cell>
          <table:table-cell office:value-type="string">
            <text:p>8152/3</text:p>
          </table:table-cell>
          <table:table-cell office:value-type="string">
            <text:p>Glucagonoma, malignant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21100</text:p>
          </table:table-cell>
          <table:table-cell table:number-columns-repeated="2"/>
        </table:table-row>
        <table:table-row table:style-name="ro1">
          <table:table-cell office:value-type="string">
            <text:p>paediatric glioma [high grade]</text:p>
          </table:table-cell>
          <table:table-cell office:value-type="string">
            <text:p>9380/3</text:p>
          </table:table-cell>
          <table:table-cell office:value-type="string">
            <text:p>Glioma, malignant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3059</text:p>
          </table:table-cell>
          <table:table-cell office:value-type="string">
            <text:p>Glioma</text:p>
          </table:table-cell>
        </table:table-row>
        <table:table-row table:style-name="ro1">
          <table:table-cell office:value-type="string">
            <text:p>Gliosarcoma</text:p>
          </table:table-cell>
          <table:table-cell office:value-type="string">
            <text:p>9442/3</text:p>
          </table:table-cell>
          <table:table-cell office:value-type="string">
            <text:p>Gliosarc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3796</text:p>
          </table:table-cell>
          <table:table-cell office:value-type="string">
            <text:p>Gliosarcoma</text:p>
          </table:table-cell>
        </table:table-row>
        <table:table-row table:style-name="ro1">
          <table:table-cell office:value-type="string">
            <text:p>carcinoma of the lung or bronchus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2916</text:p>
          </table:table-cell>
          <table:table-cell office:value-type="string">
            <text:p>Carcinoma</text:p>
          </table:table-cell>
        </table:table-row>
        <table:table-row table:style-name="ro1">
          <table:table-cell office:value-type="string">
            <text:p>non-Hodgkins Lymphoma [T-cell]</text:p>
          </table:table-cell>
          <table:table-cell office:value-type="string">
            <text:p>9702/3</text:p>
          </table:table-cell>
          <table:table-cell office:value-type="string">
            <text:p>Mature T-cell 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12</text:p>
          </table:table-cell>
          <table:table-cell office:value-type="string">
            <text:p>C7204</text:p>
          </table:table-cell>
          <table:table-cell office:value-type="string">
            <text:p>T-Zone Variant Peripheral T-Cell Lymphoma</text:p>
          </table:table-cell>
        </table:table-row>
        <table:table-row table:style-name="ro1">
          <table:table-cell office:value-type="string">
            <text:p>Clear cell renal cell carcinoma</text:p>
          </table:table-cell>
          <table:table-cell office:value-type="string">
            <text:p>8310/3</text:p>
          </table:table-cell>
          <table:table-cell office:value-type="string">
            <text:p>Clear cell adeno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29020</text:p>
          </table:table-cell>
          <table:table-cell office:value-type="string">
            <text:p>C4033</text:p>
          </table:table-cell>
          <table:table-cell office:value-type="string">
            <text:p>Clear Cell Renal Cell Carcinoma</text:p>
          </table:table-cell>
        </table:table-row>
        <table:table-row table:style-name="ro1">
          <table:table-cell office:value-type="string">
            <text:p>Osteosarcoma, Fibroblastic</text:p>
          </table:table-cell>
          <table:table-cell office:value-type="string">
            <text:p>9182/3</text:p>
          </table:table-cell>
          <table:table-cell office:value-type="string">
            <text:p>Fibroblastic osteosarcoma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23000</text:p>
          </table:table-cell>
          <table:table-cell office:value-type="string">
            <text:p>C4020</text:p>
          </table:table-cell>
          <table:table-cell office:value-type="string">
            <text:p>Fibroblastic Osteosarcoma</text:p>
          </table:table-cell>
        </table:table-row>
        <table:table-row table:style-name="ro1">
          <table:table-cell office:value-type="string">
            <text:p>Medullary carcinoma of the thyroid</text:p>
          </table:table-cell>
          <table:table-cell office:value-type="string">
            <text:p>8510/3</text:p>
          </table:table-cell>
          <table:table-cell office:value-type="string">
            <text:p>Medullary carcinoma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32010</text:p>
          </table:table-cell>
          <table:table-cell office:value-type="string">
            <text:p>C66718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ML, large B-cell, diffuse, immunoblastic, NOS [CNS, AIDS related]</text:p>
          </table:table-cell>
          <table:table-cell office:value-type="string">
            <text:p>9684/3</text:p>
          </table:table-cell>
          <table:table-cell office:value-type="string">
            <text:p>Malignant lymphoma, large B-cell, diffuse, immunoblastic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33042</text:p>
          </table:table-cell>
          <table:table-cell office:value-type="string">
            <text:p>C7224</text:p>
          </table:table-cell>
          <table:table-cell office:value-type="string">
            <text:p>Plasmablastic Lymphoma</text:p>
          </table:table-cell>
        </table:table-row>
        <table:table-row table:style-name="ro1">
          <table:table-cell office:value-type="string">
            <text:p>endometrial hyperplasia [minimal atypia]</text:p>
          </table:table-cell>
          <table:table-cell office:value-type="string">
            <text:p>8380/1</text:p>
          </table:table-cell>
          <table:table-cell office:value-type="string">
            <text:p>Endometrioid adenoma, borderline malignancy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27030</text:p>
          </table:table-cell>
          <table:table-cell office:value-type="string">
            <text:p>C7983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Mantle cell lymphoma [t(11;14) positive]</text:p>
          </table:table-cell>
          <table:table-cell office:value-type="string">
            <text:p>9673/3</text:p>
          </table:table-cell>
          <table:table-cell office:value-type="string">
            <text:p>Mantle cell lymphoma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office:value-type="string">
            <text:p>C4337</text:p>
          </table:table-cell>
          <table:table-cell office:value-type="string">
            <text:p>Mantle Cell Lymphoma</text:p>
          </table:table-cell>
        </table:table-row>
        <table:table-row table:style-name="ro1">
          <table:table-cell office:value-type="string">
            <text:p>Waldenstrom macroglobulinemia</text:p>
          </table:table-cell>
          <table:table-cell office:value-type="string">
            <text:p>9761/3</text:p>
          </table:table-cell>
          <table:table-cell office:value-type="string">
            <text:p>Waldenstrom macroglobulin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4000</text:p>
          </table:table-cell>
          <table:table-cell office:value-type="string">
            <text:p>C80307</text:p>
          </table:table-cell>
          <table:table-cell office:value-type="string">
            <text:p>Waldenstrom Macroglobulinemia</text:p>
          </table:table-cell>
        </table:table-row>
        <table:table-row table:style-name="ro1">
          <table:table-cell office:value-type="string">
            <text:p>spitzoid malignant melanoma [primary]</text:p>
          </table:table-cell>
          <table:table-cell office:value-type="string">
            <text:p>8770/3</text:p>
          </table:table-cell>
          <table:table-cell office:value-type="string">
            <text:p>Mixed epithelioid and spindle cell melanoma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25010</text:p>
          </table:table-cell>
          <table:table-cell office:value-type="string">
            <text:p>C66756</text:p>
          </table:table-cell>
          <table:table-cell office:value-type="string">
            <text:p>Mixed Epithelioid and Spindle Cell Melanoma</text:p>
          </table:table-cell>
        </table:table-row>
        <table:table-row table:style-name="ro1">
          <table:table-cell office:value-type="string">
            <text:p>benign prostate hyperplasia [cell line BPH-1]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76</text:p>
          </table:table-cell>
          <table:table-cell office:value-type="string">
            <text:p>ill-defined</text:p>
          </table:table-cell>
          <table:table-cell office:value-type="string">
            <text:p>99999</text:p>
          </table:table-cell>
          <table:table-cell office:value-type="string">
            <text:p>C2897</text:p>
          </table:table-cell>
          <table:table-cell office:value-type="string">
            <text:p>Benign prostatic hyperplasia</text:p>
          </table:table-cell>
        </table:table-row>
        <table:table-row table:style-name="ro1">
          <table:table-cell office:value-type="string">
            <text:p>Cutaneous T-cell lymphoma [CD8 pos., stage Ivb]</text:p>
          </table:table-cell>
          <table:table-cell office:value-type="string">
            <text:p>9709/3</text:p>
          </table:table-cell>
          <table:table-cell office:value-type="string">
            <text:p>Cutaneous T-cell lymph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33042</text:p>
          </table:table-cell>
          <table:table-cell table:number-columns-repeated="2"/>
        </table:table-row>
        <table:table-row table:style-name="ro1">
          <table:table-cell office:value-type="string">
            <text:p>testicular teratoma [cell line GCT 27]</text:p>
          </table:table-cell>
          <table:table-cell office:value-type="string">
            <text:p>9080/3</text:p>
          </table:table-cell>
          <table:table-cell office:value-type="string">
            <text:p>Teratoma, malignant. NOS</text:p>
          </table:table-cell>
          <table:table-cell office:value-type="string">
            <text:p>C62</text:p>
          </table:table-cell>
          <table:table-cell office:value-type="string">
            <text:p>testis</text:p>
          </table:table-cell>
          <table:table-cell office:value-type="string">
            <text:p>28020</text:p>
          </table:table-cell>
          <table:table-cell office:value-type="string">
            <text:p>C3877</text:p>
          </table:table-cell>
          <table:table-cell office:value-type="string">
            <text:p>Testicular teratoma</text:p>
          </table:table-cell>
        </table:table-row>
        <table:table-row table:style-name="ro1">
          <table:table-cell office:value-type="string">
            <text:p>Ganglioneuroblastoma intermixed [Schwannian stroma-rich]</text:p>
          </table:table-cell>
          <table:table-cell office:value-type="string">
            <text:p>9490/3</text:p>
          </table:table-cell>
          <table:table-cell office:value-type="string">
            <text:p>Ganglioneuroblastoma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31040</text:p>
          </table:table-cell>
          <table:table-cell office:value-type="string">
            <text:p>C3790</text:p>
          </table:table-cell>
          <table:table-cell office:value-type="string">
            <text:p>Ganglioneuroblastoma</text:p>
          </table:table-cell>
        </table:table-row>
        <table:table-row table:style-name="ro1">
          <table:table-cell office:value-type="string">
            <text:p>Ependymoma, benign [child, posterior fossa]</text:p>
          </table:table-cell>
          <table:table-cell office:value-type="string">
            <text:p>9391/3</text:p>
          </table:table-cell>
          <table:table-cell office:value-type="string">
            <text:p>Ependymoma, NOS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31010</text:p>
          </table:table-cell>
          <table:table-cell office:value-type="string">
            <text:p>C6903</text:p>
          </table:table-cell>
          <table:table-cell office:value-type="string">
            <text:p>Tanycytic Ependymoma</text:p>
          </table:table-cell>
        </table:table-row>
        <table:table-row table:style-name="ro1">
          <table:table-cell office:value-type="string">
            <text:p>gallbladder carcinoma [cell line OCUG-1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3</text:p>
          </table:table-cell>
          <table:table-cell office:value-type="string">
            <text:p>gallbladder</text:p>
          </table:table-cell>
          <table:table-cell office:value-type="string">
            <text:p>21080</text:p>
          </table:table-cell>
          <table:table-cell office:value-type="string">
            <text:p>C3844</text:p>
          </table:table-cell>
          <table:table-cell office:value-type="string">
            <text:p>Gallbladder carcinoma</text:p>
          </table:table-cell>
        </table:table-row>
        <table:table-row table:style-name="ro1">
          <table:table-cell office:value-type="string">
            <text:p>neuroblastoma, NOS</text:p>
          </table:table-cell>
          <table:table-cell office:value-type="string">
            <text:p>9500/3</text:p>
          </table:table-cell>
          <table:table-cell office:value-type="string">
            <text:p>Neuroblastoma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31040</text:p>
          </table:table-cell>
          <table:table-cell office:value-type="string">
            <text:p>C3270</text:p>
          </table:table-cell>
          <table:table-cell office:value-type="string">
            <text:p>Neuroblastoma</text:p>
          </table:table-cell>
        </table:table-row>
        <table:table-row table:style-name="ro1">
          <table:table-cell office:value-type="string">
            <text:p>Uterine Leiomyoma</text:p>
          </table:table-cell>
          <table:table-cell office:value-type="string">
            <text:p>8890/0</text:p>
          </table:table-cell>
          <table:table-cell office:value-type="string">
            <text:p>Leiomy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27020</text:p>
          </table:table-cell>
          <table:table-cell office:value-type="string">
            <text:p>C3434</text:p>
          </table:table-cell>
          <table:table-cell office:value-type="string">
            <text:p>Uterine Corpus Leiomyoma</text:p>
          </table:table-cell>
        </table:table-row>
        <table:table-row table:style-name="ro1">
          <table:table-cell office:value-type="string">
            <text:p>Acral lentiginous melanoma [cell line WM3211]</text:p>
          </table:table-cell>
          <table:table-cell office:value-type="string">
            <text:p>8744/3</text:p>
          </table:table-cell>
          <table:table-cell office:value-type="string">
            <text:p>Acral Lentiginous Melanoma </text:p>
          </table:table-cell>
          <table:table-cell office:value-type="string">
            <text:p>C44</text:p>
          </table:table-cell>
          <table:table-cell office:value-type="string">
            <text:p>skin</text:p>
          </table:table-cell>
          <table:table-cell office:value-type="string">
            <text:p>25010</text:p>
          </table:table-cell>
          <table:table-cell office:value-type="string">
            <text:p>C4022</text:p>
          </table:table-cell>
          <table:table-cell office:value-type="string">
            <text:p>Acral lentiginous melanoma</text:p>
          </table:table-cell>
        </table:table-row>
        <table:table-row table:style-name="ro1">
          <table:table-cell office:value-type="string">
            <text:p>atypical teratoid/rhabdoid tumour [infratentorial]</text:p>
          </table:table-cell>
          <table:table-cell office:value-type="string">
            <text:p>9508/3</text:p>
          </table:table-cell>
          <table:table-cell office:value-type="string">
            <text:p>Atypical teratoid/rhabdoid tumor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31010</text:p>
          </table:table-cell>
          <table:table-cell office:value-type="string">
            <text:p>C6906</text:p>
          </table:table-cell>
          <table:table-cell office:value-type="string">
            <text:p>Atypical Teratoid/Rhabdoid Tumor</text:p>
          </table:table-cell>
        </table:table-row>
        <table:table-row table:style-name="ro1">
          <table:table-cell office:value-type="string">
            <text:p>Hypereosinophilic syndrome</text:p>
          </table:table-cell>
          <table:table-cell office:value-type="string">
            <text:p>9964/3</text:p>
          </table:table-cell>
          <table:table-cell office:value-type="string">
            <text:p>Chronic eosinophilic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43</text:p>
          </table:table-cell>
          <table:table-cell office:value-type="string">
            <text:p>C4563</text:p>
          </table:table-cell>
          <table:table-cell office:value-type="string">
            <text:p>Chronic Eosinophilic Leukemia Not Otherwise Specified</text:p>
          </table:table-cell>
        </table:table-row>
        <table:table-row table:style-name="ro1">
          <table:table-cell office:value-type="string">
            <text:p>Infiltrating duct and lobular carcinoma</text:p>
          </table:table-cell>
          <table:table-cell office:value-type="string">
            <text:p>8522/3</text:p>
          </table:table-cell>
          <table:table-cell office:value-type="string">
            <text:p>Infiltrating duct and lobular carcin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769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Papillary serous adenocarcinoma</text:p>
          </table:table-cell>
          <table:table-cell office:value-type="string">
            <text:p>8260/3</text:p>
          </table:table-cell>
          <table:table-cell office:value-type="string">
            <text:p>Papillary 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C4035</text:p>
          </table:table-cell>
          <table:table-cell office:value-type="string">
            <text:p>Thyroid Gland Papillary Carcinoma</text:p>
          </table:table-cell>
        </table:table-row>
        <table:table-row table:style-name="ro1">
          <table:table-cell office:value-type="string">
            <text:p>lymphoblastic lymphoma [B-cell]</text:p>
          </table:table-cell>
          <table:table-cell office:value-type="string">
            <text:p>9728/3</text:p>
          </table:table-cell>
          <table:table-cell office:value-type="string">
            <text:p>Precursor B-cell lymphoblastic lymphoma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office:value-type="string">
            <text:p>C8936</text:p>
          </table:table-cell>
          <table:table-cell office:value-type="string">
            <text:p>B Lymphoblastic Leukemia/Lymphoma</text:p>
          </table:table-cell>
        </table:table-row>
        <table:table-row table:style-name="ro1">
          <table:table-cell office:value-type="string">
            <text:p>Pheochromocytoma</text:p>
          </table:table-cell>
          <table:table-cell office:value-type="string">
            <text:p>8700/0</text:p>
          </table:table-cell>
          <table:table-cell office:value-type="string">
            <text:p>Pheochromocytoma, NOS</text:p>
          </table:table-cell>
          <table:table-cell office:value-type="string">
            <text:p>C74.0</text:p>
          </table:table-cell>
          <table:table-cell office:value-type="string">
            <text:p>adrenal cortex</text:p>
          </table:table-cell>
          <table:table-cell office:value-type="string">
            <text:p>32020</text:p>
          </table:table-cell>
          <table:table-cell office:value-type="string">
            <text:p>C3326</text:p>
          </table:table-cell>
          <table:table-cell office:value-type="string">
            <text:p>Adrenal Gland Pheochromocytoma</text:p>
          </table:table-cell>
        </table:table-row>
        <table:table-row table:style-name="ro1">
          <table:table-cell office:value-type="string">
            <text:p>gliomatosis cerebri [infratentorial]</text:p>
          </table:table-cell>
          <table:table-cell office:value-type="string">
            <text:p>9381/3</text:p>
          </table:table-cell>
          <table:table-cell office:value-type="string">
            <text:p>Gliomatosis cerebri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31010</text:p>
          </table:table-cell>
          <table:table-cell office:value-type="string">
            <text:p>C4318</text:p>
          </table:table-cell>
          <table:table-cell office:value-type="string">
            <text:p>Gliomatosis Cerebri</text:p>
          </table:table-cell>
        </table:table-row>
        <table:table-row table:style-name="ro1">
          <table:table-cell office:value-type="string">
            <text:p>Dermatofibrosarcoma protuberans</text:p>
          </table:table-cell>
          <table:table-cell office:value-type="string">
            <text:p>8833/3</text:p>
          </table:table-cell>
          <table:table-cell office:value-type="string">
            <text:p>Pigmented dermatofibrosarcoma protuberan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25020</text:p>
          </table:table-cell>
          <table:table-cell office:value-type="string">
            <text:p>C9430</text:p>
          </table:table-cell>
          <table:table-cell office:value-type="string">
            <text:p>Pigmented Dermatofibrosarcoma Protuberans</text:p>
          </table:table-cell>
        </table:table-row>
        <table:table-row table:style-name="ro1">
          <table:table-cell office:value-type="string">
            <text:p>NK/Tcell lymphoma [cutaneous]</text:p>
          </table:table-cell>
          <table:table-cell office:value-type="string">
            <text:p>9719/3</text:p>
          </table:table-cell>
          <table:table-cell office:value-type="string">
            <text:p>NK/T-cell lymphoma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33042</text:p>
          </table:table-cell>
          <table:table-cell office:value-type="string">
            <text:p>C4684</text:p>
          </table:table-cell>
          <table:table-cell office:value-type="string">
            <text:p>Nasal Type Extranodal NK/T-Cell Lymphoma</text:p>
          </table:table-cell>
        </table:table-row>
        <table:table-row table:style-name="ro1">
          <table:table-cell office:value-type="string">
            <text:p>cancer [Omentum]</text:p>
          </table:table-cell>
          <table:table-cell office:value-type="string">
            <text:p>8000/3</text:p>
          </table:table-cell>
          <table:table-cell office:value-type="string">
            <text:p>Neoplasm, malignant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37000</text:p>
          </table:table-cell>
          <table:table-cell office:value-type="string">
            <text:p>C2916</text:p>
          </table:table-cell>
          <table:table-cell office:value-type="string">
            <text:p>Carcinoma</text:p>
          </table:table-cell>
        </table:table-row>
        <table:table-row table:style-name="ro1">
          <table:table-cell office:value-type="string">
            <text:p>Epitheliod Leiomyosarcoma [grade III, primary]</text:p>
          </table:table-cell>
          <table:table-cell office:value-type="string">
            <text:p>8891/3</text:p>
          </table:table-cell>
          <table:table-cell office:value-type="string">
            <text:p>Epithelioid leiomy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700</text:p>
          </table:table-cell>
          <table:table-cell office:value-type="string">
            <text:p>Epithelioid Leiomyosarcoma</text:p>
          </table:table-cell>
        </table:table-row>
        <table:table-row table:style-name="ro1">
          <table:table-cell office:value-type="string">
            <text:p>Juxtaglomerular cell tumors [JGCT, reninoma]</text:p>
          </table:table-cell>
          <table:table-cell office:value-type="string">
            <text:p>8361/0</text:p>
          </table:table-cell>
          <table:table-cell office:value-type="string">
            <text:p>Juxtaglomerular tumor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29020</text:p>
          </table:table-cell>
          <table:table-cell office:value-type="string">
            <text:p>C4162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Classical Hodgkin lymphoma, nodular sclerosis</text:p>
          </table:table-cell>
          <table:table-cell office:value-type="string">
            <text:p>9663/3</text:p>
          </table:table-cell>
          <table:table-cell office:value-type="string">
            <text:p>Hodgkin lymphoma, nodular sclerosis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11</text:p>
          </table:table-cell>
          <table:table-cell table:number-columns-repeated="2"/>
        </table:table-row>
        <table:table-row table:style-name="ro1">
          <table:table-cell office:value-type="string">
            <text:p>thyroid carcinoma [cell line TH7]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32010</text:p>
          </table:table-cell>
          <table:table-cell office:value-type="string">
            <text:p>C46008</text:p>
          </table:table-cell>
          <table:table-cell office:value-type="string">
            <text:p>Thyroid Gland Squamous Cell Carcinoma</text:p>
          </table:table-cell>
        </table:table-row>
        <table:table-row table:style-name="ro1">
          <table:table-cell office:value-type="string">
            <text:p>epithelial ovarian adenocarcinoma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C3778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anal intraepithelial neoplasia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21.9</text:p>
          </table:table-cell>
          <table:table-cell office:value-type="string">
            <text:p>anal canal and anus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Renal oncocytoma</text:p>
          </table:table-cell>
          <table:table-cell office:value-type="string">
            <text:p>8290/3</text:p>
          </table:table-cell>
          <table:table-cell office:value-type="string">
            <text:p>Oxyphilic adenocarcinoma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29020</text:p>
          </table:table-cell>
          <table:table-cell office:value-type="string">
            <text:p>C4526</text:p>
          </table:table-cell>
          <table:table-cell office:value-type="string">
            <text:p>Kidney Oncocytoma</text:p>
          </table:table-cell>
        </table:table-row>
        <table:table-row table:style-name="ro1">
          <table:table-cell office:value-type="string">
            <text:p>apocrine cyst with micropapillary hyperplasia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Hemangioma</text:p>
          </table:table-cell>
          <table:table-cell office:value-type="string">
            <text:p>9120/0</text:p>
          </table:table-cell>
          <table:table-cell office:value-type="string">
            <text:p>Hemangi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085</text:p>
          </table:table-cell>
          <table:table-cell office:value-type="string">
            <text:p>Hemangioma</text:p>
          </table:table-cell>
        </table:table-row>
        <table:table-row table:style-name="ro1">
          <table:table-cell office:value-type="string">
            <text:p>Ameloblastoma [Plexiform]</text:p>
          </table:table-cell>
          <table:table-cell office:value-type="string">
            <text:p>9310/3</text:p>
          </table:table-cell>
          <table:table-cell office:value-type="string">
            <text:p>Ameloblastoma, malignant</text:p>
          </table:table-cell>
          <table:table-cell office:value-type="string">
            <text:p>C06.9</text:p>
          </table:table-cell>
          <table:table-cell office:value-type="string">
            <text:p>mouth, NOS</text:p>
          </table:table-cell>
          <table:table-cell office:value-type="string">
            <text:p>20050</text:p>
          </table:table-cell>
          <table:table-cell table:number-columns-repeated="2"/>
        </table:table-row>
        <table:table-row table:style-name="ro1">
          <table:table-cell office:value-type="string">
            <text:p>Fetal adenoma of the thyroid</text:p>
          </table:table-cell>
          <table:table-cell office:value-type="string">
            <text:p>8333/0</text:p>
          </table:table-cell>
          <table:table-cell office:value-type="string">
            <text:p>Microfollicular adenoma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32010</text:p>
          </table:table-cell>
          <table:table-cell office:value-type="string">
            <text:p>C416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hepatoblastoma</text:p>
          </table:table-cell>
          <table:table-cell office:value-type="string">
            <text:p>8970/3</text:p>
          </table:table-cell>
          <table:table-cell office:value-type="string">
            <text:p>Hepatoblastoma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21071</text:p>
          </table:table-cell>
          <table:table-cell office:value-type="string">
            <text:p>C3728</text:p>
          </table:table-cell>
          <table:table-cell office:value-type="string">
            <text:p>Hepatoblastoma</text:p>
          </table:table-cell>
        </table:table-row>
        <table:table-row table:style-name="ro1">
          <table:table-cell office:value-type="string">
            <text:p>Pleomorphic rhabdomyosarcoma [PAX3-FKHR pos.]</text:p>
          </table:table-cell>
          <table:table-cell office:value-type="string">
            <text:p>8901/3</text:p>
          </table:table-cell>
          <table:table-cell office:value-type="string">
            <text:p>Pleomorphic rhabdomyosarcoma, adult type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4258</text:p>
          </table:table-cell>
          <table:table-cell office:value-type="string">
            <text:p>Pleomorphic Rhabdomyosarcoma</text:p>
          </table:table-cell>
        </table:table-row>
        <table:table-row table:style-name="ro1">
          <table:table-cell office:value-type="string">
            <text:p>Mucinous adenocarcinoma [right palate]</text:p>
          </table:table-cell>
          <table:table-cell office:value-type="string">
            <text:p>8480/3</text:p>
          </table:table-cell>
          <table:table-cell office:value-type="string">
            <text:p>Mucinous adenocarcin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26712</text:p>
          </table:table-cell>
          <table:table-cell office:value-type="string">
            <text:p>Mucinous Adenocarcinoma</text:p>
          </table:table-cell>
        </table:table-row>
        <table:table-row table:style-name="ro1">
          <table:table-cell office:value-type="string">
            <text:p>Natural Killer Cell Lymphoma [nasal, relapse in ovary]</text:p>
          </table:table-cell>
          <table:table-cell office:value-type="string">
            <text:p>9719/3</text:p>
          </table:table-cell>
          <table:table-cell office:value-type="string">
            <text:p>NK/T-cell lymphoma, nasal and nasal-type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33042</text:p>
          </table:table-cell>
          <table:table-cell office:value-type="string">
            <text:p>C4684</text:p>
          </table:table-cell>
          <table:table-cell office:value-type="string">
            <text:p>Nasal Type Extranodal NK/T-Cell Lymphoma</text:p>
          </table:table-cell>
        </table:table-row>
        <table:table-row table:style-name="ro1">
          <table:table-cell office:value-type="string">
            <text:p>Pleomorphic breast carcinoma [cell line SUM159PT]</text:p>
          </table:table-cell>
          <table:table-cell office:value-type="string">
            <text:p>8022/3</text:p>
          </table:table-cell>
          <table:table-cell office:value-type="string">
            <text:p>Pleomorphic carcin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5161</text:p>
          </table:table-cell>
          <table:table-cell office:value-type="string">
            <text:p>Pleomorphic breast carcinoma</text:p>
          </table:table-cell>
        </table:table-row>
        <table:table-row table:style-name="ro1">
          <table:table-cell office:value-type="string">
            <text:p>Gastrointestinal stromal tumor, benign</text:p>
          </table:table-cell>
          <table:table-cell office:value-type="string">
            <text:p>8936/0</text:p>
          </table:table-cell>
          <table:table-cell office:value-type="string">
            <text:p>Gastrointestinal stromal tumor, benign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table:number-columns-repeated="2"/>
        </table:table-row>
        <table:table-row table:style-name="ro1">
          <table:table-cell office:value-type="string">
            <text:p>prostate carcinoma [cell line DU145]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61.9</text:p>
          </table:table-cell>
          <table:table-cell office:value-type="string">
            <text:p>Prostate gland</text:p>
          </table:table-cell>
          <table:table-cell office:value-type="string">
            <text:p>28010</text:p>
          </table:table-cell>
          <table:table-cell office:value-type="string">
            <text:p>C4863</text:p>
          </table:table-cell>
          <table:table-cell office:value-type="string">
            <text:p>Prostate carcinoma</text:p>
          </table:table-cell>
        </table:table-row>
        <table:table-row table:style-name="ro1">
          <table:table-cell office:value-type="string">
            <text:p>Gastric adenosquamous carcinoma [cell line MKN1]</text:p>
          </table:table-cell>
          <table:table-cell office:value-type="string">
            <text:p>8560/3</text:p>
          </table:table-cell>
          <table:table-cell office:value-type="string">
            <text:p>Adenosquamous carcinoma</text:p>
          </table:table-cell>
          <table:table-cell office:value-type="string">
            <text:p>C16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office:value-type="string">
            <text:p>C5474</text:p>
          </table:table-cell>
          <table:table-cell office:value-type="string">
            <text:p>Gastric adenosquamous carcinoma</text:p>
          </table:table-cell>
        </table:table-row>
        <table:table-row table:style-name="ro1">
          <table:table-cell office:value-type="string">
            <text:p>MALT [pulmonary]</text:p>
          </table:table-cell>
          <table:table-cell office:value-type="string">
            <text:p>9699/3</text:p>
          </table:table-cell>
          <table:table-cell office:value-type="string">
            <text:p>Marginal zone B-cell 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3041</text:p>
          </table:table-cell>
          <table:table-cell office:value-type="string">
            <text:p>C7230</text:p>
          </table:table-cell>
          <table:table-cell office:value-type="string">
            <text:p>Primary Cutaneous Marginal Zone Lymphoma of Mucosa-Associated Lymphoid Tissue</text:p>
          </table:table-cell>
        </table:table-row>
        <table:table-row table:style-name="ro1">
          <table:table-cell office:value-type="string">
            <text:p>essential thrombocythemia</text:p>
          </table:table-cell>
          <table:table-cell office:value-type="string">
            <text:p>9962/3</text:p>
          </table:table-cell>
          <table:table-cell office:value-type="string">
            <text:p>Essential thrombocyth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3</text:p>
          </table:table-cell>
          <table:table-cell office:value-type="string">
            <text:p>C3407</text:p>
          </table:table-cell>
          <table:table-cell office:value-type="string">
            <text:p>Essential Thrombocythemia</text:p>
          </table:table-cell>
        </table:table-row>
        <table:table-row table:style-name="ro1">
          <table:table-cell office:value-type="string">
            <text:p>Pulmonary adenocarcinoma [Mixed AC, papillary, tubular, bronchioloalveolar, solid, mucinous, CGH in adenocarcinomacomponent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</table:table-row>
        <table:table-row table:style-name="ro1">
          <table:table-cell office:value-type="string">
            <text:p>pituitary tumor [prolactin]</text:p>
          </table:table-cell>
          <table:table-cell office:value-type="string">
            <text:p>8271/0</text:p>
          </table:table-cell>
          <table:table-cell office:value-type="string">
            <text:p>Prolactinoma</text:p>
          </table:table-cell>
          <table:table-cell office:value-type="string">
            <text:p>C75.1</text:p>
          </table:table-cell>
          <table:table-cell office:value-type="string">
            <text:p>pituitary gland</text:p>
          </table:table-cell>
          <table:table-cell office:value-type="string">
            <text:p>32020</text:p>
          </table:table-cell>
          <table:table-cell office:value-type="string">
            <text:p>C3342</text:p>
          </table:table-cell>
          <table:table-cell office:value-type="string">
            <text:p>Prolactin-Producing Pituitary Gland Adenoma</text:p>
          </table:table-cell>
        </table:table-row>
        <table:table-row table:style-name="ro1">
          <table:table-cell office:value-type="string">
            <text:p>Epithelioid sarcoma [cell line FU-EPS-1]</text:p>
          </table:table-cell>
          <table:table-cell office:value-type="string">
            <text:p>8804/3</text:p>
          </table:table-cell>
          <table:table-cell office:value-type="string">
            <text:p>Epithelioid sarcoma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7000</text:p>
          </table:table-cell>
          <table:table-cell office:value-type="string">
            <text:p>C3714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hemangiopericytoma</text:p>
          </table:table-cell>
          <table:table-cell office:value-type="string">
            <text:p>9150/1</text:p>
          </table:table-cell>
          <table:table-cell office:value-type="string">
            <text:p>Hemangiopericyt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087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Cervix adenocarcinoma [cell line HeLa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53</text:p>
          </table:table-cell>
          <table:table-cell office:value-type="string">
            <text:p>cervix uteri</text:p>
          </table:table-cell>
          <table:table-cell office:value-type="string">
            <text:p>27010</text:p>
          </table:table-cell>
          <table:table-cell office:value-type="string">
            <text:p>C27677</text:p>
          </table:table-cell>
          <table:table-cell office:value-type="string">
            <text:p>Human papillomavirus-related endocervical adenocarcinoma</text:p>
          </table:table-cell>
        </table:table-row>
        <table:table-row table:style-name="ro1">
          <table:table-cell office:value-type="string">
            <text:p>T-prolymphocytic leukemia</text:p>
          </table:table-cell>
          <table:table-cell office:value-type="string">
            <text:p>9834/3</text:p>
          </table:table-cell>
          <table:table-cell office:value-type="string">
            <text:p>Prolymphocytic leukemia, T-cell type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13</text:p>
          </table:table-cell>
          <table:table-cell table:number-columns-repeated="2"/>
        </table:table-row>
        <table:table-row table:style-name="ro1">
          <table:table-cell office:value-type="string">
            <text:p>Primary Seminoma Testicular Germ Cell Tumour</text:p>
          </table:table-cell>
          <table:table-cell office:value-type="string">
            <text:p>9061/3</text:p>
          </table:table-cell>
          <table:table-cell office:value-type="string">
            <text:p>Seminoma, NOS</text:p>
          </table:table-cell>
          <table:table-cell office:value-type="string">
            <text:p>C63.9</text:p>
          </table:table-cell>
          <table:table-cell office:value-type="string">
            <text:p>epididymis, spermatic cord, male genital, nos</text:p>
          </table:table-cell>
          <table:table-cell office:value-type="string">
            <text:p>28040</text:p>
          </table:table-cell>
          <table:table-cell office:value-type="string">
            <text:p>C9309</text:p>
          </table:table-cell>
          <table:table-cell office:value-type="string">
            <text:p>Seminoma</text:p>
          </table:table-cell>
        </table:table-row>
        <table:table-row table:style-name="ro1">
          <table:table-cell office:value-type="string">
            <text:p>transformed cell line SVpgC2a-FOXM1B/SVFN8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10</text:p>
          </table:table-cell>
          <table:table-cell office:value-type="string">
            <text:p>Oropharynx</text:p>
          </table:table-cell>
          <table:table-cell office:value-type="string">
            <text:p>20080</text:p>
          </table:table-cell>
          <table:table-cell office:value-type="string">
            <text:p>None</text:p>
          </table:table-cell>
          <table:table-cell office:value-type="string">
            <text:p>Transformed cell line</text:p>
          </table:table-cell>
        </table:table-row>
        <table:table-row table:style-name="ro1">
          <table:table-cell office:value-type="string">
            <text:p>Peripheral T-cell lymphoma, not otherwise specified</text:p>
          </table:table-cell>
          <table:table-cell office:value-type="string">
            <text:p>9702/3</text:p>
          </table:table-cell>
          <table:table-cell office:value-type="string">
            <text:p>Mature T-cell lymph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33042</text:p>
          </table:table-cell>
          <table:table-cell office:value-type="string">
            <text:p>C3468</text:p>
          </table:table-cell>
          <table:table-cell office:value-type="string">
            <text:p>Mature T-Cell and NK-Cell Non-Hodgkin Lymphoma</text:p>
          </table:table-cell>
        </table:table-row>
        <table:table-row table:style-name="ro1">
          <table:table-cell office:value-type="string">
            <text:p>Lung precursor metaplasia</text:p>
          </table:table-cell>
          <table:table-cell office:value-type="string">
            <text:p>8070/2</text:p>
          </table:table-cell>
          <table:table-cell office:value-type="string">
            <text:p>Squamous cell carcinoma in situ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27093</text:p>
          </table:table-cell>
          <table:table-cell office:value-type="string">
            <text:p>Stage 0 Squamous Cell Carcinoma</text:p>
          </table:table-cell>
        </table:table-row>
        <table:table-row table:style-name="ro1">
          <table:table-cell office:value-type="string">
            <text:p>lung carcinoid tumor [cell line NCI-H727]</text:p>
          </table:table-cell>
          <table:table-cell office:value-type="string">
            <text:p>8046/3</text:p>
          </table:table-cell>
          <table:table-cell office:value-type="string">
            <text:p>Non-small cell carcinoma</text:p>
          </table:table-cell>
          <table:table-cell office:value-type="string">
            <text:p>C34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4038</text:p>
          </table:table-cell>
          <table:table-cell office:value-type="string">
            <text:p>Lung carcinoid tumor</text:p>
          </table:table-cell>
        </table:table-row>
        <table:table-row table:style-name="ro1">
          <table:table-cell office:value-type="string">
            <text:p>Elastofibroma</text:p>
          </table:table-cell>
          <table:table-cell office:value-type="string">
            <text:p>8820/0</text:p>
          </table:table-cell>
          <table:table-cell office:value-type="string">
            <text:p>Elastofibr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4245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Acute monoblastic leukemia [FAB M5, refractory]</text:p>
          </table:table-cell>
          <table:table-cell office:value-type="string">
            <text:p>9891/3</text:p>
          </table:table-cell>
          <table:table-cell office:value-type="string">
            <text:p>Acute monocyt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31</text:p>
          </table:table-cell>
          <table:table-cell office:value-type="string">
            <text:p>C7171</text:p>
          </table:table-cell>
          <table:table-cell office:value-type="string">
            <text:p>Acute Monoblastic Leukemia</text:p>
          </table:table-cell>
        </table:table-row>
        <table:table-row table:style-name="ro1">
          <table:table-cell office:value-type="string">
            <text:p>Inflammatory myofibroblastic tumour [pulmonary]</text:p>
          </table:table-cell>
          <table:table-cell office:value-type="string">
            <text:p>8825/1</text:p>
          </table:table-cell>
          <table:table-cell office:value-type="string">
            <text:p>Myofibroblastic tumor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6481</text:p>
          </table:table-cell>
          <table:table-cell office:value-type="string">
            <text:p>Inflammatory Myofibroblastic Tumor</text:p>
          </table:table-cell>
        </table:table-row>
        <table:table-row table:style-name="ro1">
          <table:table-cell office:value-type="string">
            <text:p>Granulosa cell tumor</text:p>
          </table:table-cell>
          <table:table-cell office:value-type="string">
            <text:p>8620/3</text:p>
          </table:table-cell>
          <table:table-cell office:value-type="string">
            <text:p>Granulosa cell tumor, malignant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table:number-columns-repeated="2"/>
        </table:table-row>
        <table:table-row table:style-name="ro1">
          <table:table-cell office:value-type="string">
            <text:p>Sarcomatoid mesothelioma</text:p>
          </table:table-cell>
          <table:table-cell office:value-type="string">
            <text:p>9051/3</text:p>
          </table:table-cell>
          <table:table-cell office:value-type="string">
            <text:p>Fibrous mesothelioma, malignant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36010</text:p>
          </table:table-cell>
          <table:table-cell office:value-type="string">
            <text:p>C6747</text:p>
          </table:table-cell>
          <table:table-cell office:value-type="string">
            <text:p>Desmoplastic Mesothelioma</text:p>
          </table:table-cell>
        </table:table-row>
        <table:table-row table:style-name="ro1">
          <table:table-cell office:value-type="string">
            <text:p>ovarian leiomyosarcoma [cell line RKN]</text:p>
          </table:table-cell>
          <table:table-cell office:value-type="string">
            <text:p>8890/3</text:p>
          </table:table-cell>
          <table:table-cell office:value-type="string">
            <text:p>Leiomyosarc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C5234</text:p>
          </table:table-cell>
          <table:table-cell office:value-type="string">
            <text:p>Ovarian leiomyosarcoma</text:p>
          </table:table-cell>
        </table:table-row>
        <table:table-row table:style-name="ro1">
          <table:table-cell office:value-type="string">
            <text:p>focal nodular hyperplasia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21071</text:p>
          </table:table-cell>
          <table:table-cell office:value-type="string">
            <text:p>C2855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Ganglioglioma [temporooccipital]</text:p>
          </table:table-cell>
          <table:table-cell office:value-type="string">
            <text:p>9505/1</text:p>
          </table:table-cell>
          <table:table-cell office:value-type="string">
            <text:p>Gangliogli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3788</text:p>
          </table:table-cell>
          <table:table-cell office:value-type="string">
            <text:p>Ganglioglioma</text:p>
          </table:table-cell>
        </table:table-row>
        <table:table-row table:style-name="ro1">
          <table:table-cell office:value-type="string">
            <text:p>Liposarcoma, well differentiated</text:p>
          </table:table-cell>
          <table:table-cell office:value-type="string">
            <text:p>8851/3</text:p>
          </table:table-cell>
          <table:table-cell office:value-type="string">
            <text:p>Liposarcoma, well differentiated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6505</text:p>
          </table:table-cell>
          <table:table-cell office:value-type="string">
            <text:p>Atypical Lipomatous Tumor</text:p>
          </table:table-cell>
        </table:table-row>
        <table:table-row table:style-name="ro1">
          <table:table-cell office:value-type="string">
            <text:p>pituitary adenoma [gonadotroph cell adenoma]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75.1</text:p>
          </table:table-cell>
          <table:table-cell office:value-type="string">
            <text:p>pituitary gland</text:p>
          </table:table-cell>
          <table:table-cell office:value-type="string">
            <text:p>32020</text:p>
          </table:table-cell>
          <table:table-cell office:value-type="string">
            <text:p>C2855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apocrine invasive ductal carcinoma</text:p>
          </table:table-cell>
          <table:table-cell office:value-type="string">
            <text:p>8401/3</text:p>
          </table:table-cell>
          <table:table-cell office:value-type="string">
            <text:p>Apocrine adenocarcin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table:number-columns-repeated="2"/>
        </table:table-row>
        <table:table-row table:style-name="ro1">
          <table:table-cell office:value-type="string">
            <text:p>Prostatic intraepithelial neoplasia [high-grade]</text:p>
          </table:table-cell>
          <table:table-cell office:value-type="string">
            <text:p>8148/2</text:p>
          </table:table-cell>
          <table:table-cell office:value-type="string">
            <text:p>Glandular intraepithelial neoplasia, high grade</text:p>
          </table:table-cell>
          <table:table-cell office:value-type="string">
            <text:p>C61.9</text:p>
          </table:table-cell>
          <table:table-cell office:value-type="string">
            <text:p>prostate gland</text:p>
          </table:table-cell>
          <table:table-cell office:value-type="string">
            <text:p>28010</text:p>
          </table:table-cell>
          <table:table-cell table:number-columns-repeated="2"/>
        </table:table-row>
        <table:table-row table:style-name="ro1">
          <table:table-cell office:value-type="string">
            <text:p>anaplastic large cell lymphoma [cell line SR]</text:p>
          </table:table-cell>
          <table:table-cell office:value-type="string">
            <text:p>9714/3</text:p>
          </table:table-cell>
          <table:table-cell office:value-type="string">
            <text:p>Anaplastic large cell lymphoma, T cell and Null cell type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43</text:p>
          </table:table-cell>
          <table:table-cell office:value-type="string">
            <text:p>C3720</text:p>
          </table:table-cell>
          <table:table-cell office:value-type="string">
            <text:p>Anaplastic large cell lymphoma</text:p>
          </table:table-cell>
        </table:table-row>
        <table:table-row table:style-name="ro1">
          <table:table-cell office:value-type="string">
            <text:p>Tumor cells [cell line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61.9</text:p>
          </table:table-cell>
          <table:table-cell office:value-type="string">
            <text:p>prostate gland</text:p>
          </table:table-cell>
          <table:table-cell office:value-type="string">
            <text:p>28010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</table:table-row>
        <table:table-row table:style-name="ro1">
          <table:table-cell office:value-type="string">
            <text:p>intraductal papillary mucinous neoplasms of the pancreas [Moderate]</text:p>
          </table:table-cell>
          <table:table-cell office:value-type="string">
            <text:p>8453/1</text:p>
          </table:table-cell>
          <table:table-cell office:value-type="string">
            <text:p>Intraductal papillary-mucinous tumor with moderate dysplasia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21100</text:p>
          </table:table-cell>
          <table:table-cell table:number-columns-repeated="2"/>
        </table:table-row>
        <table:table-row table:style-name="ro1">
          <table:table-cell office:value-type="string">
            <text:p>Clear-cell odontogenic carcinoma, primary tumor</text:p>
          </table:table-cell>
          <table:table-cell office:value-type="string">
            <text:p>9270/3</text:p>
          </table:table-cell>
          <table:table-cell office:value-type="string">
            <text:p>Odontogenic tumor, malignant</text:p>
          </table:table-cell>
          <table:table-cell office:value-type="string">
            <text:p>C06.9</text:p>
          </table:table-cell>
          <table:table-cell office:value-type="string">
            <text:p>mouth, NOS</text:p>
          </table:table-cell>
          <table:table-cell office:value-type="string">
            <text:p>20050</text:p>
          </table:table-cell>
          <table:table-cell office:value-type="string">
            <text:p>C7492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signet ring gastric adenocarcinoma [cell line NUGC-4]</text:p>
          </table:table-cell>
          <table:table-cell office:value-type="string">
            <text:p>8490/3</text:p>
          </table:table-cell>
          <table:table-cell office:value-type="string">
            <text:p>Signet ring cell carcinoma</text:p>
          </table:table-cell>
          <table:table-cell office:value-type="string">
            <text:p>C16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office:value-type="string">
            <text:p>C5250</text:p>
          </table:table-cell>
          <table:table-cell office:value-type="string">
            <text:p>Signet ring cell gastric adenocarcinoma</text:p>
          </table:table-cell>
        </table:table-row>
        <table:table-row table:style-name="ro1">
          <table:table-cell office:value-type="string">
            <text:p>Giant cell sarcoma [cell line Hs 737.T]</text:p>
          </table:table-cell>
          <table:table-cell office:value-type="string">
            <text:p>8802/3</text:p>
          </table:table-cell>
          <table:table-cell office:value-type="string">
            <text:p>Giant cell 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4304</text:p>
          </table:table-cell>
          <table:table-cell office:value-type="string">
            <text:p>Malignant giant cell tumor of bone</text:p>
          </table:table-cell>
        </table:table-row>
        <table:table-row table:style-name="ro1">
          <table:table-cell office:value-type="string">
            <text:p>larynx carcinoma [nodal negative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32.9</text:p>
          </table:table-cell>
          <table:table-cell office:value-type="string">
            <text:p>larynx</text:p>
          </table:table-cell>
          <table:table-cell office:value-type="string">
            <text:p>22020</text:p>
          </table:table-cell>
          <table:table-cell office:value-type="string">
            <text:p>C2929</text:p>
          </table:table-cell>
          <table:table-cell office:value-type="string">
            <text:p>Squamous Cell Carcinoma</text:p>
          </table:table-cell>
        </table:table-row>
        <table:table-row table:style-name="ro1">
          <table:table-cell office:value-type="string">
            <text:p>Pleomorphic adenoma</text:p>
          </table:table-cell>
          <table:table-cell office:value-type="string">
            <text:p>8310/3</text:p>
          </table:table-cell>
          <table:table-cell office:value-type="string">
            <text:p>Clear cell 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C3766</text:p>
          </table:table-cell>
          <table:table-cell office:value-type="string">
            <text:p>Clear Cell Adenocarcinoma</text:p>
          </table:table-cell>
        </table:table-row>
        <table:table-row table:style-name="ro1">
          <table:table-cell office:value-type="string">
            <text:p>Spindle-cell ameloblastic carcinoma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06.9</text:p>
          </table:table-cell>
          <table:table-cell office:value-type="string">
            <text:p>mouth, NOS</text:p>
          </table:table-cell>
          <table:table-cell office:value-type="string">
            <text:p>20050</text:p>
          </table:table-cell>
          <table:table-cell office:value-type="string">
            <text:p>C2916</text:p>
          </table:table-cell>
          <table:table-cell office:value-type="string">
            <text:p>Carcinoma</text:p>
          </table:table-cell>
        </table:table-row>
        <table:table-row table:style-name="ro1">
          <table:table-cell office:value-type="string">
            <text:p>glioblastoma, familial</text:p>
          </table:table-cell>
          <table:table-cell office:value-type="string">
            <text:p>9440/3</text:p>
          </table:table-cell>
          <table:table-cell office:value-type="string">
            <text:p>Glioblastoma, NOS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31010</text:p>
          </table:table-cell>
          <table:table-cell office:value-type="string">
            <text:p>C3058</text:p>
          </table:table-cell>
          <table:table-cell office:value-type="string">
            <text:p>Glioblastoma</text:p>
          </table:table-cell>
        </table:table-row>
        <table:table-row table:style-name="ro1">
          <table:table-cell office:value-type="string">
            <text:p>squamous cell carcinomas [HPVpos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51.9</text:p>
          </table:table-cell>
          <table:table-cell office:value-type="string">
            <text:p>vulva, nos</text:p>
          </table:table-cell>
          <table:table-cell office:value-type="string">
            <text:p>27060</text:p>
          </table:table-cell>
          <table:table-cell office:value-type="string">
            <text:p>C2929</text:p>
          </table:table-cell>
          <table:table-cell office:value-type="string">
            <text:p>Squamous Cell Carcinoma</text:p>
          </table:table-cell>
        </table:table-row>
        <table:table-row table:style-name="ro1">
          <table:table-cell office:value-type="string">
            <text:p>colon cancer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21048</text:p>
          </table:table-cell>
          <table:table-cell office:value-type="string">
            <text:p>C2916</text:p>
          </table:table-cell>
          <table:table-cell office:value-type="string">
            <text:p>Carcinoma</text:p>
          </table:table-cell>
        </table:table-row>
        <table:table-row table:style-name="ro1">
          <table:table-cell office:value-type="string">
            <text:p>Intrahepatic cholangiocarcinoma [cell line HuCC-T1]</text:p>
          </table:table-cell>
          <table:table-cell office:value-type="string">
            <text:p>8161/3</text:p>
          </table:table-cell>
          <table:table-cell office:value-type="string">
            <text:p>Bile duct cystadenocarcinoma</text:p>
          </table:table-cell>
          <table:table-cell office:value-type="string">
            <text:p>C24</text:p>
          </table:table-cell>
          <table:table-cell office:value-type="string">
            <text:p>extrahepatic and unspecified bile ducts</text:p>
          </table:table-cell>
          <table:table-cell office:value-type="string">
            <text:p>21090</text:p>
          </table:table-cell>
          <table:table-cell office:value-type="string">
            <text:p>C35417</text:p>
          </table:table-cell>
          <table:table-cell office:value-type="string">
            <text:p>Intrahepatic cholangiocarcinoma</text:p>
          </table:table-cell>
        </table:table-row>
        <table:table-row table:style-name="ro1">
          <table:table-cell office:value-type="string">
            <text:p>capillary hemangioblastoma [medulla]</text:p>
          </table:table-cell>
          <table:table-cell office:value-type="string">
            <text:p>9161/1</text:p>
          </table:table-cell>
          <table:table-cell office:value-type="string">
            <text:p>Hemangioblastoma</text:p>
          </table:table-cell>
          <table:table-cell office:value-type="string">
            <text:p>C71.7</text:p>
          </table:table-cell>
          <table:table-cell office:value-type="string">
            <text:p>brain stem</text:p>
          </table:table-cell>
          <table:table-cell office:value-type="string">
            <text:p>31010</text:p>
          </table:table-cell>
          <table:table-cell office:value-type="string">
            <text:p>C3801</text:p>
          </table:table-cell>
          <table:table-cell office:value-type="string">
            <text:p>Hemangioblastoma</text:p>
          </table:table-cell>
        </table:table-row>
        <table:table-row table:style-name="ro1">
          <table:table-cell office:value-type="string">
            <text:p>Epithelioid hemangioendothelioma [cell line LI90]</text:p>
          </table:table-cell>
          <table:table-cell office:value-type="string">
            <text:p>9130/3</text:p>
          </table:table-cell>
          <table:table-cell office:value-type="string">
            <text:p>Hemangioendothelioma, malignant</text:p>
          </table:table-cell>
          <table:table-cell office:value-type="string">
            <text:p>C22</text:p>
          </table:table-cell>
          <table:table-cell office:value-type="string">
            <text:p>liver</text:p>
          </table:table-cell>
          <table:table-cell office:value-type="string">
            <text:p>21071</text:p>
          </table:table-cell>
          <table:table-cell office:value-type="string">
            <text:p>C3800</text:p>
          </table:table-cell>
          <table:table-cell office:value-type="string">
            <text:p>Epithelioid hemangioendothelioma</text:p>
          </table:table-cell>
        </table:table-row>
        <table:table-row table:style-name="ro1">
          <table:table-cell office:value-type="string">
            <text:p>Signet ring cell carcinoma</text:p>
          </table:table-cell>
          <table:table-cell office:value-type="string">
            <text:p>8490/3</text:p>
          </table:table-cell>
          <table:table-cell office:value-type="string">
            <text:p>Signet ring cell carcinoma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21049</text:p>
          </table:table-cell>
          <table:table-cell office:value-type="string">
            <text:p>C3774</text:p>
          </table:table-cell>
          <table:table-cell office:value-type="string">
            <text:p>Signet Ring Cell Carcinoma</text:p>
          </table:table-cell>
        </table:table-row>
        <table:table-row table:style-name="ro1">
          <table:table-cell office:value-type="string">
            <text:p>Enteropathy type T-cell lymphoma</text:p>
          </table:table-cell>
          <table:table-cell office:value-type="string">
            <text:p>9717/3</text:p>
          </table:table-cell>
          <table:table-cell office:value-type="string">
            <text:p>Intestinal T-cell lymphoma</text:p>
          </table:table-cell>
          <table:table-cell office:value-type="string">
            <text:p>C17.9</text:p>
          </table:table-cell>
          <table:table-cell office:value-type="string">
            <text:p>small intestine</text:p>
          </table:table-cell>
          <table:table-cell office:value-type="string">
            <text:p>33042</text:p>
          </table:table-cell>
          <table:table-cell office:value-type="string">
            <text:p>C4737</text:p>
          </table:table-cell>
          <table:table-cell office:value-type="string">
            <text:p>Enteropathy-Associated T-Cell Lymphoma</text:p>
          </table:table-cell>
        </table:table-row>
        <table:table-row table:style-name="ro1">
          <table:table-cell office:value-type="string">
            <text:p>malignant pheochromocytoma</text:p>
          </table:table-cell>
          <table:table-cell office:value-type="string">
            <text:p>8700/3</text:p>
          </table:table-cell>
          <table:table-cell office:value-type="string">
            <text:p>Pheochromocytoma, malignant</text:p>
          </table:table-cell>
          <table:table-cell office:value-type="string">
            <text:p>C74.9</text:p>
          </table:table-cell>
          <table:table-cell office:value-type="string">
            <text:p>adrenal glands</text:p>
          </table:table-cell>
          <table:table-cell office:value-type="string">
            <text:p>32020</text:p>
          </table:table-cell>
          <table:table-cell office:value-type="string">
            <text:p>C4220</text:p>
          </table:table-cell>
          <table:table-cell office:value-type="string">
            <text:p>Malignant Adrenal Gland Pheochromocytoma</text:p>
          </table:table-cell>
        </table:table-row>
        <table:table-row table:style-name="ro1">
          <table:table-cell office:value-type="string">
            <text:p>adenoid cystic carcinomas [trachea, grade I, stage I]</text:p>
          </table:table-cell>
          <table:table-cell office:value-type="string">
            <text:p>8200/3</text:p>
          </table:table-cell>
          <table:table-cell office:value-type="string">
            <text:p>Adenoid cystic carcinoma</text:p>
          </table:table-cell>
          <table:table-cell office:value-type="string">
            <text:p>C33.9</text:p>
          </table:table-cell>
          <table:table-cell office:value-type="string">
            <text:p>trachea</text:p>
          </table:table-cell>
          <table:table-cell office:value-type="string">
            <text:p>22060</text:p>
          </table:table-cell>
          <table:table-cell office:value-type="string">
            <text:p>C2970</text:p>
          </table:table-cell>
          <table:table-cell office:value-type="string">
            <text:p>Adenoid Cystic Carcinoma</text:p>
          </table:table-cell>
        </table:table-row>
        <table:table-row table:style-name="ro1">
          <table:table-cell office:value-type="string">
            <text:p>Refractory anemia with excess blasts in transformation [RAEBT, secondary]</text:p>
          </table:table-cell>
          <table:table-cell office:value-type="string">
            <text:p>9984/3</text:p>
          </table:table-cell>
          <table:table-cell office:value-type="string">
            <text:p>Refractory anemia with excess blasts in transformation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3</text:p>
          </table:table-cell>
          <table:table-cell office:value-type="string">
            <text:p>C2708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chondrosarcoma</text:p>
          </table:table-cell>
          <table:table-cell office:value-type="string">
            <text:p>9220/3</text:p>
          </table:table-cell>
          <table:table-cell office:value-type="string">
            <text:p>Chondrosarcoma, NOS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23000</text:p>
          </table:table-cell>
          <table:table-cell office:value-type="string">
            <text:p>C2946</text:p>
          </table:table-cell>
          <table:table-cell office:value-type="string">
            <text:p>Chondrosarcoma</text:p>
          </table:table-cell>
        </table:table-row>
        <table:table-row table:style-name="ro1">
          <table:table-cell office:value-type="string">
            <text:p>atypical meningioma [12ys after radiotherapy of medulloblastoma]</text:p>
          </table:table-cell>
          <table:table-cell office:value-type="string">
            <text:p>9530/0</text:p>
          </table:table-cell>
          <table:table-cell office:value-type="string">
            <text:p>Meningi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40</text:p>
          </table:table-cell>
          <table:table-cell office:value-type="string">
            <text:p>C3230</text:p>
          </table:table-cell>
          <table:table-cell office:value-type="string">
            <text:p>Meningioma</text:p>
          </table:table-cell>
        </table:table-row>
        <table:table-row table:style-name="ro1">
          <table:table-cell office:value-type="string">
            <text:p>Myelodysplastic syndrome, NOS</text:p>
          </table:table-cell>
          <table:table-cell office:value-type="string">
            <text:p>9989/3</text:p>
          </table:table-cell>
          <table:table-cell office:value-type="string">
            <text:p>Myelodysplastic syndrome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3</text:p>
          </table:table-cell>
          <table:table-cell office:value-type="string">
            <text:p>C3247</text:p>
          </table:table-cell>
          <table:table-cell office:value-type="string">
            <text:p>Myelodysplastic Syndrome</text:p>
          </table:table-cell>
        </table:table-row>
        <table:table-row table:style-name="ro1">
          <table:table-cell office:value-type="string">
            <text:p>Papillary renal carcinoma [lung metastasis derived cell line]</text:p>
          </table:table-cell>
          <table:table-cell office:value-type="string">
            <text:p>8260/3</text:p>
          </table:table-cell>
          <table:table-cell office:value-type="string">
            <text:p>Papillary adeno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29020</text:p>
          </table:table-cell>
          <table:table-cell office:value-type="string">
            <text:p>C4035</text:p>
          </table:table-cell>
          <table:table-cell office:value-type="string">
            <text:p>Thyroid Gland Papillary Carcinoma</text:p>
          </table:table-cell>
        </table:table-row>
        <table:table-row table:style-name="ro1">
          <table:table-cell office:value-type="string">
            <text:p>Hepatocellular adenoma</text:p>
          </table:table-cell>
          <table:table-cell office:value-type="string">
            <text:p>8170/0</text:p>
          </table:table-cell>
          <table:table-cell office:value-type="string">
            <text:p>Liver cell adenoma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21071</text:p>
          </table:table-cell>
          <table:table-cell office:value-type="string">
            <text:p>C3758</text:p>
          </table:table-cell>
          <table:table-cell office:value-type="string">
            <text:p>Hepatocellular Adenoma</text:p>
          </table:table-cell>
        </table:table-row>
        <table:table-row table:style-name="ro1">
          <table:table-cell office:value-type="string">
            <text:p>Acute myelomonocytic leukemia [cell line KY821]</text:p>
          </table:table-cell>
          <table:table-cell office:value-type="string">
            <text:p>9867/3</text:p>
          </table:table-cell>
          <table:table-cell office:value-type="string">
            <text:p>Acute myelomonocytic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43</text:p>
          </table:table-cell>
          <table:table-cell office:value-type="string">
            <text:p>C7463</text:p>
          </table:table-cell>
          <table:table-cell office:value-type="string">
            <text:p>Acute myelomonocytic leukemia</text:p>
          </table:table-cell>
        </table:table-row>
        <table:table-row table:style-name="ro1">
          <table:table-cell office:value-type="string">
            <text:p>Malignant blue nevus</text:p>
          </table:table-cell>
          <table:table-cell office:value-type="string">
            <text:p>8780/3</text:p>
          </table:table-cell>
          <table:table-cell office:value-type="string">
            <text:p>Blue nevus, malignant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25010</text:p>
          </table:table-cell>
          <table:table-cell table:number-columns-repeated="2"/>
        </table:table-row>
        <table:table-row table:style-name="ro1">
          <table:table-cell office:value-type="string">
            <text:p>Dendritic cell tumour</text:p>
          </table:table-cell>
          <table:table-cell office:value-type="string">
            <text:p>9757/3</text:p>
          </table:table-cell>
          <table:table-cell office:value-type="string">
            <text:p>Interdigitating dendritic cell sarcom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7000</text:p>
          </table:table-cell>
          <table:table-cell office:value-type="string">
            <text:p>C9282</text:p>
          </table:table-cell>
          <table:table-cell office:value-type="string">
            <text:p>Interdigitating Dendritic Cell Sarcoma</text:p>
          </table:table-cell>
        </table:table-row>
        <table:table-row table:style-name="ro1">
          <table:table-cell office:value-type="string">
            <text:p>Small bowel juvenile polyps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17.9</text:p>
          </table:table-cell>
          <table:table-cell office:value-type="string">
            <text:p>small intestine</text:p>
          </table:table-cell>
          <table:table-cell office:value-type="string">
            <text:p>21030</text:p>
          </table:table-cell>
          <table:table-cell office:value-type="string">
            <text:p>C7888</text:p>
          </table:table-cell>
          <table:table-cell office:value-type="string">
            <text:p>Small Intestinal Adenocarcinoma</text:p>
          </table:table-cell>
        </table:table-row>
        <table:table-row table:style-name="ro1">
          <table:table-cell office:value-type="string">
            <text:p>malignant mesothelioma</text:p>
          </table:table-cell>
          <table:table-cell office:value-type="string">
            <text:p>9052/3</text:p>
          </table:table-cell>
          <table:table-cell office:value-type="string">
            <text:p>Epithelioid mesothelioma, malignant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36010</text:p>
          </table:table-cell>
          <table:table-cell office:value-type="string">
            <text:p>C7985</text:p>
          </table:table-cell>
          <table:table-cell office:value-type="string">
            <text:p>Epithelioid Mesothelioma</text:p>
          </table:table-cell>
        </table:table-row>
        <table:table-row table:style-name="ro1">
          <table:table-cell office:value-type="string">
            <text:p>Adrenocortical tumor [adenoma, left]</text:p>
          </table:table-cell>
          <table:table-cell office:value-type="string">
            <text:p>8370/0</text:p>
          </table:table-cell>
          <table:table-cell office:value-type="string">
            <text:p>Adrenal cortical adenoma, NOS</text:p>
          </table:table-cell>
          <table:table-cell office:value-type="string">
            <text:p>C74.0</text:p>
          </table:table-cell>
          <table:table-cell office:value-type="string">
            <text:p>adrenal cortex</text:p>
          </table:table-cell>
          <table:table-cell office:value-type="string">
            <text:p>32020</text:p>
          </table:table-cell>
          <table:table-cell office:value-type="string">
            <text:p>C9003</text:p>
          </table:table-cell>
          <table:table-cell office:value-type="string">
            <text:p>Adrenal Cortex Adenoma</text:p>
          </table:table-cell>
        </table:table-row>
        <table:table-row table:style-name="ro1">
          <table:table-cell office:value-type="string">
            <text:p>Fibromatosis</text:p>
          </table:table-cell>
          <table:table-cell office:value-type="string">
            <text:p>8810/0</text:p>
          </table:table-cell>
          <table:table-cell office:value-type="string">
            <text:p>Fibr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041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gastric carcinoma in situ</text:p>
          </table:table-cell>
          <table:table-cell office:value-type="string">
            <text:p>8140/2</text:p>
          </table:table-cell>
          <table:table-cell office:value-type="string">
            <text:p>Adenocarcinoma in situ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office:value-type="string">
            <text:p>C4004</text:p>
          </table:table-cell>
          <table:table-cell office:value-type="string">
            <text:p>Gastric Adenocarcinoma</text:p>
          </table:table-cell>
        </table:table-row>
        <table:table-row table:style-name="ro1">
          <table:table-cell office:value-type="string">
            <text:p>Olfactory neuroblastoma</text:p>
          </table:table-cell>
          <table:table-cell office:value-type="string">
            <text:p>9522/3</text:p>
          </table:table-cell>
          <table:table-cell office:value-type="string">
            <text:p>Olfactory neuroblas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40</text:p>
          </table:table-cell>
          <table:table-cell office:value-type="string">
            <text:p>C3789</text:p>
          </table:table-cell>
          <table:table-cell office:value-type="string">
            <text:p>Olfactory Neuroblastoma</text:p>
          </table:table-cell>
        </table:table-row>
        <table:table-row table:style-name="ro1">
          <table:table-cell office:value-type="string">
            <text:p>Soft tissue malignant myoepithelioma</text:p>
          </table:table-cell>
          <table:table-cell office:value-type="string">
            <text:p>8982/3</text:p>
          </table:table-cell>
          <table:table-cell office:value-type="string">
            <text:p>Malignant myoepitheli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7596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Neuroendocrine carcinoma</text:p>
          </table:table-cell>
          <table:table-cell office:value-type="string">
            <text:p>8246/3</text:p>
          </table:table-cell>
          <table:table-cell office:value-type="string">
            <text:p>Neuroendocrine carcinoma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31040</text:p>
          </table:table-cell>
          <table:table-cell office:value-type="string">
            <text:p>C3773</text:p>
          </table:table-cell>
          <table:table-cell office:value-type="string">
            <text:p>Neuroendocrine Carcinoma</text:p>
          </table:table-cell>
        </table:table-row>
        <table:table-row table:style-name="ro1">
          <table:table-cell office:value-type="string">
            <text:p>sporadic medullary thyroid carcinoma [metastasis]</text:p>
          </table:table-cell>
          <table:table-cell office:value-type="string">
            <text:p>8510/3</text:p>
          </table:table-cell>
          <table:table-cell office:value-type="string">
            <text:p>Medullary carcin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NA</text:p>
          </table:table-cell>
          <table:table-cell office:value-type="string">
            <text:p>C66718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carcinoma, NOS [cervix, cell line C4I]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27010</text:p>
          </table:table-cell>
          <table:table-cell office:value-type="string">
            <text:p>C2916</text:p>
          </table:table-cell>
          <table:table-cell office:value-type="string">
            <text:p>Carcinoma</text:p>
          </table:table-cell>
        </table:table-row>
        <table:table-row table:style-name="ro1">
          <table:table-cell office:value-type="string">
            <text:p>Mucinous colorectal carcinoma [Rectum [above], pT3N1M0, stage II]</text:p>
          </table:table-cell>
          <table:table-cell office:value-type="string">
            <text:p>8480/3</text:p>
          </table:table-cell>
          <table:table-cell office:value-type="string">
            <text:p>Mucinous adenocarcinoma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21041</text:p>
          </table:table-cell>
          <table:table-cell office:value-type="string">
            <text:p>C26712</text:p>
          </table:table-cell>
          <table:table-cell office:value-type="string">
            <text:p>Mucinous Adenocarcinoma</text:p>
          </table:table-cell>
        </table:table-row>
        <table:table-row table:style-name="ro1">
          <table:table-cell office:value-type="string">
            <text:p>Diffuse large B-cell lymphoma, T-Cell/Histiocyte-Rich [stage IA]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office:value-type="string">
            <text:p>C4342</text:p>
          </table:table-cell>
          <table:table-cell office:value-type="string">
            <text:p>Intravascular Large B-Cell Lymphoma</text:p>
          </table:table-cell>
        </table:table-row>
        <table:table-row table:style-name="ro1">
          <table:table-cell office:value-type="string">
            <text:p>thymic neuroendocrine tumor</text:p>
          </table:table-cell>
          <table:table-cell office:value-type="string">
            <text:p>8246/3</text:p>
          </table:table-cell>
          <table:table-cell office:value-type="string">
            <text:p>Neuroendocrine carcinoma, NOS</text:p>
          </table:table-cell>
          <table:table-cell office:value-type="string">
            <text:p>C37.9</text:p>
          </table:table-cell>
          <table:table-cell office:value-type="string">
            <text:p>thymus</text:p>
          </table:table-cell>
          <table:table-cell office:value-type="string">
            <text:p>32020</text:p>
          </table:table-cell>
          <table:table-cell office:value-type="string">
            <text:p>C3773</text:p>
          </table:table-cell>
          <table:table-cell office:value-type="string">
            <text:p>Neuroendocrine Carcinoma</text:p>
          </table:table-cell>
        </table:table-row>
        <table:table-row table:style-name="ro1">
          <table:table-cell office:value-type="string">
            <text:p>ductal carcinoma of the salivary glands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08.9</text:p>
          </table:table-cell>
          <table:table-cell office:value-type="string">
            <text:p>salivary gland, NOS</text:p>
          </table:table-cell>
          <table:table-cell office:value-type="string">
            <text:p>20030</text:p>
          </table:table-cell>
          <table:table-cell office:value-type="string">
            <text:p>C9480</text:p>
          </table:table-cell>
          <table:table-cell office:value-type="string">
            <text:p>Invasive Carcinoma</text:p>
          </table:table-cell>
        </table:table-row>
        <table:table-row table:style-name="ro1">
          <table:table-cell office:value-type="string">
            <text:p>Fibromyxoid sarcoma [low grade]</text:p>
          </table:table-cell>
          <table:table-cell office:value-type="string">
            <text:p>8811/3</text:p>
          </table:table-cell>
          <table:table-cell office:value-type="string">
            <text:p>Fibromyx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table:number-columns-repeated="2"/>
        </table:table-row>
        <table:table-row table:style-name="ro1">
          <table:table-cell office:value-type="string">
            <text:p>neuroblastoma [cell line NB(TU)1]</text:p>
          </table:table-cell>
          <table:table-cell office:value-type="string">
            <text:p>9500/3</text:p>
          </table:table-cell>
          <table:table-cell office:value-type="string">
            <text:p>Neuroblastoma, NOS</text:p>
          </table:table-cell>
          <table:table-cell office:value-type="string">
            <text:p>C76</text:p>
          </table:table-cell>
          <table:table-cell office:value-type="string">
            <text:p>adrenal gland</text:p>
          </table:table-cell>
          <table:table-cell office:value-type="string">
            <text:p>99999</text:p>
          </table:table-cell>
          <table:table-cell office:value-type="string">
            <text:p>C3270</text:p>
          </table:table-cell>
          <table:table-cell office:value-type="string">
            <text:p>Neuroblastoma</text:p>
          </table:table-cell>
        </table:table-row>
        <table:table-row table:style-name="ro1">
          <table:table-cell office:value-type="string">
            <text:p>Non-small cell carcinoma [lung]</text:p>
          </table:table-cell>
          <table:table-cell office:value-type="string">
            <text:p>8046/3</text:p>
          </table:table-cell>
          <table:table-cell office:value-type="string">
            <text:p>Non-small cell carcin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65151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immortalized keratinocytes [cell line FK16A, HPV16]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Pancreatic adenocarcinoma [cell line HuP-T4]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5</text:p>
          </table:table-cell>
          <table:table-cell office:value-type="string">
            <text:p>pancreas</text:p>
          </table:table-cell>
          <table:table-cell office:value-type="string">
            <text:p>21100</text:p>
          </table:table-cell>
          <table:table-cell office:value-type="string">
            <text:p>C8294</text:p>
          </table:table-cell>
          <table:table-cell office:value-type="string">
            <text:p>Pancreatic Adenocarcinoma</text:p>
          </table:table-cell>
        </table:table-row>
        <table:table-row table:style-name="ro1">
          <table:table-cell office:value-type="string">
            <text:p>mediastinal B-cell lymphoma [cell line Karpas-1106P]</text:p>
          </table:table-cell>
          <table:table-cell office:value-type="string">
            <text:p>9679/3</text:p>
          </table:table-cell>
          <table:table-cell office:value-type="string">
            <text:p>Mediastinal large B-cell lymphoma</text:p>
          </table:table-cell>
          <table:table-cell office:value-type="string">
            <text:p>C38</text:p>
          </table:table-cell>
          <table:table-cell office:value-type="string">
            <text:p>mediastinum</text:p>
          </table:table-cell>
          <table:table-cell office:value-type="string">
            <text:p>33041</text:p>
          </table:table-cell>
          <table:table-cell office:value-type="string">
            <text:p>C9280</text:p>
          </table:table-cell>
          <table:table-cell office:value-type="string">
            <text:p>Mediastinal (thymic) large B-cell lymphoma</text:p>
          </table:table-cell>
        </table:table-row>
        <table:table-row table:style-name="ro1">
          <table:table-cell office:value-type="string">
            <text:p>Diffuse large B-cell lymphoma [Colon(Cecum)]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33042</text:p>
          </table:table-cell>
          <table:table-cell office:value-type="string">
            <text:p>C4342</text:p>
          </table:table-cell>
          <table:table-cell office:value-type="string">
            <text:p>Intravascular Large B-Cell Lymphoma</text:p>
          </table:table-cell>
        </table:table-row>
        <table:table-row table:style-name="ro1">
          <table:table-cell office:value-type="string">
            <text:p>Papillary tumour of the pineal region</text:p>
          </table:table-cell>
          <table:table-cell office:value-type="string">
            <text:p>9395/3</text:p>
          </table:table-cell>
          <table:table-cell office:value-type="string">
            <text:p>Papillary tumor of the pineal region</text:p>
          </table:table-cell>
          <table:table-cell office:value-type="string">
            <text:p>C71.5</text:p>
          </table:table-cell>
          <table:table-cell office:value-type="string">
            <text:p>ventricle</text:p>
          </table:table-cell>
          <table:table-cell office:value-type="string">
            <text:p>31010</text:p>
          </table:table-cell>
          <table:table-cell table:number-columns-repeated="2"/>
        </table:table-row>
        <table:table-row table:style-name="ro1">
          <table:table-cell office:value-type="string">
            <text:p>Cholangiocarcinoma</text:p>
          </table:table-cell>
          <table:table-cell office:value-type="string">
            <text:p>8160/3</text:p>
          </table:table-cell>
          <table:table-cell office:value-type="string">
            <text:p>Cholangiocarcinoma</text:p>
          </table:table-cell>
          <table:table-cell office:value-type="string">
            <text:p>C24.9</text:p>
          </table:table-cell>
          <table:table-cell office:value-type="string">
            <text:p>extrahepatic and unspecified bile ducts</text:p>
          </table:table-cell>
          <table:table-cell office:value-type="string">
            <text:p>21090</text:p>
          </table:table-cell>
          <table:table-cell office:value-type="string">
            <text:p>C4436</text:p>
          </table:table-cell>
          <table:table-cell office:value-type="string">
            <text:p>Cholangiocarcinoma</text:p>
          </table:table-cell>
        </table:table-row>
        <table:table-row table:style-name="ro1">
          <table:table-cell office:value-type="string">
            <text:p>Squamous cell neoplasia of the cervix, cell line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27010</text:p>
          </table:table-cell>
          <table:table-cell office:value-type="string">
            <text:p>C2929</text:p>
          </table:table-cell>
          <table:table-cell office:value-type="string">
            <text:p>Squamous Cell Carcinoma</text:p>
          </table:table-cell>
        </table:table-row>
        <table:table-row table:style-name="ro1">
          <table:table-cell office:value-type="string">
            <text:p>Granular cell tumor</text:p>
          </table:table-cell>
          <table:table-cell office:value-type="string">
            <text:p>9582/0</text:p>
          </table:table-cell>
          <table:table-cell office:value-type="string">
            <text:p>Granular cell tumor of the sellar region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C3474</text:p>
          </table:table-cell>
          <table:table-cell office:value-type="string">
            <text:p>Granular Cell Tumor</text:p>
          </table:table-cell>
        </table:table-row>
        <table:table-row table:style-name="ro1">
          <table:table-cell office:value-type="string">
            <text:p>Esophageal Dysplasia</text:p>
          </table:table-cell>
          <table:table-cell office:value-type="string">
            <text:p>8070/1</text:p>
          </table:table-cell>
          <table:table-cell office:value-type="string">
            <text:p>None</text:p>
          </table:table-cell>
          <table:table-cell office:value-type="string">
            <text:p>C15.9</text:p>
          </table:table-cell>
          <table:table-cell office:value-type="string">
            <text:p>esophagus</text:p>
          </table:table-cell>
          <table:table-cell office:value-type="string">
            <text:p>21010</text:p>
          </table:table-cell>
          <table:table-cell office:value-type="string">
            <text:p>C4024</text:p>
          </table:table-cell>
          <table:table-cell office:value-type="string">
            <text:p>Esophageal Squamous Cell Carcinoma</text:p>
          </table:table-cell>
        </table:table-row>
        <table:table-row table:style-name="ro1">
          <table:table-cell office:value-type="string">
            <text:p>salivary gland squamous cell carcinoma [cell line A-253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01</text:p>
          </table:table-cell>
          <table:table-cell office:value-type="string">
            <text:p>tongue</text:p>
          </table:table-cell>
          <table:table-cell office:value-type="string">
            <text:p>20020</text:p>
          </table:table-cell>
          <table:table-cell office:value-type="string">
            <text:p>C7991</text:p>
          </table:table-cell>
          <table:table-cell office:value-type="string">
            <text:p>Salivary gland squamous cell carcinoma</text:p>
          </table:table-cell>
        </table:table-row>
        <table:table-row table:style-name="ro1">
          <table:table-cell office:value-type="string">
            <text:p>Acute myeloblastic leukemia with maturation [FAB M2]</text:p>
          </table:table-cell>
          <table:table-cell office:value-type="string">
            <text:p>9874/3</text:p>
          </table:table-cell>
          <table:table-cell office:value-type="string">
            <text:p>Acute myeloid leukemia with maturation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1</text:p>
          </table:table-cell>
          <table:table-cell office:value-type="string">
            <text:p>C3250</text:p>
          </table:table-cell>
          <table:table-cell office:value-type="string">
            <text:p>Acute Myeloid Leukemia with Maturation</text:p>
          </table:table-cell>
        </table:table-row>
        <table:table-row table:style-name="ro1">
          <table:table-cell office:value-type="string">
            <text:p>lastic plasmacytoid dendritic cell neoplasm</text:p>
          </table:table-cell>
          <table:table-cell office:value-type="string">
            <text:p>9727/3</text:p>
          </table:table-cell>
          <table:table-cell office:value-type="string">
            <text:p>Precursor cell lymphoblastic 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NA</text:p>
          </table:table-cell>
          <table:table-cell office:value-type="string">
            <text:p>C9360</text:p>
          </table:table-cell>
          <table:table-cell office:value-type="string">
            <text:p>Lymphoblastic Lymphoma</text:p>
          </table:table-cell>
        </table:table-row>
        <table:table-row table:style-name="ro1">
          <table:table-cell office:value-type="string">
            <text:p>Synovial sarcoma, monophasic</text:p>
          </table:table-cell>
          <table:table-cell office:value-type="string">
            <text:p>9041/3</text:p>
          </table:table-cell>
          <table:table-cell office:value-type="string">
            <text:p>Synovial sarcoma, spindle cell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table:number-columns-repeated="2"/>
        </table:table-row>
        <table:table-row table:style-name="ro1">
          <table:table-cell office:value-type="string">
            <text:p>follicular lymphoma</text:p>
          </table:table-cell>
          <table:table-cell office:value-type="string">
            <text:p>9690/3</text:p>
          </table:table-cell>
          <table:table-cell office:value-type="string">
            <text:p>Follicular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office:value-type="string">
            <text:p>C3209</text:p>
          </table:table-cell>
          <table:table-cell office:value-type="string">
            <text:p>Follicular Lymphoma</text:p>
          </table:table-cell>
        </table:table-row>
        <table:table-row table:style-name="ro1">
          <table:table-cell office:value-type="string">
            <text:p>Tubular-mucinous renal tumor of low malignant potential [pT]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29020</text:p>
          </table:table-cell>
          <table:table-cell office:value-type="string">
            <text:p>C2855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hemangioblastoma [sporadic]</text:p>
          </table:table-cell>
          <table:table-cell office:value-type="string">
            <text:p>9161/1</text:p>
          </table:table-cell>
          <table:table-cell office:value-type="string">
            <text:p>Hemangioblastoma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31010</text:p>
          </table:table-cell>
          <table:table-cell office:value-type="string">
            <text:p>C3801</text:p>
          </table:table-cell>
          <table:table-cell office:value-type="string">
            <text:p>Hemangioblastoma</text:p>
          </table:table-cell>
        </table:table-row>
        <table:table-row table:style-name="ro1">
          <table:table-cell office:value-type="string">
            <text:p>large lung cell carcinoma [cell line COR-L23/CPR]</text:p>
          </table:table-cell>
          <table:table-cell office:value-type="string">
            <text:p>8012/3</text:p>
          </table:table-cell>
          <table:table-cell office:value-type="string">
            <text:p>Large cell carcinoma, NOS</text:p>
          </table:table-cell>
          <table:table-cell office:value-type="string">
            <text:p>C34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4450</text:p>
          </table:table-cell>
          <table:table-cell office:value-type="string">
            <text:p>Large Cell Lung Carcinoma</text:p>
          </table:table-cell>
        </table:table-row>
        <table:table-row table:style-name="ro1">
          <table:table-cell office:value-type="string">
            <text:p>fibrolamellar carcinoma [HBVneg, HCVneg]</text:p>
          </table:table-cell>
          <table:table-cell office:value-type="string">
            <text:p>8171/3</text:p>
          </table:table-cell>
          <table:table-cell office:value-type="string">
            <text:p>Hepatocellular carcinoma, fibrolamellar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21071</text:p>
          </table:table-cell>
          <table:table-cell table:number-columns-repeated="2"/>
        </table:table-row>
        <table:table-row table:style-name="ro1">
          <table:table-cell office:value-type="string">
            <text:p>Schwannoma [spinal [cellular schwannoma]]</text:p>
          </table:table-cell>
          <table:table-cell office:value-type="string">
            <text:p>9560/0</text:p>
          </table:table-cell>
          <table:table-cell office:value-type="string">
            <text:p>Neurilemoma, NOS</text:p>
          </table:table-cell>
          <table:table-cell office:value-type="string">
            <text:p>C72.0</text:p>
          </table:table-cell>
          <table:table-cell office:value-type="string">
            <text:p>Spinal cord</text:p>
          </table:table-cell>
          <table:table-cell office:value-type="string">
            <text:p>31040</text:p>
          </table:table-cell>
          <table:table-cell office:value-type="string">
            <text:p>C697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herapy-related myelodysplastic syndrome</text:p>
          </table:table-cell>
          <table:table-cell office:value-type="string">
            <text:p>9987/3</text:p>
          </table:table-cell>
          <table:table-cell office:value-type="string">
            <text:p>Therapy-related myelodysplastic syndrome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7000</text:p>
          </table:table-cell>
          <table:table-cell office:value-type="string">
            <text:p>C27722</text:p>
          </table:table-cell>
          <table:table-cell office:value-type="string">
            <text:p>Therapy-Related Myelodysplastic Syndrome</text:p>
          </table:table-cell>
        </table:table-row>
        <table:table-row table:style-name="ro1">
          <table:table-cell office:value-type="string">
            <text:p>Invasive Micropapillary Carcinoma</text:p>
          </table:table-cell>
          <table:table-cell office:value-type="string">
            <text:p>8507/3</text:p>
          </table:table-cell>
          <table:table-cell office:value-type="string">
            <text:p>None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4190</text:p>
          </table:table-cell>
          <table:table-cell office:value-type="string">
            <text:p>Intraductal Papillary Breast Carcinoma</text:p>
          </table:table-cell>
        </table:table-row>
        <table:table-row table:style-name="ro1">
          <table:table-cell office:value-type="string">
            <text:p>yolk sac tumour</text:p>
          </table:table-cell>
          <table:table-cell office:value-type="string">
            <text:p>9071/3</text:p>
          </table:table-cell>
          <table:table-cell office:value-type="string">
            <text:p>Yolk sac tumor</text:p>
          </table:table-cell>
          <table:table-cell office:value-type="string">
            <text:p>C38.9</text:p>
          </table:table-cell>
          <table:table-cell office:value-type="string">
            <text:p>mediastinum</text:p>
          </table:table-cell>
          <table:table-cell office:value-type="string">
            <text:p>22060</text:p>
          </table:table-cell>
          <table:table-cell office:value-type="string">
            <text:p>C3011</text:p>
          </table:table-cell>
          <table:table-cell office:value-type="string">
            <text:p>Yolk Sac Tumor</text:p>
          </table:table-cell>
        </table:table-row>
        <table:table-row table:style-name="ro1">
          <table:table-cell office:value-type="string">
            <text:p>Oral dysplasia [cell line DOK]</text:p>
          </table:table-cell>
          <table:table-cell office:value-type="string">
            <text:p>8070/1</text:p>
          </table:table-cell>
          <table:table-cell office:value-type="string">
            <text:p>None</text:p>
          </table:table-cell>
          <table:table-cell office:value-type="string">
            <text:p>C06</text:p>
          </table:table-cell>
          <table:table-cell office:value-type="string">
            <text:p>mouth, NOS</text:p>
          </table:table-cell>
          <table:table-cell office:value-type="string">
            <text:p>20050</text:p>
          </table:table-cell>
          <table:table-cell office:value-type="string">
            <text:p>C129863</text:p>
          </table:table-cell>
          <table:table-cell office:value-type="string">
            <text:p>Oral dysplasia</text:p>
          </table:table-cell>
        </table:table-row>
        <table:table-row table:style-name="ro1">
          <table:table-cell office:value-type="string">
            <text:p>papillary lung adenocarcinoma [cell line NCI-H820]</text:p>
          </table:table-cell>
          <table:table-cell office:value-type="string">
            <text:p>8260/3</text:p>
          </table:table-cell>
          <table:table-cell office:value-type="string">
            <text:p>Papillary adenocarcinoma, NOS</text:p>
          </table:table-cell>
          <table:table-cell office:value-type="string">
            <text:p>C34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5650</text:p>
          </table:table-cell>
          <table:table-cell office:value-type="string">
            <text:p>Papillary lung adenocarcinoma</text:p>
          </table:table-cell>
        </table:table-row>
        <table:table-row table:style-name="ro1">
          <table:table-cell office:value-type="string">
            <text:p>neurocytoma</text:p>
          </table:table-cell>
          <table:table-cell office:value-type="string">
            <text:p>9506/1</text:p>
          </table:table-cell>
          <table:table-cell office:value-type="string">
            <text:p>Central neurocy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6905</text:p>
          </table:table-cell>
          <table:table-cell office:value-type="string">
            <text:p>Cerebellar Liponeurocytoma</text:p>
          </table:table-cell>
        </table:table-row>
        <table:table-row table:style-name="ro1">
          <table:table-cell office:value-type="string">
            <text:p>Epitheloid mesothelioma [familial]</text:p>
          </table:table-cell>
          <table:table-cell office:value-type="string">
            <text:p>9052/3</text:p>
          </table:table-cell>
          <table:table-cell office:value-type="string">
            <text:p>Epithelioid mesothelioma, malignant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36010</text:p>
          </table:table-cell>
          <table:table-cell office:value-type="string">
            <text:p>C7985</text:p>
          </table:table-cell>
          <table:table-cell office:value-type="string">
            <text:p>Epithelioid Mesothelioma</text:p>
          </table:table-cell>
        </table:table-row>
        <table:table-row table:style-name="ro1">
          <table:table-cell office:value-type="string">
            <text:p>Gastrointestinal stromal tumor, uncertain malignant potential</text:p>
          </table:table-cell>
          <table:table-cell office:value-type="string">
            <text:p>8936/1</text:p>
          </table:table-cell>
          <table:table-cell office:value-type="string">
            <text:p>Gastrointestinal stromal tumor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office:value-type="string">
            <text:p>C2794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Burkitt lymphoma/leukemia</text:p>
          </table:table-cell>
          <table:table-cell office:value-type="string">
            <text:p>9687/3</text:p>
          </table:table-cell>
          <table:table-cell office:value-type="string">
            <text:p>Burkitt 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3041</text:p>
          </table:table-cell>
          <table:table-cell office:value-type="string">
            <text:p>C6917</text:p>
          </table:table-cell>
          <table:table-cell office:value-type="string">
            <text:p>Atypical Burkitt/Burkitt-Like Lymphoma</text:p>
          </table:table-cell>
        </table:table-row>
        <table:table-row table:style-name="ro1">
          <table:table-cell office:value-type="string">
            <text:p>parathyroid tumor [multiple, primary hyperparathyroidism]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75.0</text:p>
          </table:table-cell>
          <table:table-cell office:value-type="string">
            <text:p>parathyroid gland</text:p>
          </table:table-cell>
          <table:table-cell office:value-type="string">
            <text:p>32020</text:p>
          </table:table-cell>
          <table:table-cell office:value-type="string">
            <text:p>C2855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Intrahepatic cile duct adenoma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22.1</text:p>
          </table:table-cell>
          <table:table-cell office:value-type="string">
            <text:p>intrahepatic bile ducts</text:p>
          </table:table-cell>
          <table:table-cell office:value-type="string">
            <text:p>21072</text:p>
          </table:table-cell>
          <table:table-cell office:value-type="string">
            <text:p>C2855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Adult T-cell leukemia/lymphoma</text:p>
          </table:table-cell>
          <table:table-cell office:value-type="string">
            <text:p>9827/3</text:p>
          </table:table-cell>
          <table:table-cell office:value-type="string">
            <text:p>Adult T-cell leukemia/lymphoma (HTLV-1 positive)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43</text:p>
          </table:table-cell>
          <table:table-cell office:value-type="string">
            <text:p>C3468</text:p>
          </table:table-cell>
          <table:table-cell office:value-type="string">
            <text:p>Mature T-Cell and NK-Cell Non-Hodgkin Lymphoma</text:p>
          </table:table-cell>
        </table:table-row>
        <table:table-row table:style-name="ro1">
          <table:table-cell office:value-type="string">
            <text:p>PNET with glial component [Supratentorial]</text:p>
          </table:table-cell>
          <table:table-cell office:value-type="string">
            <text:p>9473/3</text:p>
          </table:table-cell>
          <table:table-cell office:value-type="string">
            <text:p>Primitive neuroectodermal tumor, NOS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31010</text:p>
          </table:table-cell>
          <table:table-cell office:value-type="string">
            <text:p>C5398</text:p>
          </table:table-cell>
          <table:table-cell office:value-type="string">
            <text:p>Central Nervous System Embryonal Tumor, Not Otherwise Specified</text:p>
          </table:table-cell>
        </table:table-row>
        <table:table-row table:style-name="ro1">
          <table:table-cell office:value-type="string">
            <text:p>Myxoid liposarcoma [G2]</text:p>
          </table:table-cell>
          <table:table-cell office:value-type="string">
            <text:p>8852/3</text:p>
          </table:table-cell>
          <table:table-cell office:value-type="string">
            <text:p>Myxoid lip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735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Atypical lipomatous tumor/atypical lipoma/well-differentiated liposarcoma</text:p>
          </table:table-cell>
          <table:table-cell office:value-type="string">
            <text:p>8850/0</text:p>
          </table:table-cell>
          <table:table-cell office:value-type="string">
            <text:p>Lip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192</text:p>
          </table:table-cell>
          <table:table-cell office:value-type="string">
            <text:p>Lipoma</text:p>
          </table:table-cell>
        </table:table-row>
        <table:table-row table:style-name="ro1">
          <table:table-cell office:value-type="string">
            <text:p>Hodgkin lymphoma [cell line HDLM-2]</text:p>
          </table:table-cell>
          <table:table-cell office:value-type="string">
            <text:p>9650/3</text:p>
          </table:table-cell>
          <table:table-cell office:value-type="string">
            <text:p>Hodgkin lymphoma, NOS</text:p>
          </table:table-cell>
          <table:table-cell office:value-type="string">
            <text:p>C77</text:p>
          </table:table-cell>
          <table:table-cell office:value-type="string">
            <text:p>lymph nodes</text:p>
          </table:table-cell>
          <table:table-cell office:value-type="string">
            <text:p>33041</text:p>
          </table:table-cell>
          <table:table-cell office:value-type="string">
            <text:p>C9357</text:p>
          </table:table-cell>
          <table:table-cell office:value-type="string">
            <text:p>Hodgkin lymphoma</text:p>
          </table:table-cell>
        </table:table-row>
        <table:table-row table:style-name="ro1">
          <table:table-cell office:value-type="string">
            <text:p>cerebral tumor with extensive rhabdoid features</text:p>
          </table:table-cell>
          <table:table-cell office:value-type="string">
            <text:p>9538/3</text:p>
          </table:table-cell>
          <table:table-cell office:value-type="string">
            <text:p>Papillary meningioma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31040</text:p>
          </table:table-cell>
          <table:table-cell office:value-type="string">
            <text:p>C6909</text:p>
          </table:table-cell>
          <table:table-cell office:value-type="string">
            <text:p>Rhabdoid Meningioma</text:p>
          </table:table-cell>
        </table:table-row>
        <table:table-row table:style-name="ro1">
          <table:table-cell office:value-type="string">
            <text:p>testicular germ cell tumor</text:p>
          </table:table-cell>
          <table:table-cell office:value-type="string">
            <text:p>9065/3</text:p>
          </table:table-cell>
          <table:table-cell office:value-type="string">
            <text:p>Germ cell tumor, nonseminomatous</text:p>
          </table:table-cell>
          <table:table-cell office:value-type="string">
            <text:p>C62.9</text:p>
          </table:table-cell>
          <table:table-cell office:value-type="string">
            <text:p>testis</text:p>
          </table:table-cell>
          <table:table-cell office:value-type="string">
            <text:p>28020</text:p>
          </table:table-cell>
          <table:table-cell office:value-type="string">
            <text:p>C8591</text:p>
          </table:table-cell>
          <table:table-cell office:value-type="string">
            <text:p>Testicular Germ Cell Tumor</text:p>
          </table:table-cell>
        </table:table-row>
        <table:table-row table:style-name="ro1">
          <table:table-cell office:value-type="string">
            <text:p>Malignant phyllodes tumor</text:p>
          </table:table-cell>
          <table:table-cell office:value-type="string">
            <text:p>9020/3</text:p>
          </table:table-cell>
          <table:table-cell office:value-type="string">
            <text:p>Phyllodes tumor, malignant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4504</text:p>
          </table:table-cell>
          <table:table-cell office:value-type="string">
            <text:p>Malignant Breast Phyllodes Tumor</text:p>
          </table:table-cell>
        </table:table-row>
        <table:table-row table:style-name="ro1">
          <table:table-cell office:value-type="string">
            <text:p>Ewing Sarcoma [Cell Line TC71]</text:p>
          </table:table-cell>
          <table:table-cell office:value-type="string">
            <text:p>9260/3</text:p>
          </table:table-cell>
          <table:table-cell office:value-type="string">
            <text:p>Ewing sarcoma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23000</text:p>
          </table:table-cell>
          <table:table-cell office:value-type="string">
            <text:p>C4817</text:p>
          </table:table-cell>
          <table:table-cell office:value-type="string">
            <text:p>Ewing Sarcoma</text:p>
          </table:table-cell>
        </table:table-row>
        <table:table-row table:style-name="ro1">
          <table:table-cell office:value-type="string">
            <text:p>Idiopathic myelofibrosis</text:p>
          </table:table-cell>
          <table:table-cell office:value-type="string">
            <text:p>9961/3</text:p>
          </table:table-cell>
          <table:table-cell office:value-type="string">
            <text:p>Primary myelofibrosi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3</text:p>
          </table:table-cell>
          <table:table-cell office:value-type="string">
            <text:p>C2862</text:p>
          </table:table-cell>
          <table:table-cell office:value-type="string">
            <text:p>Primary Myelofibrosis</text:p>
          </table:table-cell>
        </table:table-row>
        <table:table-row table:style-name="ro1">
          <table:table-cell office:value-type="string">
            <text:p>ptituitary adenoma [endocrinologically inactive, primary]</text:p>
          </table:table-cell>
          <table:table-cell office:value-type="string">
            <text:p>8272/0</text:p>
          </table:table-cell>
          <table:table-cell office:value-type="string">
            <text:p>Pituitary adenoma, NOS</text:p>
          </table:table-cell>
          <table:table-cell office:value-type="string">
            <text:p>C75.1</text:p>
          </table:table-cell>
          <table:table-cell office:value-type="string">
            <text:p>pituitary gland</text:p>
          </table:table-cell>
          <table:table-cell office:value-type="string">
            <text:p>32020</text:p>
          </table:table-cell>
          <table:table-cell office:value-type="string">
            <text:p>C3329</text:p>
          </table:table-cell>
          <table:table-cell office:value-type="string">
            <text:p>Pituitary Gland Adenoma</text:p>
          </table:table-cell>
        </table:table-row>
        <table:table-row table:style-name="ro1">
          <table:table-cell office:value-type="string">
            <text:p>Malignant lymphoma, B-cell NOS</text:p>
          </table:table-cell>
          <table:table-cell office:value-type="string">
            <text:p>9591/3</text:p>
          </table:table-cell>
          <table:table-cell office:value-type="string">
            <text:p>Malignant lymphoma, non-Hodgkin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office:value-type="string">
            <text:p>C27824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hybrid cell line CNE-2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11</text:p>
          </table:table-cell>
          <table:table-cell office:value-type="string">
            <text:p>nasopharynx</text:p>
          </table:table-cell>
          <table:table-cell office:value-type="string">
            <text:p>20060</text:p>
          </table:table-cell>
          <table:table-cell office:value-type="string">
            <text:p>None</text:p>
          </table:table-cell>
          <table:table-cell office:value-type="string">
            <text:p>hybrid cell line</text:p>
          </table:table-cell>
        </table:table-row>
        <table:table-row table:style-name="ro1">
          <table:table-cell office:value-type="string">
            <text:p>mucosal melanoma [cell line MEL1]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44</text:p>
          </table:table-cell>
          <table:table-cell office:value-type="string">
            <text:p>skin</text:p>
          </table:table-cell>
          <table:table-cell office:value-type="string">
            <text:p>25010</text:p>
          </table:table-cell>
          <table:table-cell office:value-type="string">
            <text:p>C114828</text:p>
          </table:table-cell>
          <table:table-cell office:value-type="string">
            <text:p>Mucosal melanoma</text:p>
          </table:table-cell>
        </table:table-row>
        <table:table-row table:style-name="ro1">
          <table:table-cell office:value-type="string">
            <text:p>Chondromyxoid fibroma</text:p>
          </table:table-cell>
          <table:table-cell office:value-type="string">
            <text:p>9241/0</text:p>
          </table:table-cell>
          <table:table-cell office:value-type="string">
            <text:p>Chondromyxoid fibroma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23000</text:p>
          </table:table-cell>
          <table:table-cell office:value-type="string">
            <text:p>C383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Marginal zone lymphoma lymphoma of the orbit [Orbit]</text:p>
          </table:table-cell>
          <table:table-cell office:value-type="string">
            <text:p>9699/3</text:p>
          </table:table-cell>
          <table:table-cell office:value-type="string">
            <text:p>Marginal zone B-cell lymphoma, NOS</text:p>
          </table:table-cell>
          <table:table-cell office:value-type="string">
            <text:p>C69.0</text:p>
          </table:table-cell>
          <table:table-cell office:value-type="string">
            <text:p>orbit and lacrimal gland, excl. retina, eye, nos</text:p>
          </table:table-cell>
          <table:table-cell office:value-type="string">
            <text:p>33042</text:p>
          </table:table-cell>
          <table:table-cell office:value-type="string">
            <text:p>C7230</text:p>
          </table:table-cell>
          <table:table-cell office:value-type="string">
            <text:p>Primary Cutaneous Marginal Zone Lymphoma of Mucosa-Associated Lymphoid Tissue</text:p>
          </table:table-cell>
        </table:table-row>
        <table:table-row table:style-name="ro1">
          <table:table-cell office:value-type="string">
            <text:p>Desmoplastic fibroma</text:p>
          </table:table-cell>
          <table:table-cell office:value-type="string">
            <text:p>8823/0</text:p>
          </table:table-cell>
          <table:table-cell office:value-type="string">
            <text:p>Desmoplastic fibr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74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Growth hormone-secreting pituitary tumor</text:p>
          </table:table-cell>
          <table:table-cell office:value-type="string">
            <text:p>8156/1</text:p>
          </table:table-cell>
          <table:table-cell office:value-type="string">
            <text:p>Somatostatinoma, NOS</text:p>
          </table:table-cell>
          <table:table-cell office:value-type="string">
            <text:p>C75.1</text:p>
          </table:table-cell>
          <table:table-cell office:value-type="string">
            <text:p>pituitary gland</text:p>
          </table:table-cell>
          <table:table-cell office:value-type="string">
            <text:p>32020</text:p>
          </table:table-cell>
          <table:table-cell office:value-type="string">
            <text:p>C3379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Sertoli cell tumor</text:p>
          </table:table-cell>
          <table:table-cell office:value-type="string">
            <text:p>8640/3</text:p>
          </table:table-cell>
          <table:table-cell office:value-type="string">
            <text:p>Sertoli cell 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table:number-columns-repeated="2"/>
        </table:table-row>
        <table:table-row table:style-name="ro1">
          <table:table-cell office:value-type="string">
            <text:p>Schwannoma</text:p>
          </table:table-cell>
          <table:table-cell office:value-type="string">
            <text:p>9560/0</text:p>
          </table:table-cell>
          <table:table-cell office:value-type="string">
            <text:p>Neurilemoma, NOS</text:p>
          </table:table-cell>
          <table:table-cell office:value-type="string">
            <text:p>C47.9</text:p>
          </table:table-cell>
          <table:table-cell office:value-type="string">
            <text:p>peripheral nervs incl. autonomous</text:p>
          </table:table-cell>
          <table:table-cell office:value-type="string">
            <text:p>24000</text:p>
          </table:table-cell>
          <table:table-cell office:value-type="string">
            <text:p>C3269</text:p>
          </table:table-cell>
          <table:table-cell office:value-type="string">
            <text:p>Schwannoma</text:p>
          </table:table-cell>
        </table:table-row>
        <table:table-row table:style-name="ro1">
          <table:table-cell office:value-type="string">
            <text:p>Meningioma</text:p>
          </table:table-cell>
          <table:table-cell office:value-type="string">
            <text:p>9530/0</text:p>
          </table:table-cell>
          <table:table-cell office:value-type="string">
            <text:p>Meningioma, NOS</text:p>
          </table:table-cell>
          <table:table-cell office:value-type="string">
            <text:p>C70.0</text:p>
          </table:table-cell>
          <table:table-cell office:value-type="string">
            <text:p>meninges cerebral, spinal</text:p>
          </table:table-cell>
          <table:table-cell office:value-type="string">
            <text:p>31040</text:p>
          </table:table-cell>
          <table:table-cell office:value-type="string">
            <text:p>C3230</text:p>
          </table:table-cell>
          <table:table-cell office:value-type="string">
            <text:p>Meningioma</text:p>
          </table:table-cell>
        </table:table-row>
        <table:table-row table:style-name="ro1">
          <table:table-cell office:value-type="string">
            <text:p>Angiofibroma [juvenile]</text:p>
          </table:table-cell>
          <table:table-cell office:value-type="string">
            <text:p>9160/0</text:p>
          </table:table-cell>
          <table:table-cell office:value-type="string">
            <text:p>Angiofibroma, NOS</text:p>
          </table:table-cell>
          <table:table-cell office:value-type="string">
            <text:p>C30.9</text:p>
          </table:table-cell>
          <table:table-cell office:value-type="string">
            <text:p>nasal cavity including nasal cartilage</text:p>
          </table:table-cell>
          <table:table-cell office:value-type="string">
            <text:p>22010</text:p>
          </table:table-cell>
          <table:table-cell office:value-type="string">
            <text:p>C3799</text:p>
          </table:table-cell>
          <table:table-cell office:value-type="string">
            <text:p>Angiofibroma</text:p>
          </table:table-cell>
        </table:table-row>
        <table:table-row table:style-name="ro1">
          <table:table-cell office:value-type="string">
            <text:p>Anaplastic pleomorphic xanthoastrocytoma</text:p>
          </table:table-cell>
          <table:table-cell office:value-type="string">
            <text:p>9424/3</text:p>
          </table:table-cell>
          <table:table-cell office:value-type="string">
            <text:p>Pleomorphic xanthoastrocy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4323</text:p>
          </table:table-cell>
          <table:table-cell office:value-type="string">
            <text:p>Pleomorphic Xanthoastrocytoma</text:p>
          </table:table-cell>
        </table:table-row>
        <table:table-row table:style-name="ro1">
          <table:table-cell office:value-type="string">
            <text:p>pediatric T-lymphoblastic leukemia</text:p>
          </table:table-cell>
          <table:table-cell office:value-type="string">
            <text:p>9837/3</text:p>
          </table:table-cell>
          <table:table-cell office:value-type="string">
            <text:p>Precursor T-cell lymphoblast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11</text:p>
          </table:table-cell>
          <table:table-cell table:number-columns-repeated="2"/>
        </table:table-row>
        <table:table-row table:style-name="ro1">
          <table:table-cell office:value-type="string">
            <text:p>PP-oma</text:p>
          </table:table-cell>
          <table:table-cell office:value-type="string">
            <text:p>8150/1</text:p>
          </table:table-cell>
          <table:table-cell office:value-type="string">
            <text:p>Pancreatic endocrine tumor, NOS (C25._)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21100</text:p>
          </table:table-cell>
          <table:table-cell office:value-type="string">
            <text:p>C27720</text:p>
          </table:table-cell>
          <table:table-cell office:value-type="string">
            <text:p>Pancreatic Neuroendocrine Tumor</text:p>
          </table:table-cell>
        </table:table-row>
        <table:table-row table:style-name="ro1">
          <table:table-cell office:value-type="string">
            <text:p>subependymal giant cell astrocytoma [supratentorial]</text:p>
          </table:table-cell>
          <table:table-cell office:value-type="string">
            <text:p>9400/3</text:p>
          </table:table-cell>
          <table:table-cell office:value-type="string">
            <text:p>Astrocytoma, NOS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31010</text:p>
          </table:table-cell>
          <table:table-cell office:value-type="string">
            <text:p>C7173</text:p>
          </table:table-cell>
          <table:table-cell office:value-type="string">
            <text:p>Diffuse Astrocytoma</text:p>
          </table:table-cell>
        </table:table-row>
        <table:table-row table:style-name="ro1">
          <table:table-cell office:value-type="string">
            <text:p>Sezary syndrome</text:p>
          </table:table-cell>
          <table:table-cell office:value-type="string">
            <text:p>9701/3</text:p>
          </table:table-cell>
          <table:table-cell office:value-type="string">
            <text:p>Sezary syndrome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33042</text:p>
          </table:table-cell>
          <table:table-cell office:value-type="string">
            <text:p>C3366</text:p>
          </table:table-cell>
          <table:table-cell office:value-type="string">
            <text:p>Sezary Syndrome</text:p>
          </table:table-cell>
        </table:table-row>
        <table:table-row table:style-name="ro1">
          <table:table-cell office:value-type="string">
            <text:p>Endometrial adenocarcinoma [cell line Ishikawa (Heraklio) 02 ER-]</text:p>
          </table:table-cell>
          <table:table-cell office:value-type="string">
            <text:p>8382/3</text:p>
          </table:table-cell>
          <table:table-cell office:value-type="string">
            <text:p>Endometrioid adenocarcinoma, secretory variant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27030</text:p>
          </table:table-cell>
          <table:table-cell office:value-type="string">
            <text:p>C7359</text:p>
          </table:table-cell>
          <table:table-cell office:value-type="string">
            <text:p>Endometrial Adenocarcinom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6/08/2018</text:date>, <text:time>10:2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8-06-08T10:27:05</dc:date>
    <dc:creator>Paula Carrio</dc:creator>
    <meta:editing-duration>PT6M7S</meta:editing-duration>
    <meta:editing-cycles>2</meta:editing-cycles>
    <meta:document-statistic meta:table-count="1" meta:cell-count="4455" meta:object-count="0"/>
  </office:meta>
</office:document-meta>
</file>